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5.999cm" svg:height="8.999cm" svg:x="15.204cm" svg:y="11.919cm">
            <draw:object draw:notify-on-update-of-ranges="output.A2:output.A150 output.D2:output.D1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8.98cm" svg:y="125.314cm">
            <draw:object draw:notify-on-update-of-ranges="output.A152:output.A300 output.D152:output.D3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.902cm" svg:y="136.018cm">
            <draw:object draw:notify-on-update-of-ranges="output.A302:output.A450 output.D302:output.D4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配列の要素数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配列の要素数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 office:value-type="float" office:value="726" calcext:value-type="float">
            <text:p>726</text:p>
          </table:table-cell>
          <table:table-cell office:value-type="float" office:value="0.011377332" calcext:value-type="float">
            <text:p>0.011377332</text:p>
          </table:table-cell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711" calcext:value-type="float">
            <text:p>711</text:p>
          </table:table-cell>
          <table:table-cell office:value-type="float" office:value="0.01045672" calcext:value-type="float">
            <text:p>0.01045672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711" calcext:value-type="float">
            <text:p>711</text:p>
          </table:table-cell>
          <table:table-cell table:formula="of:=MIN([.D2:.D150])" office:value-type="float" office:value="0.001998871" calcext:value-type="float">
            <text:p>0.001998871</text:p>
          </table:table-cell>
          <table:table-cell table:formula="of:=VLOOKUP([.H3];[.D2:.E150];2;FALSE(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6" calcext:value-type="float">
            <text:p>526</text:p>
          </table:table-cell>
          <table:table-cell office:value-type="float" office:value="692" calcext:value-type="float">
            <text:p>692</text:p>
          </table:table-cell>
          <table:table-cell office:value-type="float" office:value="0.00631696700000001" calcext:value-type="float">
            <text:p>0.006316967</text:p>
          </table:table-cell>
          <table:table-cell office:value-type="float" office:value="4" calcext:value-type="float">
            <text:p>4</text:p>
          </table:table-cell>
          <table:table-cell office:value-type="float" office:value="526" calcext:value-type="float">
            <text:p>526</text:p>
          </table:table-cell>
          <table:table-cell office:value-type="float" office:value="692" calcext:value-type="float">
            <text:p>6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float" office:value="677" calcext:value-type="float">
            <text:p>677</text:p>
          </table:table-cell>
          <table:table-cell office:value-type="float" office:value="0.006379955" calcext:value-type="float">
            <text:p>0.006379955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5" calcext:value-type="float">
            <text:p>545</text:p>
          </table:table-cell>
          <table:table-cell office:value-type="float" office:value="674" calcext:value-type="float">
            <text:p>674</text:p>
          </table:table-cell>
          <table:table-cell office:value-type="float" office:value="0.00641600700000001" calcext:value-type="float">
            <text:p>0.006416007</text:p>
          </table:table-cell>
          <table:table-cell office:value-type="float" office:value="6" calcext:value-type="float">
            <text:p>6</text:p>
          </table:table-cell>
          <table:table-cell office:value-type="float" office:value="545" calcext:value-type="float">
            <text:p>545</text:p>
          </table:table-cell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  <table:table-cell office:value-type="float" office:value="673" calcext:value-type="float">
            <text:p>673</text:p>
          </table:table-cell>
          <table:table-cell office:value-type="float" office:value="0.005064065" calcext:value-type="float">
            <text:p>0.005064065</text:p>
          </table:table-cell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3" calcext:value-type="float">
            <text:p>573</text:p>
          </table:table-cell>
          <table:table-cell office:value-type="float" office:value="669" calcext:value-type="float">
            <text:p>669</text:p>
          </table:table-cell>
          <table:table-cell office:value-type="float" office:value="0.002055996" calcext:value-type="float">
            <text:p>0.002055996</text:p>
          </table:table-cell>
          <table:table-cell office:value-type="float" office:value="8" calcext:value-type="float">
            <text:p>8</text:p>
          </table:table-cell>
          <table:table-cell office:value-type="float" office:value="573" calcext:value-type="float">
            <text:p>573</text:p>
          </table:table-cell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3" calcext:value-type="float">
            <text:p>573</text:p>
          </table:table-cell>
          <table:table-cell office:value-type="float" office:value="669" calcext:value-type="float">
            <text:p>669</text:p>
          </table:table-cell>
          <table:table-cell office:value-type="float" office:value="0.002824566" calcext:value-type="float">
            <text:p>0.002824566</text:p>
          </table:table-cell>
          <table:table-cell office:value-type="float" office:value="9" calcext:value-type="float">
            <text:p>9</text:p>
          </table:table-cell>
          <table:table-cell office:value-type="float" office:value="573" calcext:value-type="float">
            <text:p>573</text:p>
          </table:table-cell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7" calcext:value-type="float">
            <text:p>577</text:p>
          </table:table-cell>
          <table:table-cell office:value-type="float" office:value="667" calcext:value-type="float">
            <text:p>667</text:p>
          </table:table-cell>
          <table:table-cell office:value-type="float" office:value="0.00201918" calcext:value-type="float">
            <text:p>0.00201918</text:p>
          </table:table-cell>
          <table:table-cell office:value-type="float" office:value="10" calcext:value-type="float">
            <text:p>10</text:p>
          </table:table-cell>
          <table:table-cell office:value-type="float" office:value="577" calcext:value-type="float">
            <text:p>577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float" office:value="667" calcext:value-type="float">
            <text:p>667</text:p>
          </table:table-cell>
          <table:table-cell office:value-type="float" office:value="0.002196646" calcext:value-type="float">
            <text:p>0.002196646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3" calcext:value-type="float">
            <text:p>593</text:p>
          </table:table-cell>
          <table:table-cell office:value-type="float" office:value="680" calcext:value-type="float">
            <text:p>680</text:p>
          </table:table-cell>
          <table:table-cell office:value-type="float" office:value="0.002129855" calcext:value-type="float">
            <text:p>0.002129855</text:p>
          </table:table-cell>
          <table:table-cell office:value-type="float" office:value="12" calcext:value-type="float">
            <text:p>12</text:p>
          </table:table-cell>
          <table:table-cell office:value-type="float" office:value="593" calcext:value-type="float">
            <text:p>593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7" calcext:value-type="float">
            <text:p>597</text:p>
          </table:table-cell>
          <table:table-cell office:value-type="float" office:value="682" calcext:value-type="float">
            <text:p>682</text:p>
          </table:table-cell>
          <table:table-cell office:value-type="float" office:value="0.001998871" calcext:value-type="float">
            <text:p>0.001998871</text:p>
          </table:table-cell>
          <table:table-cell office:value-type="float" office:value="13" calcext:value-type="float">
            <text:p>13</text:p>
          </table:table-cell>
          <table:table-cell office:value-type="float" office:value="597" calcext:value-type="float">
            <text:p>597</text:p>
          </table:table-cell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7" calcext:value-type="float">
            <text:p>597</text:p>
          </table:table-cell>
          <table:table-cell office:value-type="float" office:value="682" calcext:value-type="float">
            <text:p>682</text:p>
          </table:table-cell>
          <table:table-cell office:value-type="float" office:value="0.003041605" calcext:value-type="float">
            <text:p>0.003041605</text:p>
          </table:table-cell>
          <table:table-cell office:value-type="float" office:value="14" calcext:value-type="float">
            <text:p>14</text:p>
          </table:table-cell>
          <table:table-cell office:value-type="float" office:value="597" calcext:value-type="float">
            <text:p>597</text:p>
          </table:table-cell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5" calcext:value-type="float">
            <text:p>605</text:p>
          </table:table-cell>
          <table:table-cell office:value-type="float" office:value="675" calcext:value-type="float">
            <text:p>675</text:p>
          </table:table-cell>
          <table:table-cell office:value-type="float" office:value="0.002004954" calcext:value-type="float">
            <text:p>0.002004954</text:p>
          </table:table-cell>
          <table:table-cell office:value-type="float" office:value="15" calcext:value-type="float">
            <text:p>15</text:p>
          </table:table-cell>
          <table:table-cell office:value-type="float" office:value="605" calcext:value-type="float">
            <text:p>605</text:p>
          </table:table-cell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3" calcext:value-type="float">
            <text:p>653</text:p>
          </table:table-cell>
          <table:table-cell office:value-type="float" office:value="714" calcext:value-type="float">
            <text:p>714</text:p>
          </table:table-cell>
          <table:table-cell office:value-type="float" office:value="0.002204551" calcext:value-type="float">
            <text:p>0.002204551</text:p>
          </table:table-cell>
          <table:table-cell office:value-type="float" office:value="16" calcext:value-type="float">
            <text:p>16</text:p>
          </table:table-cell>
          <table:table-cell office:value-type="float" office:value="653" calcext:value-type="float">
            <text:p>653</text:p>
          </table:table-cell>
          <table:table-cell office:value-type="float" office:value="714" calcext:value-type="float">
            <text:p>71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3" calcext:value-type="float">
            <text:p>653</text:p>
          </table:table-cell>
          <table:table-cell office:value-type="float" office:value="714" calcext:value-type="float">
            <text:p>714</text:p>
          </table:table-cell>
          <table:table-cell office:value-type="float" office:value="0.002104641" calcext:value-type="float">
            <text:p>0.002104641</text:p>
          </table:table-cell>
          <table:table-cell office:value-type="float" office:value="17" calcext:value-type="float">
            <text:p>17</text:p>
          </table:table-cell>
          <table:table-cell office:value-type="float" office:value="653" calcext:value-type="float">
            <text:p>653</text:p>
          </table:table-cell>
          <table:table-cell office:value-type="float" office:value="714" calcext:value-type="float">
            <text:p>71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6" calcext:value-type="float">
            <text:p>696</text:p>
          </table:table-cell>
          <table:table-cell office:value-type="float" office:value="742" calcext:value-type="float">
            <text:p>742</text:p>
          </table:table-cell>
          <table:table-cell office:value-type="float" office:value="0.003682165" calcext:value-type="float">
            <text:p>0.003682165</text:p>
          </table:table-cell>
          <table:table-cell office:value-type="float" office:value="18" calcext:value-type="float">
            <text:p>18</text:p>
          </table:table-cell>
          <table:table-cell office:value-type="float" office:value="696" calcext:value-type="float">
            <text:p>696</text:p>
          </table:table-cell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office:value-type="float" office:value="0.003130965" calcext:value-type="float">
            <text:p>0.003130965</text:p>
          </table:table-cell>
          <table:table-cell office:value-type="float" office:value="19" calcext:value-type="float">
            <text:p>19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5" calcext:value-type="float">
            <text:p>735</text:p>
          </table:table-cell>
          <table:table-cell office:value-type="float" office:value="748" calcext:value-type="float">
            <text:p>748</text:p>
          </table:table-cell>
          <table:table-cell office:value-type="float" office:value="0.003748401" calcext:value-type="float">
            <text:p>0.003748401</text:p>
          </table:table-cell>
          <table:table-cell office:value-type="float" office:value="20" calcext:value-type="float">
            <text:p>20</text:p>
          </table:table-cell>
          <table:table-cell office:value-type="float" office:value="735" calcext:value-type="float">
            <text:p>735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5" calcext:value-type="float">
            <text:p>735</text:p>
          </table:table-cell>
          <table:table-cell office:value-type="float" office:value="748" calcext:value-type="float">
            <text:p>748</text:p>
          </table:table-cell>
          <table:table-cell office:value-type="float" office:value="0.002248932" calcext:value-type="float">
            <text:p>0.002248932</text:p>
          </table:table-cell>
          <table:table-cell office:value-type="float" office:value="21" calcext:value-type="float">
            <text:p>21</text:p>
          </table:table-cell>
          <table:table-cell office:value-type="float" office:value="735" calcext:value-type="float">
            <text:p>735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0" calcext:value-type="float">
            <text:p>750</text:p>
          </table:table-cell>
          <table:table-cell office:value-type="float" office:value="745" calcext:value-type="float">
            <text:p>745</text:p>
          </table:table-cell>
          <table:table-cell office:value-type="float" office:value="0.002600122" calcext:value-type="float">
            <text:p>0.002600122</text:p>
          </table:table-cell>
          <table:table-cell office:value-type="float" office:value="22" calcext:value-type="float">
            <text:p>22</text:p>
          </table:table-cell>
          <table:table-cell office:value-type="float" office:value="750" calcext:value-type="float">
            <text:p>750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office:value-type="float" office:value="0.002729749" calcext:value-type="float">
            <text:p>0.002729749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office:value-type="float" office:value="0.002262873" calcext:value-type="float">
            <text:p>0.002262873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office:value-type="float" office:value="0.003759596" calcext:value-type="float">
            <text:p>0.003759596</text:p>
          </table:table-cell>
          <table:table-cell office:value-type="float" office:value="25" calcext:value-type="float">
            <text:p>25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office:value-type="float" office:value="0.003391425" calcext:value-type="float">
            <text:p>0.003391425</text:p>
          </table:table-cell>
          <table:table-cell office:value-type="float" office:value="26" calcext:value-type="float">
            <text:p>26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office:value-type="float" office:value="0.002262546" calcext:value-type="float">
            <text:p>0.002262546</text:p>
          </table:table-cell>
          <table:table-cell office:value-type="float" office:value="27" calcext:value-type="float">
            <text:p>27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office:value-type="float" office:value="0.007059324" calcext:value-type="float">
            <text:p>0.007059324</text:p>
          </table:table-cell>
          <table:table-cell office:value-type="float" office:value="28" calcext:value-type="float">
            <text:p>28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office:value-type="float" office:value="0.00222719" calcext:value-type="float">
            <text:p>0.00222719</text:p>
          </table:table-cell>
          <table:table-cell office:value-type="float" office:value="29" calcext:value-type="float">
            <text:p>29</text:p>
          </table:table-cell>
          <table:table-cell office:value-type="float" office:value="778" calcext:value-type="float">
            <text:p>778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office:value-type="float" office:value="0.002702612" calcext:value-type="float">
            <text:p>0.002702612</text:p>
          </table:table-cell>
          <table:table-cell office:value-type="float" office:value="30" calcext:value-type="float">
            <text:p>30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office:value-type="float" office:value="0.002646703" calcext:value-type="float">
            <text:p>0.002646703</text:p>
          </table:table-cell>
          <table:table-cell office:value-type="float" office:value="31" calcext:value-type="float">
            <text:p>31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office:value-type="float" office:value="0.00254791900000001" calcext:value-type="float">
            <text:p>0.002547919</text:p>
          </table:table-cell>
          <table:table-cell office:value-type="float" office:value="32" calcext:value-type="float">
            <text:p>32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office:value-type="float" office:value="0.002811342" calcext:value-type="float">
            <text:p>0.002811342</text:p>
          </table:table-cell>
          <table:table-cell office:value-type="float" office:value="33" calcext:value-type="float">
            <text:p>33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office:value-type="float" office:value="0.002545952" calcext:value-type="float">
            <text:p>0.002545952</text:p>
          </table:table-cell>
          <table:table-cell office:value-type="float" office:value="34" calcext:value-type="float">
            <text:p>34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office:value-type="float" office:value="0.002542465" calcext:value-type="float">
            <text:p>0.002542465</text:p>
          </table:table-cell>
          <table:table-cell office:value-type="float" office:value="35" calcext:value-type="float">
            <text:p>35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office:value-type="float" office:value="0.005215634" calcext:value-type="float">
            <text:p>0.005215634</text:p>
          </table:table-cell>
          <table:table-cell office:value-type="float" office:value="36" calcext:value-type="float">
            <text:p>36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office:value-type="float" office:value="0.002483918" calcext:value-type="float">
            <text:p>0.002483918</text:p>
          </table:table-cell>
          <table:table-cell office:value-type="float" office:value="37" calcext:value-type="float">
            <text:p>37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office:value-type="float" office:value="0.002566377" calcext:value-type="float">
            <text:p>0.002566377</text:p>
          </table:table-cell>
          <table:table-cell office:value-type="float" office:value="38" calcext:value-type="float">
            <text:p>38</text:p>
          </table:table-cell>
          <table:table-cell office:value-type="float" office:value="912" calcext:value-type="float">
            <text:p>912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437347300000001" calcext:value-type="float">
            <text:p>0.004373473</text:p>
          </table:table-cell>
          <table:table-cell office:value-type="float" office:value="39" calcext:value-type="float">
            <text:p>39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55544" calcext:value-type="float">
            <text:p>0.00255544</text:p>
          </table:table-cell>
          <table:table-cell office:value-type="float" office:value="40" calcext:value-type="float">
            <text:p>40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611267" calcext:value-type="float">
            <text:p>0.002611267</text:p>
          </table:table-cell>
          <table:table-cell office:value-type="float" office:value="41" calcext:value-type="float">
            <text:p>41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394588" calcext:value-type="float">
            <text:p>0.00394588</text:p>
          </table:table-cell>
          <table:table-cell office:value-type="float" office:value="42" calcext:value-type="float">
            <text:p>42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67021700000001" calcext:value-type="float">
            <text:p>0.002670217</text:p>
          </table:table-cell>
          <table:table-cell office:value-type="float" office:value="43" calcext:value-type="float">
            <text:p>43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825514" calcext:value-type="float">
            <text:p>0.002825514</text:p>
          </table:table-cell>
          <table:table-cell office:value-type="float" office:value="44" calcext:value-type="float">
            <text:p>44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732553" calcext:value-type="float">
            <text:p>0.002732553</text:p>
          </table:table-cell>
          <table:table-cell office:value-type="float" office:value="45" calcext:value-type="float">
            <text:p>45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3432707" calcext:value-type="float">
            <text:p>0.003432707</text:p>
          </table:table-cell>
          <table:table-cell office:value-type="float" office:value="46" calcext:value-type="float">
            <text:p>46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493191" calcext:value-type="float">
            <text:p>0.002493191</text:p>
          </table:table-cell>
          <table:table-cell office:value-type="float" office:value="47" calcext:value-type="float">
            <text:p>47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961183" calcext:value-type="float">
            <text:p>0.002961183</text:p>
          </table:table-cell>
          <table:table-cell office:value-type="float" office:value="48" calcext:value-type="float">
            <text:p>48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9759" calcext:value-type="float">
            <text:p>0.0029759</text:p>
          </table:table-cell>
          <table:table-cell office:value-type="float" office:value="49" calcext:value-type="float">
            <text:p>49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697897" calcext:value-type="float">
            <text:p>0.002697897</text:p>
          </table:table-cell>
          <table:table-cell office:value-type="float" office:value="50" calcext:value-type="float">
            <text:p>50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808568" calcext:value-type="float">
            <text:p>0.002808568</text:p>
          </table:table-cell>
          <table:table-cell office:value-type="float" office:value="51" calcext:value-type="float">
            <text:p>51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712442" calcext:value-type="float">
            <text:p>0.002712442</text:p>
          </table:table-cell>
          <table:table-cell office:value-type="float" office:value="52" calcext:value-type="float">
            <text:p>52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590606" calcext:value-type="float">
            <text:p>0.002590606</text:p>
          </table:table-cell>
          <table:table-cell office:value-type="float" office:value="53" calcext:value-type="float">
            <text:p>53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538251" calcext:value-type="float">
            <text:p>0.002538251</text:p>
          </table:table-cell>
          <table:table-cell office:value-type="float" office:value="54" calcext:value-type="float">
            <text:p>54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332111" calcext:value-type="float">
            <text:p>0.00332111</text:p>
          </table:table-cell>
          <table:table-cell office:value-type="float" office:value="55" calcext:value-type="float">
            <text:p>55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60519" calcext:value-type="float">
            <text:p>0.00260519</text:p>
          </table:table-cell>
          <table:table-cell office:value-type="float" office:value="56" calcext:value-type="float">
            <text:p>56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601272" calcext:value-type="float">
            <text:p>0.002601272</text:p>
          </table:table-cell>
          <table:table-cell office:value-type="float" office:value="57" calcext:value-type="float">
            <text:p>57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459215" calcext:value-type="float">
            <text:p>0.002459215</text:p>
          </table:table-cell>
          <table:table-cell office:value-type="float" office:value="58" calcext:value-type="float">
            <text:p>58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553715" calcext:value-type="float">
            <text:p>0.002553715</text:p>
          </table:table-cell>
          <table:table-cell office:value-type="float" office:value="59" calcext:value-type="float">
            <text:p>59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515529" calcext:value-type="float">
            <text:p>0.002515529</text:p>
          </table:table-cell>
          <table:table-cell office:value-type="float" office:value="60" calcext:value-type="float">
            <text:p>60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3577571" calcext:value-type="float">
            <text:p>0.003577571</text:p>
          </table:table-cell>
          <table:table-cell office:value-type="float" office:value="61" calcext:value-type="float">
            <text:p>61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5342565" calcext:value-type="float">
            <text:p>0.005342565</text:p>
          </table:table-cell>
          <table:table-cell office:value-type="float" office:value="62" calcext:value-type="float">
            <text:p>62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426037" calcext:value-type="float">
            <text:p>0.002426037</text:p>
          </table:table-cell>
          <table:table-cell office:value-type="float" office:value="63" calcext:value-type="float">
            <text:p>63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889723" calcext:value-type="float">
            <text:p>0.002889723</text:p>
          </table:table-cell>
          <table:table-cell office:value-type="float" office:value="64" calcext:value-type="float">
            <text:p>64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3213378" calcext:value-type="float">
            <text:p>0.003213378</text:p>
          </table:table-cell>
          <table:table-cell office:value-type="float" office:value="65" calcext:value-type="float">
            <text:p>65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3843269" calcext:value-type="float">
            <text:p>0.003843269</text:p>
          </table:table-cell>
          <table:table-cell office:value-type="float" office:value="66" calcext:value-type="float">
            <text:p>66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259447600000001" calcext:value-type="float">
            <text:p>0.002594476</text:p>
          </table:table-cell>
          <table:table-cell office:value-type="float" office:value="67" calcext:value-type="float">
            <text:p>67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office:value-type="float" office:value="0.003235468" calcext:value-type="float">
            <text:p>0.003235468</text:p>
          </table:table-cell>
          <table:table-cell office:value-type="float" office:value="68" calcext:value-type="float">
            <text:p>68</text:p>
          </table:table-cell>
          <table:table-cell office:value-type="float" office:value="1006" calcext:value-type="float">
            <text:p>1006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5942006" calcext:value-type="float">
            <text:p>0.005942006</text:p>
          </table:table-cell>
          <table:table-cell office:value-type="float" office:value="69" calcext:value-type="float">
            <text:p>69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869224" calcext:value-type="float">
            <text:p>0.003869224</text:p>
          </table:table-cell>
          <table:table-cell office:value-type="float" office:value="70" calcext:value-type="float">
            <text:p>70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6852745" calcext:value-type="float">
            <text:p>0.006852745</text:p>
          </table:table-cell>
          <table:table-cell office:value-type="float" office:value="71" calcext:value-type="float">
            <text:p>71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852959" calcext:value-type="float">
            <text:p>0.003852959</text:p>
          </table:table-cell>
          <table:table-cell office:value-type="float" office:value="72" calcext:value-type="float">
            <text:p>72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9009268" calcext:value-type="float">
            <text:p>0.009009268</text:p>
          </table:table-cell>
          <table:table-cell office:value-type="float" office:value="73" calcext:value-type="float">
            <text:p>73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857209" calcext:value-type="float">
            <text:p>0.003857209</text:p>
          </table:table-cell>
          <table:table-cell office:value-type="float" office:value="74" calcext:value-type="float">
            <text:p>74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4208905" calcext:value-type="float">
            <text:p>0.004208905</text:p>
          </table:table-cell>
          <table:table-cell office:value-type="float" office:value="75" calcext:value-type="float">
            <text:p>75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732843599999999" calcext:value-type="float">
            <text:p>0.007328436</text:p>
          </table:table-cell>
          <table:table-cell office:value-type="float" office:value="76" calcext:value-type="float">
            <text:p>76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9027798" calcext:value-type="float">
            <text:p>0.009027798</text:p>
          </table:table-cell>
          <table:table-cell office:value-type="float" office:value="77" calcext:value-type="float">
            <text:p>77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756665" calcext:value-type="float">
            <text:p>0.003756665</text:p>
          </table:table-cell>
          <table:table-cell office:value-type="float" office:value="78" calcext:value-type="float">
            <text:p>78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857702" calcext:value-type="float">
            <text:p>0.003857702</text:p>
          </table:table-cell>
          <table:table-cell office:value-type="float" office:value="79" calcext:value-type="float">
            <text:p>79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804767" calcext:value-type="float">
            <text:p>0.003804767</text:p>
          </table:table-cell>
          <table:table-cell office:value-type="float" office:value="80" calcext:value-type="float">
            <text:p>80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5348719" calcext:value-type="float">
            <text:p>0.005348719</text:p>
          </table:table-cell>
          <table:table-cell office:value-type="float" office:value="81" calcext:value-type="float">
            <text:p>81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976431" calcext:value-type="float">
            <text:p>0.003976431</text:p>
          </table:table-cell>
          <table:table-cell office:value-type="float" office:value="82" calcext:value-type="float">
            <text:p>82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6513427" calcext:value-type="float">
            <text:p>0.006513427</text:p>
          </table:table-cell>
          <table:table-cell office:value-type="float" office:value="83" calcext:value-type="float">
            <text:p>83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825468" calcext:value-type="float">
            <text:p>0.003825468</text:p>
          </table:table-cell>
          <table:table-cell office:value-type="float" office:value="84" calcext:value-type="float">
            <text:p>84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860539" calcext:value-type="float">
            <text:p>0.003860539</text:p>
          </table:table-cell>
          <table:table-cell office:value-type="float" office:value="85" calcext:value-type="float">
            <text:p>85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4322919" calcext:value-type="float">
            <text:p>0.004322919</text:p>
          </table:table-cell>
          <table:table-cell office:value-type="float" office:value="86" calcext:value-type="float">
            <text:p>86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795083" calcext:value-type="float">
            <text:p>0.003795083</text:p>
          </table:table-cell>
          <table:table-cell office:value-type="float" office:value="87" calcext:value-type="float">
            <text:p>87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6253986" calcext:value-type="float">
            <text:p>0.006253986</text:p>
          </table:table-cell>
          <table:table-cell office:value-type="float" office:value="88" calcext:value-type="float">
            <text:p>88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644760899999999" calcext:value-type="float">
            <text:p>0.006447609</text:p>
          </table:table-cell>
          <table:table-cell office:value-type="float" office:value="89" calcext:value-type="float">
            <text:p>89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839711" calcext:value-type="float">
            <text:p>0.003839711</text:p>
          </table:table-cell>
          <table:table-cell office:value-type="float" office:value="90" calcext:value-type="float">
            <text:p>90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581718599999999" calcext:value-type="float">
            <text:p>0.005817186</text:p>
          </table:table-cell>
          <table:table-cell office:value-type="float" office:value="91" calcext:value-type="float">
            <text:p>91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924282" calcext:value-type="float">
            <text:p>0.003924282</text:p>
          </table:table-cell>
          <table:table-cell office:value-type="float" office:value="92" calcext:value-type="float">
            <text:p>92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835987" calcext:value-type="float">
            <text:p>0.003835987</text:p>
          </table:table-cell>
          <table:table-cell office:value-type="float" office:value="93" calcext:value-type="float">
            <text:p>93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10416126" calcext:value-type="float">
            <text:p>0.010416126</text:p>
          </table:table-cell>
          <table:table-cell office:value-type="float" office:value="94" calcext:value-type="float">
            <text:p>94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5360619" calcext:value-type="float">
            <text:p>0.005360619</text:p>
          </table:table-cell>
          <table:table-cell office:value-type="float" office:value="95" calcext:value-type="float">
            <text:p>95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436494500000001" calcext:value-type="float">
            <text:p>0.004364945</text:p>
          </table:table-cell>
          <table:table-cell office:value-type="float" office:value="96" calcext:value-type="float">
            <text:p>96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930201" calcext:value-type="float">
            <text:p>0.003930201</text:p>
          </table:table-cell>
          <table:table-cell office:value-type="float" office:value="97" calcext:value-type="float">
            <text:p>97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5401938" calcext:value-type="float">
            <text:p>0.005401938</text:p>
          </table:table-cell>
          <table:table-cell office:value-type="float" office:value="98" calcext:value-type="float">
            <text:p>98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office:value-type="float" office:value="0.00382125799999999" calcext:value-type="float">
            <text:p>0.003821258</text:p>
          </table:table-cell>
          <table:table-cell office:value-type="float" office:value="99" calcext:value-type="float">
            <text:p>99</text:p>
          </table:table-cell>
          <table:table-cell office:value-type="float" office:value="1534" calcext:value-type="float">
            <text:p>15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84790900000001" calcext:value-type="float">
            <text:p>0.005847909</text:p>
          </table:table-cell>
          <table:table-cell office:value-type="float" office:value="100" calcext:value-type="float">
            <text:p>100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806834" calcext:value-type="float">
            <text:p>0.005806834</text:p>
          </table:table-cell>
          <table:table-cell office:value-type="float" office:value="101" calcext:value-type="float">
            <text:p>101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7617968" calcext:value-type="float">
            <text:p>0.007617968</text:p>
          </table:table-cell>
          <table:table-cell office:value-type="float" office:value="102" calcext:value-type="float">
            <text:p>102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997554" calcext:value-type="float">
            <text:p>0.005997554</text:p>
          </table:table-cell>
          <table:table-cell office:value-type="float" office:value="103" calcext:value-type="float">
            <text:p>103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924601" calcext:value-type="float">
            <text:p>0.005924601</text:p>
          </table:table-cell>
          <table:table-cell office:value-type="float" office:value="104" calcext:value-type="float">
            <text:p>104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76225800000001" calcext:value-type="float">
            <text:p>0.005762258</text:p>
          </table:table-cell>
          <table:table-cell office:value-type="float" office:value="105" calcext:value-type="float">
            <text:p>105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051477" calcext:value-type="float">
            <text:p>0.006051477</text:p>
          </table:table-cell>
          <table:table-cell office:value-type="float" office:value="106" calcext:value-type="float">
            <text:p>106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883133" calcext:value-type="float">
            <text:p>0.005883133</text:p>
          </table:table-cell>
          <table:table-cell office:value-type="float" office:value="107" calcext:value-type="float">
            <text:p>107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889128" calcext:value-type="float">
            <text:p>0.005889128</text:p>
          </table:table-cell>
          <table:table-cell office:value-type="float" office:value="108" calcext:value-type="float">
            <text:p>108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429881" calcext:value-type="float">
            <text:p>0.006429881</text:p>
          </table:table-cell>
          <table:table-cell office:value-type="float" office:value="109" calcext:value-type="float">
            <text:p>109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001932" calcext:value-type="float">
            <text:p>0.006001932</text:p>
          </table:table-cell>
          <table:table-cell office:value-type="float" office:value="110" calcext:value-type="float">
            <text:p>110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80283600000001" calcext:value-type="float">
            <text:p>0.005802836</text:p>
          </table:table-cell>
          <table:table-cell office:value-type="float" office:value="111" calcext:value-type="float">
            <text:p>111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947841" calcext:value-type="float">
            <text:p>0.005947841</text:p>
          </table:table-cell>
          <table:table-cell office:value-type="float" office:value="112" calcext:value-type="float">
            <text:p>112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744336900000001" calcext:value-type="float">
            <text:p>0.007443369</text:p>
          </table:table-cell>
          <table:table-cell office:value-type="float" office:value="113" calcext:value-type="float">
            <text:p>113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7310127" calcext:value-type="float">
            <text:p>0.007310127</text:p>
          </table:table-cell>
          <table:table-cell office:value-type="float" office:value="114" calcext:value-type="float">
            <text:p>114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08663700000001" calcext:value-type="float">
            <text:p>0.006086637</text:p>
          </table:table-cell>
          <table:table-cell office:value-type="float" office:value="115" calcext:value-type="float">
            <text:p>115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00377000000001" calcext:value-type="float">
            <text:p>0.00600377</text:p>
          </table:table-cell>
          <table:table-cell office:value-type="float" office:value="116" calcext:value-type="float">
            <text:p>116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833889" calcext:value-type="float">
            <text:p>0.005833889</text:p>
          </table:table-cell>
          <table:table-cell office:value-type="float" office:value="117" calcext:value-type="float">
            <text:p>117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828701" calcext:value-type="float">
            <text:p>0.00828701</text:p>
          </table:table-cell>
          <table:table-cell office:value-type="float" office:value="118" calcext:value-type="float">
            <text:p>118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865231" calcext:value-type="float">
            <text:p>0.005865231</text:p>
          </table:table-cell>
          <table:table-cell office:value-type="float" office:value="119" calcext:value-type="float">
            <text:p>119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869497" calcext:value-type="float">
            <text:p>0.005869497</text:p>
          </table:table-cell>
          <table:table-cell office:value-type="float" office:value="120" calcext:value-type="float">
            <text:p>120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80869700000001" calcext:value-type="float">
            <text:p>0.005808697</text:p>
          </table:table-cell>
          <table:table-cell office:value-type="float" office:value="121" calcext:value-type="float">
            <text:p>121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825813500000002" calcext:value-type="float">
            <text:p>0.008258135</text:p>
          </table:table-cell>
          <table:table-cell office:value-type="float" office:value="122" calcext:value-type="float">
            <text:p>122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925556" calcext:value-type="float">
            <text:p>0.005925556</text:p>
          </table:table-cell>
          <table:table-cell office:value-type="float" office:value="123" calcext:value-type="float">
            <text:p>123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796927" calcext:value-type="float">
            <text:p>0.005796927</text:p>
          </table:table-cell>
          <table:table-cell office:value-type="float" office:value="124" calcext:value-type="float">
            <text:p>124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145346" calcext:value-type="float">
            <text:p>0.006145346</text:p>
          </table:table-cell>
          <table:table-cell office:value-type="float" office:value="125" calcext:value-type="float">
            <text:p>125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137309" calcext:value-type="float">
            <text:p>0.006137309</text:p>
          </table:table-cell>
          <table:table-cell office:value-type="float" office:value="126" calcext:value-type="float">
            <text:p>126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800799999999999" calcext:value-type="float">
            <text:p>0.008008</text:p>
          </table:table-cell>
          <table:table-cell office:value-type="float" office:value="127" calcext:value-type="float">
            <text:p>127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358421" calcext:value-type="float">
            <text:p>0.006358421</text:p>
          </table:table-cell>
          <table:table-cell office:value-type="float" office:value="128" calcext:value-type="float">
            <text:p>128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7330973" calcext:value-type="float">
            <text:p>0.007330973</text:p>
          </table:table-cell>
          <table:table-cell office:value-type="float" office:value="129" calcext:value-type="float">
            <text:p>129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741573999999999" calcext:value-type="float">
            <text:p>0.00741574</text:p>
          </table:table-cell>
          <table:table-cell office:value-type="float" office:value="130" calcext:value-type="float">
            <text:p>130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179523" calcext:value-type="float">
            <text:p>0.006179523</text:p>
          </table:table-cell>
          <table:table-cell office:value-type="float" office:value="131" calcext:value-type="float">
            <text:p>131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74824" calcext:value-type="float">
            <text:p>0.00674824</text:p>
          </table:table-cell>
          <table:table-cell office:value-type="float" office:value="132" calcext:value-type="float">
            <text:p>132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705521900000001" calcext:value-type="float">
            <text:p>0.007055219</text:p>
          </table:table-cell>
          <table:table-cell office:value-type="float" office:value="133" calcext:value-type="float">
            <text:p>133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915483" calcext:value-type="float">
            <text:p>0.005915483</text:p>
          </table:table-cell>
          <table:table-cell office:value-type="float" office:value="134" calcext:value-type="float">
            <text:p>134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112855" calcext:value-type="float">
            <text:p>0.006112855</text:p>
          </table:table-cell>
          <table:table-cell office:value-type="float" office:value="135" calcext:value-type="float">
            <text:p>135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841864800000002" calcext:value-type="float">
            <text:p>0.008418648</text:p>
          </table:table-cell>
          <table:table-cell office:value-type="float" office:value="136" calcext:value-type="float">
            <text:p>136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89835" calcext:value-type="float">
            <text:p>0.00589835</text:p>
          </table:table-cell>
          <table:table-cell office:value-type="float" office:value="137" calcext:value-type="float">
            <text:p>137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791851" calcext:value-type="float">
            <text:p>0.005791851</text:p>
          </table:table-cell>
          <table:table-cell office:value-type="float" office:value="138" calcext:value-type="float">
            <text:p>138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781093500000001" calcext:value-type="float">
            <text:p>0.007810935</text:p>
          </table:table-cell>
          <table:table-cell office:value-type="float" office:value="139" calcext:value-type="float">
            <text:p>139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77458500000001" calcext:value-type="float">
            <text:p>0.006774585</text:p>
          </table:table-cell>
          <table:table-cell office:value-type="float" office:value="140" calcext:value-type="float">
            <text:p>140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745036" calcext:value-type="float">
            <text:p>0.005745036</text:p>
          </table:table-cell>
          <table:table-cell office:value-type="float" office:value="141" calcext:value-type="float">
            <text:p>141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768934700000001" calcext:value-type="float">
            <text:p>0.007689347</text:p>
          </table:table-cell>
          <table:table-cell office:value-type="float" office:value="142" calcext:value-type="float">
            <text:p>142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01089800000001" calcext:value-type="float">
            <text:p>0.006010898</text:p>
          </table:table-cell>
          <table:table-cell office:value-type="float" office:value="143" calcext:value-type="float">
            <text:p>143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799651599999999" calcext:value-type="float">
            <text:p>0.007996516</text:p>
          </table:table-cell>
          <table:table-cell office:value-type="float" office:value="144" calcext:value-type="float">
            <text:p>144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151658" calcext:value-type="float">
            <text:p>0.006151658</text:p>
          </table:table-cell>
          <table:table-cell office:value-type="float" office:value="145" calcext:value-type="float">
            <text:p>145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12440346" calcext:value-type="float">
            <text:p>0.012440346</text:p>
          </table:table-cell>
          <table:table-cell office:value-type="float" office:value="146" calcext:value-type="float">
            <text:p>146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10048492" calcext:value-type="float">
            <text:p>0.010048492</text:p>
          </table:table-cell>
          <table:table-cell office:value-type="float" office:value="147" calcext:value-type="float">
            <text:p>147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5939165" calcext:value-type="float">
            <text:p>0.005939165</text:p>
          </table:table-cell>
          <table:table-cell office:value-type="float" office:value="148" calcext:value-type="float">
            <text:p>148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776533699999999" calcext:value-type="float">
            <text:p>0.007765337</text:p>
          </table:table-cell>
          <table:table-cell office:value-type="float" office:value="149" calcext:value-type="float">
            <text:p>149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691215700000001" calcext:value-type="float">
            <text:p>0.006912157</text:p>
          </table:table-cell>
          <table:table-cell office:value-type="float" office:value="150" calcext:value-type="float">
            <text:p>150</text:p>
          </table:table-cell>
          <table:table-cell office:value-type="float" office:value="2557" calcext:value-type="float">
            <text:p>2557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配列の要素数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配列の要素数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25" calcext:value-type="float">
            <text:p>7725</text:p>
          </table:table-cell>
          <table:table-cell office:value-type="float" office:value="12778" calcext:value-type="float">
            <text:p>12778</text:p>
          </table:table-cell>
          <table:table-cell office:value-type="float" office:value="0.068400157" calcext:value-type="float">
            <text:p>0.068400157</text:p>
          </table:table-cell>
          <table:table-cell office:value-type="float" office:value="2" calcext:value-type="float">
            <text:p>2</text:p>
          </table:table-cell>
          <table:table-cell office:value-type="float" office:value="7725" calcext:value-type="float">
            <text:p>7725</text:p>
          </table:table-cell>
          <table:table-cell office:value-type="float" office:value="12778" calcext:value-type="float">
            <text:p>1277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24" calcext:value-type="float">
            <text:p>7724</text:p>
          </table:table-cell>
          <table:table-cell office:value-type="float" office:value="12558" calcext:value-type="float">
            <text:p>12558</text:p>
          </table:table-cell>
          <table:table-cell office:value-type="float" office:value="0.0705683749999999" calcext:value-type="float">
            <text:p>0.070568375</text:p>
          </table:table-cell>
          <table:table-cell office:value-type="float" office:value="3" calcext:value-type="float">
            <text:p>3</text:p>
          </table:table-cell>
          <table:table-cell office:value-type="float" office:value="7724" calcext:value-type="float">
            <text:p>7724</text:p>
          </table:table-cell>
          <table:table-cell office:value-type="float" office:value="12558" calcext:value-type="float">
            <text:p>125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38" calcext:value-type="float">
            <text:p>7738</text:p>
          </table:table-cell>
          <table:table-cell office:value-type="float" office:value="12348" calcext:value-type="float">
            <text:p>12348</text:p>
          </table:table-cell>
          <table:table-cell office:value-type="float" office:value="0.063627319" calcext:value-type="float">
            <text:p>0.063627319</text:p>
          </table:table-cell>
          <table:table-cell office:value-type="float" office:value="4" calcext:value-type="float">
            <text:p>4</text:p>
          </table:table-cell>
          <table:table-cell office:value-type="float" office:value="7738" calcext:value-type="float">
            <text:p>7738</text:p>
          </table:table-cell>
          <table:table-cell office:value-type="float" office:value="12348" calcext:value-type="float">
            <text:p>1234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67" calcext:value-type="float">
            <text:p>7767</text:p>
          </table:table-cell>
          <table:table-cell office:value-type="float" office:value="12206" calcext:value-type="float">
            <text:p>12206</text:p>
          </table:table-cell>
          <table:table-cell office:value-type="float" office:value="0.060105063" calcext:value-type="float">
            <text:p>0.060105063</text:p>
          </table:table-cell>
          <table:table-cell office:value-type="float" office:value="5" calcext:value-type="float">
            <text:p>5</text:p>
          </table:table-cell>
          <table:table-cell office:value-type="float" office:value="7767" calcext:value-type="float">
            <text:p>7767</text:p>
          </table:table-cell>
          <table:table-cell office:value-type="float" office:value="12206" calcext:value-type="float">
            <text:p>122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17" calcext:value-type="float">
            <text:p>7817</text:p>
          </table:table-cell>
          <table:table-cell office:value-type="float" office:value="12110" calcext:value-type="float">
            <text:p>12110</text:p>
          </table:table-cell>
          <table:table-cell office:value-type="float" office:value="0.056181041" calcext:value-type="float">
            <text:p>0.056181041</text:p>
          </table:table-cell>
          <table:table-cell office:value-type="float" office:value="6" calcext:value-type="float">
            <text:p>6</text:p>
          </table:table-cell>
          <table:table-cell office:value-type="float" office:value="7817" calcext:value-type="float">
            <text:p>7817</text:p>
          </table:table-cell>
          <table:table-cell office:value-type="float" office:value="12110" calcext:value-type="float">
            <text:p>1211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86" calcext:value-type="float">
            <text:p>7886</text:p>
          </table:table-cell>
          <table:table-cell office:value-type="float" office:value="12054" calcext:value-type="float">
            <text:p>12054</text:p>
          </table:table-cell>
          <table:table-cell office:value-type="float" office:value="0.0523479890000001" calcext:value-type="float">
            <text:p>0.052347989</text:p>
          </table:table-cell>
          <table:table-cell office:value-type="float" office:value="7" calcext:value-type="float">
            <text:p>7</text:p>
          </table:table-cell>
          <table:table-cell office:value-type="float" office:value="7886" calcext:value-type="float">
            <text:p>7886</text:p>
          </table:table-cell>
          <table:table-cell office:value-type="float" office:value="12054" calcext:value-type="float">
            <text:p>120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68" calcext:value-type="float">
            <text:p>7968</text:p>
          </table:table-cell>
          <table:table-cell office:value-type="float" office:value="12023" calcext:value-type="float">
            <text:p>12023</text:p>
          </table:table-cell>
          <table:table-cell office:value-type="float" office:value="0.058694754" calcext:value-type="float">
            <text:p>0.058694754</text:p>
          </table:table-cell>
          <table:table-cell office:value-type="float" office:value="8" calcext:value-type="float">
            <text:p>8</text:p>
          </table:table-cell>
          <table:table-cell office:value-type="float" office:value="7968" calcext:value-type="float">
            <text:p>7968</text:p>
          </table:table-cell>
          <table:table-cell office:value-type="float" office:value="12023" calcext:value-type="float">
            <text:p>1202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31" calcext:value-type="float">
            <text:p>8031</text:p>
          </table:table-cell>
          <table:table-cell office:value-type="float" office:value="11976" calcext:value-type="float">
            <text:p>11976</text:p>
          </table:table-cell>
          <table:table-cell office:value-type="float" office:value="0.049991339" calcext:value-type="float">
            <text:p>0.049991339</text:p>
          </table:table-cell>
          <table:table-cell office:value-type="float" office:value="9" calcext:value-type="float">
            <text:p>9</text:p>
          </table:table-cell>
          <table:table-cell office:value-type="float" office:value="8031" calcext:value-type="float">
            <text:p>8031</text:p>
          </table:table-cell>
          <table:table-cell office:value-type="float" office:value="11976" calcext:value-type="float">
            <text:p>119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88" calcext:value-type="float">
            <text:p>8088</text:p>
          </table:table-cell>
          <table:table-cell office:value-type="float" office:value="11931" calcext:value-type="float">
            <text:p>11931</text:p>
          </table:table-cell>
          <table:table-cell office:value-type="float" office:value="0.045280173" calcext:value-type="float">
            <text:p>0.045280173</text:p>
          </table:table-cell>
          <table:table-cell office:value-type="float" office:value="10" calcext:value-type="float">
            <text:p>10</text:p>
          </table:table-cell>
          <table:table-cell office:value-type="float" office:value="8088" calcext:value-type="float">
            <text:p>8088</text:p>
          </table:table-cell>
          <table:table-cell office:value-type="float" office:value="11931" calcext:value-type="float">
            <text:p>119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87" calcext:value-type="float">
            <text:p>8187</text:p>
          </table:table-cell>
          <table:table-cell office:value-type="float" office:value="11938" calcext:value-type="float">
            <text:p>11938</text:p>
          </table:table-cell>
          <table:table-cell office:value-type="float" office:value="0.046538313" calcext:value-type="float">
            <text:p>0.046538313</text:p>
          </table:table-cell>
          <table:table-cell office:value-type="float" office:value="11" calcext:value-type="float">
            <text:p>11</text:p>
          </table:table-cell>
          <table:table-cell office:value-type="float" office:value="8187" calcext:value-type="float">
            <text:p>8187</text:p>
          </table:table-cell>
          <table:table-cell office:value-type="float" office:value="11938" calcext:value-type="float">
            <text:p>1193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94" calcext:value-type="float">
            <text:p>8294</text:p>
          </table:table-cell>
          <table:table-cell office:value-type="float" office:value="11955" calcext:value-type="float">
            <text:p>11955</text:p>
          </table:table-cell>
          <table:table-cell office:value-type="float" office:value="0.0492609079999999" calcext:value-type="float">
            <text:p>0.049260908</text:p>
          </table:table-cell>
          <table:table-cell office:value-type="float" office:value="12" calcext:value-type="float">
            <text:p>12</text:p>
          </table:table-cell>
          <table:table-cell office:value-type="float" office:value="8294" calcext:value-type="float">
            <text:p>8294</text:p>
          </table:table-cell>
          <table:table-cell office:value-type="float" office:value="11955" calcext:value-type="float">
            <text:p>1195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89" calcext:value-type="float">
            <text:p>8389</text:p>
          </table:table-cell>
          <table:table-cell office:value-type="float" office:value="11987" calcext:value-type="float">
            <text:p>11987</text:p>
          </table:table-cell>
          <table:table-cell office:value-type="float" office:value="0.041279368" calcext:value-type="float">
            <text:p>0.041279368</text:p>
          </table:table-cell>
          <table:table-cell office:value-type="float" office:value="13" calcext:value-type="float">
            <text:p>13</text:p>
          </table:table-cell>
          <table:table-cell office:value-type="float" office:value="8389" calcext:value-type="float">
            <text:p>8389</text:p>
          </table:table-cell>
          <table:table-cell office:value-type="float" office:value="11987" calcext:value-type="float">
            <text:p>1198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518" calcext:value-type="float">
            <text:p>8518</text:p>
          </table:table-cell>
          <table:table-cell office:value-type="float" office:value="12059" calcext:value-type="float">
            <text:p>12059</text:p>
          </table:table-cell>
          <table:table-cell office:value-type="float" office:value="0.0408701700000001" calcext:value-type="float">
            <text:p>0.04087017</text:p>
          </table:table-cell>
          <table:table-cell office:value-type="float" office:value="14" calcext:value-type="float">
            <text:p>14</text:p>
          </table:table-cell>
          <table:table-cell office:value-type="float" office:value="8518" calcext:value-type="float">
            <text:p>8518</text:p>
          </table:table-cell>
          <table:table-cell office:value-type="float" office:value="12059" calcext:value-type="float">
            <text:p>1205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98" calcext:value-type="float">
            <text:p>8698</text:p>
          </table:table-cell>
          <table:table-cell office:value-type="float" office:value="12134" calcext:value-type="float">
            <text:p>12134</text:p>
          </table:table-cell>
          <table:table-cell office:value-type="float" office:value="0.0413508520000001" calcext:value-type="float">
            <text:p>0.041350852</text:p>
          </table:table-cell>
          <table:table-cell office:value-type="float" office:value="15" calcext:value-type="float">
            <text:p>15</text:p>
          </table:table-cell>
          <table:table-cell office:value-type="float" office:value="8698" calcext:value-type="float">
            <text:p>8698</text:p>
          </table:table-cell>
          <table:table-cell office:value-type="float" office:value="12134" calcext:value-type="float">
            <text:p>1213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02" calcext:value-type="float">
            <text:p>8802</text:p>
          </table:table-cell>
          <table:table-cell office:value-type="float" office:value="12147" calcext:value-type="float">
            <text:p>12147</text:p>
          </table:table-cell>
          <table:table-cell office:value-type="float" office:value="0.0413464619999999" calcext:value-type="float">
            <text:p>0.041346462</text:p>
          </table:table-cell>
          <table:table-cell office:value-type="float" office:value="16" calcext:value-type="float">
            <text:p>16</text:p>
          </table:table-cell>
          <table:table-cell office:value-type="float" office:value="8802" calcext:value-type="float">
            <text:p>8802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73" calcext:value-type="float">
            <text:p>8873</text:p>
          </table:table-cell>
          <table:table-cell office:value-type="float" office:value="12117" calcext:value-type="float">
            <text:p>12117</text:p>
          </table:table-cell>
          <table:table-cell office:value-type="float" office:value="0.044525448" calcext:value-type="float">
            <text:p>0.044525448</text:p>
          </table:table-cell>
          <table:table-cell office:value-type="float" office:value="17" calcext:value-type="float">
            <text:p>17</text:p>
          </table:table-cell>
          <table:table-cell office:value-type="float" office:value="8873" calcext:value-type="float">
            <text:p>8873</text:p>
          </table:table-cell>
          <table:table-cell office:value-type="float" office:value="12117" calcext:value-type="float">
            <text:p>121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10" calcext:value-type="float">
            <text:p>8910</text:p>
          </table:table-cell>
          <table:table-cell office:value-type="float" office:value="12114" calcext:value-type="float">
            <text:p>12114</text:p>
          </table:table-cell>
          <table:table-cell office:value-type="float" office:value="0.04633867" calcext:value-type="float">
            <text:p>0.04633867</text:p>
          </table:table-cell>
          <table:table-cell office:value-type="float" office:value="18" calcext:value-type="float">
            <text:p>18</text:p>
          </table:table-cell>
          <table:table-cell office:value-type="float" office:value="8910" calcext:value-type="float">
            <text:p>8910</text:p>
          </table:table-cell>
          <table:table-cell office:value-type="float" office:value="12114" calcext:value-type="float">
            <text:p>1211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22" calcext:value-type="float">
            <text:p>9022</text:p>
          </table:table-cell>
          <table:table-cell office:value-type="float" office:value="12188" calcext:value-type="float">
            <text:p>12188</text:p>
          </table:table-cell>
          <table:table-cell office:value-type="float" office:value="0.045255104" calcext:value-type="float">
            <text:p>0.045255104</text:p>
          </table:table-cell>
          <table:table-cell office:value-type="float" office:value="19" calcext:value-type="float">
            <text:p>19</text:p>
          </table:table-cell>
          <table:table-cell office:value-type="float" office:value="9022" calcext:value-type="float">
            <text:p>9022</text:p>
          </table:table-cell>
          <table:table-cell office:value-type="float" office:value="12188" calcext:value-type="float">
            <text:p>1218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55" calcext:value-type="float">
            <text:p>9155</text:p>
          </table:table-cell>
          <table:table-cell office:value-type="float" office:value="12270" calcext:value-type="float">
            <text:p>12270</text:p>
          </table:table-cell>
          <table:table-cell office:value-type="float" office:value="0.041398928" calcext:value-type="float">
            <text:p>0.041398928</text:p>
          </table:table-cell>
          <table:table-cell office:value-type="float" office:value="20" calcext:value-type="float">
            <text:p>20</text:p>
          </table:table-cell>
          <table:table-cell office:value-type="float" office:value="9155" calcext:value-type="float">
            <text:p>9155</text:p>
          </table:table-cell>
          <table:table-cell office:value-type="float" office:value="12270" calcext:value-type="float">
            <text:p>1227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01" calcext:value-type="float">
            <text:p>9301</text:p>
          </table:table-cell>
          <table:table-cell office:value-type="float" office:value="12362" calcext:value-type="float">
            <text:p>12362</text:p>
          </table:table-cell>
          <table:table-cell office:value-type="float" office:value="0.046633385" calcext:value-type="float">
            <text:p>0.046633385</text:p>
          </table:table-cell>
          <table:table-cell office:value-type="float" office:value="21" calcext:value-type="float">
            <text:p>21</text:p>
          </table:table-cell>
          <table:table-cell office:value-type="float" office:value="9301" calcext:value-type="float">
            <text:p>9301</text:p>
          </table:table-cell>
          <table:table-cell office:value-type="float" office:value="12362" calcext:value-type="float">
            <text:p>1236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47" calcext:value-type="float">
            <text:p>9447</text:p>
          </table:table-cell>
          <table:table-cell office:value-type="float" office:value="12486" calcext:value-type="float">
            <text:p>12486</text:p>
          </table:table-cell>
          <table:table-cell office:value-type="float" office:value="0.039714622" calcext:value-type="float">
            <text:p>0.039714622</text:p>
          </table:table-cell>
          <table:table-cell office:value-type="float" office:value="22" calcext:value-type="float">
            <text:p>22</text:p>
          </table:table-cell>
          <table:table-cell office:value-type="float" office:value="9447" calcext:value-type="float">
            <text:p>9447</text:p>
          </table:table-cell>
          <table:table-cell office:value-type="float" office:value="12486" calcext:value-type="float">
            <text:p>1248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54" calcext:value-type="float">
            <text:p>9554</text:p>
          </table:table-cell>
          <table:table-cell office:value-type="float" office:value="12569" calcext:value-type="float">
            <text:p>12569</text:p>
          </table:table-cell>
          <table:table-cell office:value-type="float" office:value="0.041675321" calcext:value-type="float">
            <text:p>0.041675321</text:p>
          </table:table-cell>
          <table:table-cell office:value-type="float" office:value="23" calcext:value-type="float">
            <text:p>23</text:p>
          </table:table-cell>
          <table:table-cell office:value-type="float" office:value="9554" calcext:value-type="float">
            <text:p>9554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81" calcext:value-type="float">
            <text:p>9781</text:p>
          </table:table-cell>
          <table:table-cell office:value-type="float" office:value="12762" calcext:value-type="float">
            <text:p>12762</text:p>
          </table:table-cell>
          <table:table-cell office:value-type="float" office:value="0.0416159169999999" calcext:value-type="float">
            <text:p>0.041615917</text:p>
          </table:table-cell>
          <table:table-cell office:value-type="float" office:value="24" calcext:value-type="float">
            <text:p>24</text:p>
          </table:table-cell>
          <table:table-cell office:value-type="float" office:value="9781" calcext:value-type="float">
            <text:p>9781</text:p>
          </table:table-cell>
          <table:table-cell office:value-type="float" office:value="12762" calcext:value-type="float">
            <text:p>1276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58" calcext:value-type="float">
            <text:p>9958</text:p>
          </table:table-cell>
          <table:table-cell office:value-type="float" office:value="12842" calcext:value-type="float">
            <text:p>12842</text:p>
          </table:table-cell>
          <table:table-cell office:value-type="float" office:value="0.0407197320000001" calcext:value-type="float">
            <text:p>0.040719732</text:p>
          </table:table-cell>
          <table:table-cell office:value-type="float" office:value="25" calcext:value-type="float">
            <text:p>25</text:p>
          </table:table-cell>
          <table:table-cell office:value-type="float" office:value="9958" calcext:value-type="float">
            <text:p>9958</text:p>
          </table:table-cell>
          <table:table-cell office:value-type="float" office:value="12842" calcext:value-type="float">
            <text:p>1284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58" calcext:value-type="float">
            <text:p>9958</text:p>
          </table:table-cell>
          <table:table-cell office:value-type="float" office:value="12823" calcext:value-type="float">
            <text:p>12823</text:p>
          </table:table-cell>
          <table:table-cell office:value-type="float" office:value="0.040410635" calcext:value-type="float">
            <text:p>0.040410635</text:p>
          </table:table-cell>
          <table:table-cell office:value-type="float" office:value="26" calcext:value-type="float">
            <text:p>26</text:p>
          </table:table-cell>
          <table:table-cell office:value-type="float" office:value="9958" calcext:value-type="float">
            <text:p>9958</text:p>
          </table:table-cell>
          <table:table-cell office:value-type="float" office:value="12823" calcext:value-type="float">
            <text:p>1282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25" calcext:value-type="float">
            <text:p>10125</text:p>
          </table:table-cell>
          <table:table-cell office:value-type="float" office:value="12962" calcext:value-type="float">
            <text:p>12962</text:p>
          </table:table-cell>
          <table:table-cell office:value-type="float" office:value="0.0433338540000001" calcext:value-type="float">
            <text:p>0.043333854</text:p>
          </table:table-cell>
          <table:table-cell office:value-type="float" office:value="27" calcext:value-type="float">
            <text:p>27</text:p>
          </table:table-cell>
          <table:table-cell office:value-type="float" office:value="10125" calcext:value-type="float">
            <text:p>10125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22" calcext:value-type="float">
            <text:p>10322</text:p>
          </table:table-cell>
          <table:table-cell office:value-type="float" office:value="13105" calcext:value-type="float">
            <text:p>13105</text:p>
          </table:table-cell>
          <table:table-cell office:value-type="float" office:value="0.040320502" calcext:value-type="float">
            <text:p>0.040320502</text:p>
          </table:table-cell>
          <table:table-cell office:value-type="float" office:value="28" calcext:value-type="float">
            <text:p>28</text:p>
          </table:table-cell>
          <table:table-cell office:value-type="float" office:value="10322" calcext:value-type="float">
            <text:p>10322</text:p>
          </table:table-cell>
          <table:table-cell office:value-type="float" office:value="13105" calcext:value-type="float">
            <text:p>1310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337" calcext:value-type="float">
            <text:p>10337</text:p>
          </table:table-cell>
          <table:table-cell office:value-type="float" office:value="13091" calcext:value-type="float">
            <text:p>13091</text:p>
          </table:table-cell>
          <table:table-cell office:value-type="float" office:value="0.038557549" calcext:value-type="float">
            <text:p>0.038557549</text:p>
          </table:table-cell>
          <table:table-cell office:value-type="float" office:value="29" calcext:value-type="float">
            <text:p>29</text:p>
          </table:table-cell>
          <table:table-cell office:value-type="float" office:value="10337" calcext:value-type="float">
            <text:p>10337</text:p>
          </table:table-cell>
          <table:table-cell office:value-type="float" office:value="13091" calcext:value-type="float">
            <text:p>1309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27" calcext:value-type="float">
            <text:p>10427</text:p>
          </table:table-cell>
          <table:table-cell office:value-type="float" office:value="13181" calcext:value-type="float">
            <text:p>13181</text:p>
          </table:table-cell>
          <table:table-cell office:value-type="float" office:value="0.0376001989999999" calcext:value-type="float">
            <text:p>0.037600199</text:p>
          </table:table-cell>
          <table:table-cell office:value-type="float" office:value="30" calcext:value-type="float">
            <text:p>30</text:p>
          </table:table-cell>
          <table:table-cell office:value-type="float" office:value="10427" calcext:value-type="float">
            <text:p>10427</text:p>
          </table:table-cell>
          <table:table-cell office:value-type="float" office:value="13181" calcext:value-type="float">
            <text:p>1318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473" calcext:value-type="float">
            <text:p>10473</text:p>
          </table:table-cell>
          <table:table-cell office:value-type="float" office:value="13208" calcext:value-type="float">
            <text:p>13208</text:p>
          </table:table-cell>
          <table:table-cell office:value-type="float" office:value="0.038990227" calcext:value-type="float">
            <text:p>0.038990227</text:p>
          </table:table-cell>
          <table:table-cell office:value-type="float" office:value="31" calcext:value-type="float">
            <text:p>31</text:p>
          </table:table-cell>
          <table:table-cell office:value-type="float" office:value="10473" calcext:value-type="float">
            <text:p>10473</text:p>
          </table:table-cell>
          <table:table-cell office:value-type="float" office:value="13208" calcext:value-type="float">
            <text:p>1320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59" calcext:value-type="float">
            <text:p>10559</text:p>
          </table:table-cell>
          <table:table-cell office:value-type="float" office:value="13236" calcext:value-type="float">
            <text:p>13236</text:p>
          </table:table-cell>
          <table:table-cell office:value-type="float" office:value="0.0378025200000001" calcext:value-type="float">
            <text:p>0.03780252</text:p>
          </table:table-cell>
          <table:table-cell office:value-type="float" office:value="32" calcext:value-type="float">
            <text:p>32</text:p>
          </table:table-cell>
          <table:table-cell office:value-type="float" office:value="10559" calcext:value-type="float">
            <text:p>10559</text:p>
          </table:table-cell>
          <table:table-cell office:value-type="float" office:value="13236" calcext:value-type="float">
            <text:p>1323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02" calcext:value-type="float">
            <text:p>10902</text:p>
          </table:table-cell>
          <table:table-cell office:value-type="float" office:value="13539" calcext:value-type="float">
            <text:p>13539</text:p>
          </table:table-cell>
          <table:table-cell office:value-type="float" office:value="0.038101274" calcext:value-type="float">
            <text:p>0.038101274</text:p>
          </table:table-cell>
          <table:table-cell office:value-type="float" office:value="33" calcext:value-type="float">
            <text:p>33</text:p>
          </table:table-cell>
          <table:table-cell office:value-type="float" office:value="10902" calcext:value-type="float">
            <text:p>10902</text:p>
          </table:table-cell>
          <table:table-cell office:value-type="float" office:value="13539" calcext:value-type="float">
            <text:p>1353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068" calcext:value-type="float">
            <text:p>11068</text:p>
          </table:table-cell>
          <table:table-cell office:value-type="float" office:value="13690" calcext:value-type="float">
            <text:p>13690</text:p>
          </table:table-cell>
          <table:table-cell office:value-type="float" office:value="0.03815927" calcext:value-type="float">
            <text:p>0.03815927</text:p>
          </table:table-cell>
          <table:table-cell office:value-type="float" office:value="34" calcext:value-type="float">
            <text:p>34</text:p>
          </table:table-cell>
          <table:table-cell office:value-type="float" office:value="11068" calcext:value-type="float">
            <text:p>11068</text:p>
          </table:table-cell>
          <table:table-cell office:value-type="float" office:value="13690" calcext:value-type="float">
            <text:p>1369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516" calcext:value-type="float">
            <text:p>11516</text:p>
          </table:table-cell>
          <table:table-cell office:value-type="float" office:value="14079" calcext:value-type="float">
            <text:p>14079</text:p>
          </table:table-cell>
          <table:table-cell office:value-type="float" office:value="0.043280689" calcext:value-type="float">
            <text:p>0.043280689</text:p>
          </table:table-cell>
          <table:table-cell office:value-type="float" office:value="35" calcext:value-type="float">
            <text:p>35</text:p>
          </table:table-cell>
          <table:table-cell office:value-type="float" office:value="11516" calcext:value-type="float">
            <text:p>11516</text:p>
          </table:table-cell>
          <table:table-cell office:value-type="float" office:value="14079" calcext:value-type="float">
            <text:p>1407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633" calcext:value-type="float">
            <text:p>11633</text:p>
          </table:table-cell>
          <table:table-cell office:value-type="float" office:value="14182" calcext:value-type="float">
            <text:p>14182</text:p>
          </table:table-cell>
          <table:table-cell office:value-type="float" office:value="0.043882128" calcext:value-type="float">
            <text:p>0.043882128</text:p>
          </table:table-cell>
          <table:table-cell office:value-type="float" office:value="36" calcext:value-type="float">
            <text:p>36</text:p>
          </table:table-cell>
          <table:table-cell office:value-type="float" office:value="11633" calcext:value-type="float">
            <text:p>11633</text:p>
          </table:table-cell>
          <table:table-cell office:value-type="float" office:value="14182" calcext:value-type="float">
            <text:p>1418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893" calcext:value-type="float">
            <text:p>11893</text:p>
          </table:table-cell>
          <table:table-cell office:value-type="float" office:value="14419" calcext:value-type="float">
            <text:p>14419</text:p>
          </table:table-cell>
          <table:table-cell office:value-type="float" office:value="0.044761981" calcext:value-type="float">
            <text:p>0.044761981</text:p>
          </table:table-cell>
          <table:table-cell office:value-type="float" office:value="37" calcext:value-type="float">
            <text:p>37</text:p>
          </table:table-cell>
          <table:table-cell office:value-type="float" office:value="11893" calcext:value-type="float">
            <text:p>11893</text:p>
          </table:table-cell>
          <table:table-cell office:value-type="float" office:value="14419" calcext:value-type="float">
            <text:p>1441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980" calcext:value-type="float">
            <text:p>11980</text:p>
          </table:table-cell>
          <table:table-cell office:value-type="float" office:value="14472" calcext:value-type="float">
            <text:p>14472</text:p>
          </table:table-cell>
          <table:table-cell office:value-type="float" office:value="0.04888304" calcext:value-type="float">
            <text:p>0.04888304</text:p>
          </table:table-cell>
          <table:table-cell office:value-type="float" office:value="38" calcext:value-type="float">
            <text:p>38</text:p>
          </table:table-cell>
          <table:table-cell office:value-type="float" office:value="11980" calcext:value-type="float">
            <text:p>11980</text:p>
          </table:table-cell>
          <table:table-cell office:value-type="float" office:value="14472" calcext:value-type="float">
            <text:p>1447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065" calcext:value-type="float">
            <text:p>12065</text:p>
          </table:table-cell>
          <table:table-cell office:value-type="float" office:value="14535" calcext:value-type="float">
            <text:p>14535</text:p>
          </table:table-cell>
          <table:table-cell office:value-type="float" office:value="0.04849431" calcext:value-type="float">
            <text:p>0.04849431</text:p>
          </table:table-cell>
          <table:table-cell office:value-type="float" office:value="39" calcext:value-type="float">
            <text:p>39</text:p>
          </table:table-cell>
          <table:table-cell office:value-type="float" office:value="12065" calcext:value-type="float">
            <text:p>12065</text:p>
          </table:table-cell>
          <table:table-cell office:value-type="float" office:value="14535" calcext:value-type="float">
            <text:p>145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489" calcext:value-type="float">
            <text:p>12489</text:p>
          </table:table-cell>
          <table:table-cell office:value-type="float" office:value="14929" calcext:value-type="float">
            <text:p>14929</text:p>
          </table:table-cell>
          <table:table-cell office:value-type="float" office:value="0.053781694" calcext:value-type="float">
            <text:p>0.053781694</text:p>
          </table:table-cell>
          <table:table-cell office:value-type="float" office:value="40" calcext:value-type="float">
            <text:p>40</text:p>
          </table:table-cell>
          <table:table-cell office:value-type="float" office:value="12489" calcext:value-type="float">
            <text:p>12489</text:p>
          </table:table-cell>
          <table:table-cell office:value-type="float" office:value="14929" calcext:value-type="float">
            <text:p>1492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543" calcext:value-type="float">
            <text:p>12543</text:p>
          </table:table-cell>
          <table:table-cell office:value-type="float" office:value="14963" calcext:value-type="float">
            <text:p>14963</text:p>
          </table:table-cell>
          <table:table-cell office:value-type="float" office:value="0.047701695" calcext:value-type="float">
            <text:p>0.047701695</text:p>
          </table:table-cell>
          <table:table-cell office:value-type="float" office:value="41" calcext:value-type="float">
            <text:p>41</text:p>
          </table:table-cell>
          <table:table-cell office:value-type="float" office:value="12543" calcext:value-type="float">
            <text:p>12543</text:p>
          </table:table-cell>
          <table:table-cell office:value-type="float" office:value="14963" calcext:value-type="float">
            <text:p>1496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726" calcext:value-type="float">
            <text:p>12726</text:p>
          </table:table-cell>
          <table:table-cell office:value-type="float" office:value="15105" calcext:value-type="float">
            <text:p>15105</text:p>
          </table:table-cell>
          <table:table-cell office:value-type="float" office:value="0.044067479" calcext:value-type="float">
            <text:p>0.044067479</text:p>
          </table:table-cell>
          <table:table-cell office:value-type="float" office:value="42" calcext:value-type="float">
            <text:p>42</text:p>
          </table:table-cell>
          <table:table-cell office:value-type="float" office:value="12726" calcext:value-type="float">
            <text:p>12726</text:p>
          </table:table-cell>
          <table:table-cell office:value-type="float" office:value="15105" calcext:value-type="float">
            <text:p>1510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726" calcext:value-type="float">
            <text:p>12726</text:p>
          </table:table-cell>
          <table:table-cell office:value-type="float" office:value="15105" calcext:value-type="float">
            <text:p>15105</text:p>
          </table:table-cell>
          <table:table-cell office:value-type="float" office:value="0.055135003" calcext:value-type="float">
            <text:p>0.055135003</text:p>
          </table:table-cell>
          <table:table-cell office:value-type="float" office:value="43" calcext:value-type="float">
            <text:p>43</text:p>
          </table:table-cell>
          <table:table-cell office:value-type="float" office:value="12726" calcext:value-type="float">
            <text:p>12726</text:p>
          </table:table-cell>
          <table:table-cell office:value-type="float" office:value="15105" calcext:value-type="float">
            <text:p>1510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877" calcext:value-type="float">
            <text:p>12877</text:p>
          </table:table-cell>
          <table:table-cell office:value-type="float" office:value="15246" calcext:value-type="float">
            <text:p>15246</text:p>
          </table:table-cell>
          <table:table-cell office:value-type="float" office:value="0.0483963500000001" calcext:value-type="float">
            <text:p>0.04839635</text:p>
          </table:table-cell>
          <table:table-cell office:value-type="float" office:value="44" calcext:value-type="float">
            <text:p>44</text:p>
          </table:table-cell>
          <table:table-cell office:value-type="float" office:value="12877" calcext:value-type="float">
            <text:p>12877</text:p>
          </table:table-cell>
          <table:table-cell office:value-type="float" office:value="15246" calcext:value-type="float">
            <text:p>1524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35" calcext:value-type="float">
            <text:p>13535</text:p>
          </table:table-cell>
          <table:table-cell office:value-type="float" office:value="15816" calcext:value-type="float">
            <text:p>15816</text:p>
          </table:table-cell>
          <table:table-cell office:value-type="float" office:value="0.050243053" calcext:value-type="float">
            <text:p>0.050243053</text:p>
          </table:table-cell>
          <table:table-cell office:value-type="float" office:value="45" calcext:value-type="float">
            <text:p>45</text:p>
          </table:table-cell>
          <table:table-cell office:value-type="float" office:value="13535" calcext:value-type="float">
            <text:p>13535</text:p>
          </table:table-cell>
          <table:table-cell office:value-type="float" office:value="15816" calcext:value-type="float">
            <text:p>1581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540" calcext:value-type="float">
            <text:p>13540</text:p>
          </table:table-cell>
          <table:table-cell office:value-type="float" office:value="15782" calcext:value-type="float">
            <text:p>15782</text:p>
          </table:table-cell>
          <table:table-cell office:value-type="float" office:value="0.048953629" calcext:value-type="float">
            <text:p>0.048953629</text:p>
          </table:table-cell>
          <table:table-cell office:value-type="float" office:value="46" calcext:value-type="float">
            <text:p>46</text:p>
          </table:table-cell>
          <table:table-cell office:value-type="float" office:value="13540" calcext:value-type="float">
            <text:p>13540</text:p>
          </table:table-cell>
          <table:table-cell office:value-type="float" office:value="15782" calcext:value-type="float">
            <text:p>1578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713" calcext:value-type="float">
            <text:p>13713</text:p>
          </table:table-cell>
          <table:table-cell office:value-type="float" office:value="15933" calcext:value-type="float">
            <text:p>15933</text:p>
          </table:table-cell>
          <table:table-cell office:value-type="float" office:value="0.051514738" calcext:value-type="float">
            <text:p>0.051514738</text:p>
          </table:table-cell>
          <table:table-cell office:value-type="float" office:value="47" calcext:value-type="float">
            <text:p>47</text:p>
          </table:table-cell>
          <table:table-cell office:value-type="float" office:value="13713" calcext:value-type="float">
            <text:p>13713</text:p>
          </table:table-cell>
          <table:table-cell office:value-type="float" office:value="15933" calcext:value-type="float">
            <text:p>159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083" calcext:value-type="float">
            <text:p>14083</text:p>
          </table:table-cell>
          <table:table-cell office:value-type="float" office:value="16261" calcext:value-type="float">
            <text:p>16261</text:p>
          </table:table-cell>
          <table:table-cell office:value-type="float" office:value="0.049493239" calcext:value-type="float">
            <text:p>0.049493239</text:p>
          </table:table-cell>
          <table:table-cell office:value-type="float" office:value="48" calcext:value-type="float">
            <text:p>48</text:p>
          </table:table-cell>
          <table:table-cell office:value-type="float" office:value="14083" calcext:value-type="float">
            <text:p>14083</text:p>
          </table:table-cell>
          <table:table-cell office:value-type="float" office:value="16261" calcext:value-type="float">
            <text:p>1626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793" calcext:value-type="float">
            <text:p>14793</text:p>
          </table:table-cell>
          <table:table-cell office:value-type="float" office:value="16905" calcext:value-type="float">
            <text:p>16905</text:p>
          </table:table-cell>
          <table:table-cell office:value-type="float" office:value="0.053275838" calcext:value-type="float">
            <text:p>0.053275838</text:p>
          </table:table-cell>
          <table:table-cell office:value-type="float" office:value="49" calcext:value-type="float">
            <text:p>49</text:p>
          </table:table-cell>
          <table:table-cell office:value-type="float" office:value="14793" calcext:value-type="float">
            <text:p>14793</text:p>
          </table:table-cell>
          <table:table-cell office:value-type="float" office:value="16905" calcext:value-type="float">
            <text:p>1690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921" calcext:value-type="float">
            <text:p>14921</text:p>
          </table:table-cell>
          <table:table-cell office:value-type="float" office:value="16994" calcext:value-type="float">
            <text:p>16994</text:p>
          </table:table-cell>
          <table:table-cell office:value-type="float" office:value="0.0544376550000001" calcext:value-type="float">
            <text:p>0.054437655</text:p>
          </table:table-cell>
          <table:table-cell office:value-type="float" office:value="50" calcext:value-type="float">
            <text:p>50</text:p>
          </table:table-cell>
          <table:table-cell office:value-type="float" office:value="14921" calcext:value-type="float">
            <text:p>14921</text:p>
          </table:table-cell>
          <table:table-cell office:value-type="float" office:value="16994" calcext:value-type="float">
            <text:p>1699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921" calcext:value-type="float">
            <text:p>14921</text:p>
          </table:table-cell>
          <table:table-cell office:value-type="float" office:value="16994" calcext:value-type="float">
            <text:p>16994</text:p>
          </table:table-cell>
          <table:table-cell office:value-type="float" office:value="0.053116035" calcext:value-type="float">
            <text:p>0.053116035</text:p>
          </table:table-cell>
          <table:table-cell office:value-type="float" office:value="51" calcext:value-type="float">
            <text:p>51</text:p>
          </table:table-cell>
          <table:table-cell office:value-type="float" office:value="14921" calcext:value-type="float">
            <text:p>14921</text:p>
          </table:table-cell>
          <table:table-cell office:value-type="float" office:value="16994" calcext:value-type="float">
            <text:p>1699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921" calcext:value-type="float">
            <text:p>14921</text:p>
          </table:table-cell>
          <table:table-cell office:value-type="float" office:value="16994" calcext:value-type="float">
            <text:p>16994</text:p>
          </table:table-cell>
          <table:table-cell office:value-type="float" office:value="0.053231202" calcext:value-type="float">
            <text:p>0.053231202</text:p>
          </table:table-cell>
          <table:table-cell office:value-type="float" office:value="52" calcext:value-type="float">
            <text:p>52</text:p>
          </table:table-cell>
          <table:table-cell office:value-type="float" office:value="14921" calcext:value-type="float">
            <text:p>14921</text:p>
          </table:table-cell>
          <table:table-cell office:value-type="float" office:value="16994" calcext:value-type="float">
            <text:p>1699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921" calcext:value-type="float">
            <text:p>14921</text:p>
          </table:table-cell>
          <table:table-cell office:value-type="float" office:value="16994" calcext:value-type="float">
            <text:p>16994</text:p>
          </table:table-cell>
          <table:table-cell office:value-type="float" office:value="0.05348128" calcext:value-type="float">
            <text:p>0.05348128</text:p>
          </table:table-cell>
          <table:table-cell office:value-type="float" office:value="53" calcext:value-type="float">
            <text:p>53</text:p>
          </table:table-cell>
          <table:table-cell office:value-type="float" office:value="14921" calcext:value-type="float">
            <text:p>14921</text:p>
          </table:table-cell>
          <table:table-cell office:value-type="float" office:value="16994" calcext:value-type="float">
            <text:p>1699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921" calcext:value-type="float">
            <text:p>14921</text:p>
          </table:table-cell>
          <table:table-cell office:value-type="float" office:value="16994" calcext:value-type="float">
            <text:p>16994</text:p>
          </table:table-cell>
          <table:table-cell office:value-type="float" office:value="0.051276607" calcext:value-type="float">
            <text:p>0.051276607</text:p>
          </table:table-cell>
          <table:table-cell office:value-type="float" office:value="54" calcext:value-type="float">
            <text:p>54</text:p>
          </table:table-cell>
          <table:table-cell office:value-type="float" office:value="14921" calcext:value-type="float">
            <text:p>14921</text:p>
          </table:table-cell>
          <table:table-cell office:value-type="float" office:value="16994" calcext:value-type="float">
            <text:p>1699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303" calcext:value-type="float">
            <text:p>15303</text:p>
          </table:table-cell>
          <table:table-cell office:value-type="float" office:value="17308" calcext:value-type="float">
            <text:p>17308</text:p>
          </table:table-cell>
          <table:table-cell office:value-type="float" office:value="0.0523136669999999" calcext:value-type="float">
            <text:p>0.052313667</text:p>
          </table:table-cell>
          <table:table-cell office:value-type="float" office:value="55" calcext:value-type="float">
            <text:p>55</text:p>
          </table:table-cell>
          <table:table-cell office:value-type="float" office:value="15303" calcext:value-type="float">
            <text:p>15303</text:p>
          </table:table-cell>
          <table:table-cell office:value-type="float" office:value="17308" calcext:value-type="float">
            <text:p>1730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303" calcext:value-type="float">
            <text:p>15303</text:p>
          </table:table-cell>
          <table:table-cell office:value-type="float" office:value="17308" calcext:value-type="float">
            <text:p>17308</text:p>
          </table:table-cell>
          <table:table-cell office:value-type="float" office:value="0.056861528" calcext:value-type="float">
            <text:p>0.056861528</text:p>
          </table:table-cell>
          <table:table-cell office:value-type="float" office:value="56" calcext:value-type="float">
            <text:p>56</text:p>
          </table:table-cell>
          <table:table-cell office:value-type="float" office:value="15303" calcext:value-type="float">
            <text:p>15303</text:p>
          </table:table-cell>
          <table:table-cell office:value-type="float" office:value="17308" calcext:value-type="float">
            <text:p>1730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303" calcext:value-type="float">
            <text:p>15303</text:p>
          </table:table-cell>
          <table:table-cell office:value-type="float" office:value="17308" calcext:value-type="float">
            <text:p>17308</text:p>
          </table:table-cell>
          <table:table-cell office:value-type="float" office:value="0.054296884" calcext:value-type="float">
            <text:p>0.054296884</text:p>
          </table:table-cell>
          <table:table-cell office:value-type="float" office:value="57" calcext:value-type="float">
            <text:p>57</text:p>
          </table:table-cell>
          <table:table-cell office:value-type="float" office:value="15303" calcext:value-type="float">
            <text:p>15303</text:p>
          </table:table-cell>
          <table:table-cell office:value-type="float" office:value="17308" calcext:value-type="float">
            <text:p>1730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856" calcext:value-type="float">
            <text:p>15856</text:p>
          </table:table-cell>
          <table:table-cell office:value-type="float" office:value="17812" calcext:value-type="float">
            <text:p>17812</text:p>
          </table:table-cell>
          <table:table-cell office:value-type="float" office:value="0.054463214" calcext:value-type="float">
            <text:p>0.054463214</text:p>
          </table:table-cell>
          <table:table-cell office:value-type="float" office:value="58" calcext:value-type="float">
            <text:p>58</text:p>
          </table:table-cell>
          <table:table-cell office:value-type="float" office:value="15856" calcext:value-type="float">
            <text:p>15856</text:p>
          </table:table-cell>
          <table:table-cell office:value-type="float" office:value="17812" calcext:value-type="float">
            <text:p>1781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915" calcext:value-type="float">
            <text:p>15915</text:p>
          </table:table-cell>
          <table:table-cell office:value-type="float" office:value="17823" calcext:value-type="float">
            <text:p>17823</text:p>
          </table:table-cell>
          <table:table-cell office:value-type="float" office:value="0.055506681" calcext:value-type="float">
            <text:p>0.055506681</text:p>
          </table:table-cell>
          <table:table-cell office:value-type="float" office:value="59" calcext:value-type="float">
            <text:p>59</text:p>
          </table:table-cell>
          <table:table-cell office:value-type="float" office:value="15915" calcext:value-type="float">
            <text:p>15915</text:p>
          </table:table-cell>
          <table:table-cell office:value-type="float" office:value="17823" calcext:value-type="float">
            <text:p>1782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915" calcext:value-type="float">
            <text:p>15915</text:p>
          </table:table-cell>
          <table:table-cell office:value-type="float" office:value="17823" calcext:value-type="float">
            <text:p>17823</text:p>
          </table:table-cell>
          <table:table-cell office:value-type="float" office:value="0.0551569989999999" calcext:value-type="float">
            <text:p>0.055156999</text:p>
          </table:table-cell>
          <table:table-cell office:value-type="float" office:value="60" calcext:value-type="float">
            <text:p>60</text:p>
          </table:table-cell>
          <table:table-cell office:value-type="float" office:value="15915" calcext:value-type="float">
            <text:p>15915</text:p>
          </table:table-cell>
          <table:table-cell office:value-type="float" office:value="17823" calcext:value-type="float">
            <text:p>1782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915" calcext:value-type="float">
            <text:p>15915</text:p>
          </table:table-cell>
          <table:table-cell office:value-type="float" office:value="17823" calcext:value-type="float">
            <text:p>17823</text:p>
          </table:table-cell>
          <table:table-cell office:value-type="float" office:value="0.051424639" calcext:value-type="float">
            <text:p>0.051424639</text:p>
          </table:table-cell>
          <table:table-cell office:value-type="float" office:value="61" calcext:value-type="float">
            <text:p>61</text:p>
          </table:table-cell>
          <table:table-cell office:value-type="float" office:value="15915" calcext:value-type="float">
            <text:p>15915</text:p>
          </table:table-cell>
          <table:table-cell office:value-type="float" office:value="17823" calcext:value-type="float">
            <text:p>1782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915" calcext:value-type="float">
            <text:p>15915</text:p>
          </table:table-cell>
          <table:table-cell office:value-type="float" office:value="17823" calcext:value-type="float">
            <text:p>17823</text:p>
          </table:table-cell>
          <table:table-cell office:value-type="float" office:value="0.05118676" calcext:value-type="float">
            <text:p>0.05118676</text:p>
          </table:table-cell>
          <table:table-cell office:value-type="float" office:value="62" calcext:value-type="float">
            <text:p>62</text:p>
          </table:table-cell>
          <table:table-cell office:value-type="float" office:value="15915" calcext:value-type="float">
            <text:p>15915</text:p>
          </table:table-cell>
          <table:table-cell office:value-type="float" office:value="17823" calcext:value-type="float">
            <text:p>1782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915" calcext:value-type="float">
            <text:p>15915</text:p>
          </table:table-cell>
          <table:table-cell office:value-type="float" office:value="17823" calcext:value-type="float">
            <text:p>17823</text:p>
          </table:table-cell>
          <table:table-cell office:value-type="float" office:value="0.0559785990000001" calcext:value-type="float">
            <text:p>0.055978599</text:p>
          </table:table-cell>
          <table:table-cell office:value-type="float" office:value="63" calcext:value-type="float">
            <text:p>63</text:p>
          </table:table-cell>
          <table:table-cell office:value-type="float" office:value="15915" calcext:value-type="float">
            <text:p>15915</text:p>
          </table:table-cell>
          <table:table-cell office:value-type="float" office:value="17823" calcext:value-type="float">
            <text:p>1782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580" calcext:value-type="float">
            <text:p>16580</text:p>
          </table:table-cell>
          <table:table-cell office:value-type="float" office:value="18429" calcext:value-type="float">
            <text:p>18429</text:p>
          </table:table-cell>
          <table:table-cell office:value-type="float" office:value="0.055107907" calcext:value-type="float">
            <text:p>0.055107907</text:p>
          </table:table-cell>
          <table:table-cell office:value-type="float" office:value="64" calcext:value-type="float">
            <text:p>64</text:p>
          </table:table-cell>
          <table:table-cell office:value-type="float" office:value="16580" calcext:value-type="float">
            <text:p>16580</text:p>
          </table:table-cell>
          <table:table-cell office:value-type="float" office:value="18429" calcext:value-type="float">
            <text:p>1842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580" calcext:value-type="float">
            <text:p>16580</text:p>
          </table:table-cell>
          <table:table-cell office:value-type="float" office:value="18429" calcext:value-type="float">
            <text:p>18429</text:p>
          </table:table-cell>
          <table:table-cell office:value-type="float" office:value="0.065543476" calcext:value-type="float">
            <text:p>0.065543476</text:p>
          </table:table-cell>
          <table:table-cell office:value-type="float" office:value="65" calcext:value-type="float">
            <text:p>65</text:p>
          </table:table-cell>
          <table:table-cell office:value-type="float" office:value="16580" calcext:value-type="float">
            <text:p>16580</text:p>
          </table:table-cell>
          <table:table-cell office:value-type="float" office:value="18429" calcext:value-type="float">
            <text:p>1842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580" calcext:value-type="float">
            <text:p>16580</text:p>
          </table:table-cell>
          <table:table-cell office:value-type="float" office:value="18429" calcext:value-type="float">
            <text:p>18429</text:p>
          </table:table-cell>
          <table:table-cell office:value-type="float" office:value="0.068153931" calcext:value-type="float">
            <text:p>0.068153931</text:p>
          </table:table-cell>
          <table:table-cell office:value-type="float" office:value="66" calcext:value-type="float">
            <text:p>66</text:p>
          </table:table-cell>
          <table:table-cell office:value-type="float" office:value="16580" calcext:value-type="float">
            <text:p>16580</text:p>
          </table:table-cell>
          <table:table-cell office:value-type="float" office:value="18429" calcext:value-type="float">
            <text:p>1842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580" calcext:value-type="float">
            <text:p>16580</text:p>
          </table:table-cell>
          <table:table-cell office:value-type="float" office:value="18429" calcext:value-type="float">
            <text:p>18429</text:p>
          </table:table-cell>
          <table:table-cell office:value-type="float" office:value="0.062812633" calcext:value-type="float">
            <text:p>0.062812633</text:p>
          </table:table-cell>
          <table:table-cell office:value-type="float" office:value="67" calcext:value-type="float">
            <text:p>67</text:p>
          </table:table-cell>
          <table:table-cell office:value-type="float" office:value="16580" calcext:value-type="float">
            <text:p>16580</text:p>
          </table:table-cell>
          <table:table-cell office:value-type="float" office:value="18429" calcext:value-type="float">
            <text:p>1842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office:value-type="float" office:value="0.058459983" calcext:value-type="float">
            <text:p>0.058459983</text:p>
          </table:table-cell>
          <table:table-cell office:value-type="float" office:value="68" calcext:value-type="float">
            <text:p>68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office:value-type="float" office:value="0.067514957" calcext:value-type="float">
            <text:p>0.067514957</text:p>
          </table:table-cell>
          <table:table-cell office:value-type="float" office:value="69" calcext:value-type="float">
            <text:p>69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office:value-type="float" office:value="0.061268992" calcext:value-type="float">
            <text:p>0.061268992</text:p>
          </table:table-cell>
          <table:table-cell office:value-type="float" office:value="70" calcext:value-type="float">
            <text:p>70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office:value-type="float" office:value="0.061283554" calcext:value-type="float">
            <text:p>0.061283554</text:p>
          </table:table-cell>
          <table:table-cell office:value-type="float" office:value="71" calcext:value-type="float">
            <text:p>71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office:value-type="float" office:value="0.056351677" calcext:value-type="float">
            <text:p>0.056351677</text:p>
          </table:table-cell>
          <table:table-cell office:value-type="float" office:value="72" calcext:value-type="float">
            <text:p>72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office:value-type="float" office:value="0.06107653" calcext:value-type="float">
            <text:p>0.06107653</text:p>
          </table:table-cell>
          <table:table-cell office:value-type="float" office:value="73" calcext:value-type="float">
            <text:p>73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office:value-type="float" office:value="0.062922135" calcext:value-type="float">
            <text:p>0.062922135</text:p>
          </table:table-cell>
          <table:table-cell office:value-type="float" office:value="74" calcext:value-type="float">
            <text:p>74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office:value-type="float" office:value="0.0605015030000001" calcext:value-type="float">
            <text:p>0.060501503</text:p>
          </table:table-cell>
          <table:table-cell office:value-type="float" office:value="75" calcext:value-type="float">
            <text:p>75</text:p>
          </table:table-cell>
          <table:table-cell office:value-type="float" office:value="16775" calcext:value-type="float">
            <text:p>16775</text:p>
          </table:table-cell>
          <table:table-cell office:value-type="float" office:value="18564" calcext:value-type="float">
            <text:p>1856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96" calcext:value-type="float">
            <text:p>17096</text:p>
          </table:table-cell>
          <table:table-cell office:value-type="float" office:value="18858" calcext:value-type="float">
            <text:p>18858</text:p>
          </table:table-cell>
          <table:table-cell office:value-type="float" office:value="0.054392156" calcext:value-type="float">
            <text:p>0.054392156</text:p>
          </table:table-cell>
          <table:table-cell office:value-type="float" office:value="76" calcext:value-type="float">
            <text:p>76</text:p>
          </table:table-cell>
          <table:table-cell office:value-type="float" office:value="17096" calcext:value-type="float">
            <text:p>17096</text:p>
          </table:table-cell>
          <table:table-cell office:value-type="float" office:value="18858" calcext:value-type="float">
            <text:p>1885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96" calcext:value-type="float">
            <text:p>17096</text:p>
          </table:table-cell>
          <table:table-cell office:value-type="float" office:value="18858" calcext:value-type="float">
            <text:p>18858</text:p>
          </table:table-cell>
          <table:table-cell office:value-type="float" office:value="0.0560778510000001" calcext:value-type="float">
            <text:p>0.056077851</text:p>
          </table:table-cell>
          <table:table-cell office:value-type="float" office:value="77" calcext:value-type="float">
            <text:p>77</text:p>
          </table:table-cell>
          <table:table-cell office:value-type="float" office:value="17096" calcext:value-type="float">
            <text:p>17096</text:p>
          </table:table-cell>
          <table:table-cell office:value-type="float" office:value="18858" calcext:value-type="float">
            <text:p>1885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096" calcext:value-type="float">
            <text:p>17096</text:p>
          </table:table-cell>
          <table:table-cell office:value-type="float" office:value="18858" calcext:value-type="float">
            <text:p>18858</text:p>
          </table:table-cell>
          <table:table-cell office:value-type="float" office:value="0.054635175" calcext:value-type="float">
            <text:p>0.054635175</text:p>
          </table:table-cell>
          <table:table-cell office:value-type="float" office:value="78" calcext:value-type="float">
            <text:p>78</text:p>
          </table:table-cell>
          <table:table-cell office:value-type="float" office:value="17096" calcext:value-type="float">
            <text:p>17096</text:p>
          </table:table-cell>
          <table:table-cell office:value-type="float" office:value="18858" calcext:value-type="float">
            <text:p>1885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096" calcext:value-type="float">
            <text:p>17096</text:p>
          </table:table-cell>
          <table:table-cell office:value-type="float" office:value="18858" calcext:value-type="float">
            <text:p>18858</text:p>
          </table:table-cell>
          <table:table-cell office:value-type="float" office:value="0.0557832959999999" calcext:value-type="float">
            <text:p>0.055783296</text:p>
          </table:table-cell>
          <table:table-cell office:value-type="float" office:value="79" calcext:value-type="float">
            <text:p>79</text:p>
          </table:table-cell>
          <table:table-cell office:value-type="float" office:value="17096" calcext:value-type="float">
            <text:p>17096</text:p>
          </table:table-cell>
          <table:table-cell office:value-type="float" office:value="18858" calcext:value-type="float">
            <text:p>1885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96" calcext:value-type="float">
            <text:p>17096</text:p>
          </table:table-cell>
          <table:table-cell office:value-type="float" office:value="18858" calcext:value-type="float">
            <text:p>18858</text:p>
          </table:table-cell>
          <table:table-cell office:value-type="float" office:value="0.064266847" calcext:value-type="float">
            <text:p>0.064266847</text:p>
          </table:table-cell>
          <table:table-cell office:value-type="float" office:value="80" calcext:value-type="float">
            <text:p>80</text:p>
          </table:table-cell>
          <table:table-cell office:value-type="float" office:value="17096" calcext:value-type="float">
            <text:p>17096</text:p>
          </table:table-cell>
          <table:table-cell office:value-type="float" office:value="18858" calcext:value-type="float">
            <text:p>1885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640352569999999" calcext:value-type="float">
            <text:p>0.064035257</text:p>
          </table:table-cell>
          <table:table-cell office:value-type="float" office:value="81" calcext:value-type="float">
            <text:p>81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59168958" calcext:value-type="float">
            <text:p>0.059168958</text:p>
          </table:table-cell>
          <table:table-cell office:value-type="float" office:value="82" calcext:value-type="float">
            <text:p>82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595025049999999" calcext:value-type="float">
            <text:p>0.059502505</text:p>
          </table:table-cell>
          <table:table-cell office:value-type="float" office:value="83" calcext:value-type="float">
            <text:p>83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610131830000001" calcext:value-type="float">
            <text:p>0.061013183</text:p>
          </table:table-cell>
          <table:table-cell office:value-type="float" office:value="84" calcext:value-type="float">
            <text:p>84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59513349" calcext:value-type="float">
            <text:p>0.059513349</text:p>
          </table:table-cell>
          <table:table-cell office:value-type="float" office:value="85" calcext:value-type="float">
            <text:p>85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59117715" calcext:value-type="float">
            <text:p>0.059117715</text:p>
          </table:table-cell>
          <table:table-cell office:value-type="float" office:value="86" calcext:value-type="float">
            <text:p>86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593758439999999" calcext:value-type="float">
            <text:p>0.059375844</text:p>
          </table:table-cell>
          <table:table-cell office:value-type="float" office:value="87" calcext:value-type="float">
            <text:p>87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57837504" calcext:value-type="float">
            <text:p>0.057837504</text:p>
          </table:table-cell>
          <table:table-cell office:value-type="float" office:value="88" calcext:value-type="float">
            <text:p>88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59583012" calcext:value-type="float">
            <text:p>0.059583012</text:p>
          </table:table-cell>
          <table:table-cell office:value-type="float" office:value="89" calcext:value-type="float">
            <text:p>89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60232414" calcext:value-type="float">
            <text:p>0.060232414</text:p>
          </table:table-cell>
          <table:table-cell office:value-type="float" office:value="90" calcext:value-type="float">
            <text:p>90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673395589999999" calcext:value-type="float">
            <text:p>0.067339559</text:p>
          </table:table-cell>
          <table:table-cell office:value-type="float" office:value="91" calcext:value-type="float">
            <text:p>91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61025508" calcext:value-type="float">
            <text:p>0.061025508</text:p>
          </table:table-cell>
          <table:table-cell office:value-type="float" office:value="92" calcext:value-type="float">
            <text:p>92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593788260000001" calcext:value-type="float">
            <text:p>0.059378826</text:p>
          </table:table-cell>
          <table:table-cell office:value-type="float" office:value="93" calcext:value-type="float">
            <text:p>93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543654450000001" calcext:value-type="float">
            <text:p>0.054365445</text:p>
          </table:table-cell>
          <table:table-cell office:value-type="float" office:value="94" calcext:value-type="float">
            <text:p>94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536475310000001" calcext:value-type="float">
            <text:p>0.053647531</text:p>
          </table:table-cell>
          <table:table-cell office:value-type="float" office:value="95" calcext:value-type="float">
            <text:p>95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54056818" calcext:value-type="float">
            <text:p>0.054056818</text:p>
          </table:table-cell>
          <table:table-cell office:value-type="float" office:value="96" calcext:value-type="float">
            <text:p>96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59160084" calcext:value-type="float">
            <text:p>0.059160084</text:p>
          </table:table-cell>
          <table:table-cell office:value-type="float" office:value="97" calcext:value-type="float">
            <text:p>97</text:p>
          </table:table-cell>
          <table:table-cell office:value-type="float" office:value="17602" calcext:value-type="float">
            <text:p>17602</text:p>
          </table:table-cell>
          <table:table-cell office:value-type="float" office:value="19330" calcext:value-type="float">
            <text:p>1933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673" calcext:value-type="float">
            <text:p>18673</text:p>
          </table:table-cell>
          <table:table-cell office:value-type="float" office:value="20379" calcext:value-type="float">
            <text:p>20379</text:p>
          </table:table-cell>
          <table:table-cell office:value-type="float" office:value="0.056783478" calcext:value-type="float">
            <text:p>0.056783478</text:p>
          </table:table-cell>
          <table:table-cell office:value-type="float" office:value="98" calcext:value-type="float">
            <text:p>98</text:p>
          </table:table-cell>
          <table:table-cell office:value-type="float" office:value="18673" calcext:value-type="float">
            <text:p>18673</text:p>
          </table:table-cell>
          <table:table-cell office:value-type="float" office:value="20379" calcext:value-type="float">
            <text:p>2037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673" calcext:value-type="float">
            <text:p>18673</text:p>
          </table:table-cell>
          <table:table-cell office:value-type="float" office:value="20379" calcext:value-type="float">
            <text:p>20379</text:p>
          </table:table-cell>
          <table:table-cell office:value-type="float" office:value="0.057366424" calcext:value-type="float">
            <text:p>0.057366424</text:p>
          </table:table-cell>
          <table:table-cell office:value-type="float" office:value="99" calcext:value-type="float">
            <text:p>99</text:p>
          </table:table-cell>
          <table:table-cell office:value-type="float" office:value="18673" calcext:value-type="float">
            <text:p>18673</text:p>
          </table:table-cell>
          <table:table-cell office:value-type="float" office:value="20379" calcext:value-type="float">
            <text:p>2037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673" calcext:value-type="float">
            <text:p>18673</text:p>
          </table:table-cell>
          <table:table-cell office:value-type="float" office:value="20379" calcext:value-type="float">
            <text:p>20379</text:p>
          </table:table-cell>
          <table:table-cell office:value-type="float" office:value="0.055762567" calcext:value-type="float">
            <text:p>0.055762567</text:p>
          </table:table-cell>
          <table:table-cell office:value-type="float" office:value="100" calcext:value-type="float">
            <text:p>100</text:p>
          </table:table-cell>
          <table:table-cell office:value-type="float" office:value="18673" calcext:value-type="float">
            <text:p>18673</text:p>
          </table:table-cell>
          <table:table-cell office:value-type="float" office:value="20379" calcext:value-type="float">
            <text:p>2037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718" calcext:value-type="float">
            <text:p>20718</text:p>
          </table:table-cell>
          <table:table-cell office:value-type="float" office:value="22364" calcext:value-type="float">
            <text:p>22364</text:p>
          </table:table-cell>
          <table:table-cell office:value-type="float" office:value="0.0621114840000001" calcext:value-type="float">
            <text:p>0.062111484</text:p>
          </table:table-cell>
          <table:table-cell office:value-type="float" office:value="101" calcext:value-type="float">
            <text:p>101</text:p>
          </table:table-cell>
          <table:table-cell office:value-type="float" office:value="20718" calcext:value-type="float">
            <text:p>20718</text:p>
          </table:table-cell>
          <table:table-cell office:value-type="float" office:value="22364" calcext:value-type="float">
            <text:p>2236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office:value-type="float" office:value="0.0608205949999999" calcext:value-type="float">
            <text:p>0.060820595</text:p>
          </table:table-cell>
          <table:table-cell office:value-type="float" office:value="102" calcext:value-type="float">
            <text:p>102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office:value-type="float" office:value="0.060775312" calcext:value-type="float">
            <text:p>0.060775312</text:p>
          </table:table-cell>
          <table:table-cell office:value-type="float" office:value="103" calcext:value-type="float">
            <text:p>103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office:value-type="float" office:value="0.0688511839999999" calcext:value-type="float">
            <text:p>0.068851184</text:p>
          </table:table-cell>
          <table:table-cell office:value-type="float" office:value="104" calcext:value-type="float">
            <text:p>104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office:value-type="float" office:value="0.064406216" calcext:value-type="float">
            <text:p>0.064406216</text:p>
          </table:table-cell>
          <table:table-cell office:value-type="float" office:value="105" calcext:value-type="float">
            <text:p>105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office:value-type="float" office:value="0.0625610010000001" calcext:value-type="float">
            <text:p>0.062561001</text:p>
          </table:table-cell>
          <table:table-cell office:value-type="float" office:value="106" calcext:value-type="float">
            <text:p>106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office:value-type="float" office:value="0.061930966" calcext:value-type="float">
            <text:p>0.061930966</text:p>
          </table:table-cell>
          <table:table-cell office:value-type="float" office:value="107" calcext:value-type="float">
            <text:p>107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office:value-type="float" office:value="0.068099007" calcext:value-type="float">
            <text:p>0.068099007</text:p>
          </table:table-cell>
          <table:table-cell office:value-type="float" office:value="108" calcext:value-type="float">
            <text:p>108</text:p>
          </table:table-cell>
          <table:table-cell office:value-type="float" office:value="20778" calcext:value-type="float">
            <text:p>20778</text:p>
          </table:table-cell>
          <table:table-cell office:value-type="float" office:value="22322" calcext:value-type="float">
            <text:p>2232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420" calcext:value-type="float">
            <text:p>22420</text:p>
          </table:table-cell>
          <table:table-cell office:value-type="float" office:value="23949" calcext:value-type="float">
            <text:p>23949</text:p>
          </table:table-cell>
          <table:table-cell office:value-type="float" office:value="0.0682749180000001" calcext:value-type="float">
            <text:p>0.068274918</text:p>
          </table:table-cell>
          <table:table-cell office:value-type="float" office:value="109" calcext:value-type="float">
            <text:p>109</text:p>
          </table:table-cell>
          <table:table-cell office:value-type="float" office:value="22420" calcext:value-type="float">
            <text:p>22420</text:p>
          </table:table-cell>
          <table:table-cell office:value-type="float" office:value="23949" calcext:value-type="float">
            <text:p>2394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420" calcext:value-type="float">
            <text:p>22420</text:p>
          </table:table-cell>
          <table:table-cell office:value-type="float" office:value="23949" calcext:value-type="float">
            <text:p>23949</text:p>
          </table:table-cell>
          <table:table-cell office:value-type="float" office:value="0.068029167" calcext:value-type="float">
            <text:p>0.068029167</text:p>
          </table:table-cell>
          <table:table-cell office:value-type="float" office:value="110" calcext:value-type="float">
            <text:p>110</text:p>
          </table:table-cell>
          <table:table-cell office:value-type="float" office:value="22420" calcext:value-type="float">
            <text:p>22420</text:p>
          </table:table-cell>
          <table:table-cell office:value-type="float" office:value="23949" calcext:value-type="float">
            <text:p>2394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420" calcext:value-type="float">
            <text:p>22420</text:p>
          </table:table-cell>
          <table:table-cell office:value-type="float" office:value="23949" calcext:value-type="float">
            <text:p>23949</text:p>
          </table:table-cell>
          <table:table-cell office:value-type="float" office:value="0.06403262" calcext:value-type="float">
            <text:p>0.06403262</text:p>
          </table:table-cell>
          <table:table-cell office:value-type="float" office:value="111" calcext:value-type="float">
            <text:p>111</text:p>
          </table:table-cell>
          <table:table-cell office:value-type="float" office:value="22420" calcext:value-type="float">
            <text:p>22420</text:p>
          </table:table-cell>
          <table:table-cell office:value-type="float" office:value="23949" calcext:value-type="float">
            <text:p>2394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982" calcext:value-type="float">
            <text:p>22982</text:p>
          </table:table-cell>
          <table:table-cell office:value-type="float" office:value="24423" calcext:value-type="float">
            <text:p>24423</text:p>
          </table:table-cell>
          <table:table-cell office:value-type="float" office:value="0.0695756359999999" calcext:value-type="float">
            <text:p>0.069575636</text:p>
          </table:table-cell>
          <table:table-cell office:value-type="float" office:value="112" calcext:value-type="float">
            <text:p>112</text:p>
          </table:table-cell>
          <table:table-cell office:value-type="float" office:value="22982" calcext:value-type="float">
            <text:p>22982</text:p>
          </table:table-cell>
          <table:table-cell office:value-type="float" office:value="24423" calcext:value-type="float">
            <text:p>2442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982" calcext:value-type="float">
            <text:p>22982</text:p>
          </table:table-cell>
          <table:table-cell office:value-type="float" office:value="24423" calcext:value-type="float">
            <text:p>24423</text:p>
          </table:table-cell>
          <table:table-cell office:value-type="float" office:value="0.0842024650000001" calcext:value-type="float">
            <text:p>0.084202465</text:p>
          </table:table-cell>
          <table:table-cell office:value-type="float" office:value="113" calcext:value-type="float">
            <text:p>113</text:p>
          </table:table-cell>
          <table:table-cell office:value-type="float" office:value="22982" calcext:value-type="float">
            <text:p>22982</text:p>
          </table:table-cell>
          <table:table-cell office:value-type="float" office:value="24423" calcext:value-type="float">
            <text:p>2442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982" calcext:value-type="float">
            <text:p>22982</text:p>
          </table:table-cell>
          <table:table-cell office:value-type="float" office:value="24423" calcext:value-type="float">
            <text:p>24423</text:p>
          </table:table-cell>
          <table:table-cell office:value-type="float" office:value="0.0810756489999999" calcext:value-type="float">
            <text:p>0.081075649</text:p>
          </table:table-cell>
          <table:table-cell office:value-type="float" office:value="114" calcext:value-type="float">
            <text:p>114</text:p>
          </table:table-cell>
          <table:table-cell office:value-type="float" office:value="22982" calcext:value-type="float">
            <text:p>22982</text:p>
          </table:table-cell>
          <table:table-cell office:value-type="float" office:value="24423" calcext:value-type="float">
            <text:p>2442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office:value-type="float" office:value="0.074801712" calcext:value-type="float">
            <text:p>0.074801712</text:p>
          </table:table-cell>
          <table:table-cell office:value-type="float" office:value="115" calcext:value-type="float">
            <text:p>115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office:value-type="float" office:value="0.069157484" calcext:value-type="float">
            <text:p>0.069157484</text:p>
          </table:table-cell>
          <table:table-cell office:value-type="float" office:value="116" calcext:value-type="float">
            <text:p>116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office:value-type="float" office:value="0.0696936220000001" calcext:value-type="float">
            <text:p>0.069693622</text:p>
          </table:table-cell>
          <table:table-cell office:value-type="float" office:value="117" calcext:value-type="float">
            <text:p>117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office:value-type="float" office:value="0.079356152" calcext:value-type="float">
            <text:p>0.079356152</text:p>
          </table:table-cell>
          <table:table-cell office:value-type="float" office:value="118" calcext:value-type="float">
            <text:p>118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office:value-type="float" office:value="0.078919221" calcext:value-type="float">
            <text:p>0.078919221</text:p>
          </table:table-cell>
          <table:table-cell office:value-type="float" office:value="119" calcext:value-type="float">
            <text:p>119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office:value-type="float" office:value="0.0767787359999999" calcext:value-type="float">
            <text:p>0.076778736</text:p>
          </table:table-cell>
          <table:table-cell office:value-type="float" office:value="120" calcext:value-type="float">
            <text:p>120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office:value-type="float" office:value="0.0765409809999999" calcext:value-type="float">
            <text:p>0.076540981</text:p>
          </table:table-cell>
          <table:table-cell office:value-type="float" office:value="121" calcext:value-type="float">
            <text:p>121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office:value-type="float" office:value="0.074872373" calcext:value-type="float">
            <text:p>0.074872373</text:p>
          </table:table-cell>
          <table:table-cell office:value-type="float" office:value="122" calcext:value-type="float">
            <text:p>122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office:value-type="float" office:value="0.0696073590000001" calcext:value-type="float">
            <text:p>0.069607359</text:p>
          </table:table-cell>
          <table:table-cell office:value-type="float" office:value="123" calcext:value-type="float">
            <text:p>123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office:value-type="float" office:value="0.073249906" calcext:value-type="float">
            <text:p>0.073249906</text:p>
          </table:table-cell>
          <table:table-cell office:value-type="float" office:value="124" calcext:value-type="float">
            <text:p>124</text:p>
          </table:table-cell>
          <table:table-cell office:value-type="float" office:value="24698" calcext:value-type="float">
            <text:p>24698</text:p>
          </table:table-cell>
          <table:table-cell office:value-type="float" office:value="26100" calcext:value-type="float">
            <text:p>2610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768811610000001" calcext:value-type="float">
            <text:p>0.076881161</text:p>
          </table:table-cell>
          <table:table-cell office:value-type="float" office:value="125" calcext:value-type="float">
            <text:p>125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853546439999999" calcext:value-type="float">
            <text:p>0.085354644</text:p>
          </table:table-cell>
          <table:table-cell office:value-type="float" office:value="126" calcext:value-type="float">
            <text:p>126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827475509999999" calcext:value-type="float">
            <text:p>0.082747551</text:p>
          </table:table-cell>
          <table:table-cell office:value-type="float" office:value="127" calcext:value-type="float">
            <text:p>127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75943145" calcext:value-type="float">
            <text:p>0.075943145</text:p>
          </table:table-cell>
          <table:table-cell office:value-type="float" office:value="128" calcext:value-type="float">
            <text:p>128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82640674" calcext:value-type="float">
            <text:p>0.082640674</text:p>
          </table:table-cell>
          <table:table-cell office:value-type="float" office:value="129" calcext:value-type="float">
            <text:p>129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75749312" calcext:value-type="float">
            <text:p>0.075749312</text:p>
          </table:table-cell>
          <table:table-cell office:value-type="float" office:value="130" calcext:value-type="float">
            <text:p>130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82355265" calcext:value-type="float">
            <text:p>0.082355265</text:p>
          </table:table-cell>
          <table:table-cell office:value-type="float" office:value="131" calcext:value-type="float">
            <text:p>131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847922250000001" calcext:value-type="float">
            <text:p>0.084792225</text:p>
          </table:table-cell>
          <table:table-cell office:value-type="float" office:value="132" calcext:value-type="float">
            <text:p>132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84828713" calcext:value-type="float">
            <text:p>0.084828713</text:p>
          </table:table-cell>
          <table:table-cell office:value-type="float" office:value="133" calcext:value-type="float">
            <text:p>133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91452374" calcext:value-type="float">
            <text:p>0.091452374</text:p>
          </table:table-cell>
          <table:table-cell office:value-type="float" office:value="134" calcext:value-type="float">
            <text:p>134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856665580000001" calcext:value-type="float">
            <text:p>0.085666558</text:p>
          </table:table-cell>
          <table:table-cell office:value-type="float" office:value="135" calcext:value-type="float">
            <text:p>135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82487779" calcext:value-type="float">
            <text:p>0.082487779</text:p>
          </table:table-cell>
          <table:table-cell office:value-type="float" office:value="136" calcext:value-type="float">
            <text:p>136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8045705" calcext:value-type="float">
            <text:p>0.08045705</text:p>
          </table:table-cell>
          <table:table-cell office:value-type="float" office:value="137" calcext:value-type="float">
            <text:p>137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76899379" calcext:value-type="float">
            <text:p>0.076899379</text:p>
          </table:table-cell>
          <table:table-cell office:value-type="float" office:value="138" calcext:value-type="float">
            <text:p>138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776274580000001" calcext:value-type="float">
            <text:p>0.077627458</text:p>
          </table:table-cell>
          <table:table-cell office:value-type="float" office:value="139" calcext:value-type="float">
            <text:p>139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79779048" calcext:value-type="float">
            <text:p>0.079779048</text:p>
          </table:table-cell>
          <table:table-cell office:value-type="float" office:value="140" calcext:value-type="float">
            <text:p>140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850764049999999" calcext:value-type="float">
            <text:p>0.085076405</text:p>
          </table:table-cell>
          <table:table-cell office:value-type="float" office:value="141" calcext:value-type="float">
            <text:p>141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904710889999999" calcext:value-type="float">
            <text:p>0.090471089</text:p>
          </table:table-cell>
          <table:table-cell office:value-type="float" office:value="142" calcext:value-type="float">
            <text:p>142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8521371" calcext:value-type="float">
            <text:p>0.08521371</text:p>
          </table:table-cell>
          <table:table-cell office:value-type="float" office:value="143" calcext:value-type="float">
            <text:p>143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office:value-type="float" office:value="0.083099636" calcext:value-type="float">
            <text:p>0.083099636</text:p>
          </table:table-cell>
          <table:table-cell office:value-type="float" office:value="144" calcext:value-type="float">
            <text:p>144</text:p>
          </table:table-cell>
          <table:table-cell office:value-type="float" office:value="26385" calcext:value-type="float">
            <text:p>26385</text:p>
          </table:table-cell>
          <table:table-cell office:value-type="float" office:value="27738" calcext:value-type="float">
            <text:p>2773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7992" calcext:value-type="float">
            <text:p>27992</text:p>
          </table:table-cell>
          <table:table-cell office:value-type="float" office:value="29277" calcext:value-type="float">
            <text:p>29277</text:p>
          </table:table-cell>
          <table:table-cell office:value-type="float" office:value="0.0928217459999999" calcext:value-type="float">
            <text:p>0.092821746</text:p>
          </table:table-cell>
          <table:table-cell office:value-type="float" office:value="145" calcext:value-type="float">
            <text:p>145</text:p>
          </table:table-cell>
          <table:table-cell office:value-type="float" office:value="27992" calcext:value-type="float">
            <text:p>27992</text:p>
          </table:table-cell>
          <table:table-cell office:value-type="float" office:value="29277" calcext:value-type="float">
            <text:p>2927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7992" calcext:value-type="float">
            <text:p>27992</text:p>
          </table:table-cell>
          <table:table-cell office:value-type="float" office:value="29277" calcext:value-type="float">
            <text:p>29277</text:p>
          </table:table-cell>
          <table:table-cell office:value-type="float" office:value="0.0942640670000001" calcext:value-type="float">
            <text:p>0.094264067</text:p>
          </table:table-cell>
          <table:table-cell office:value-type="float" office:value="146" calcext:value-type="float">
            <text:p>146</text:p>
          </table:table-cell>
          <table:table-cell office:value-type="float" office:value="27992" calcext:value-type="float">
            <text:p>27992</text:p>
          </table:table-cell>
          <table:table-cell office:value-type="float" office:value="29277" calcext:value-type="float">
            <text:p>2927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992" calcext:value-type="float">
            <text:p>27992</text:p>
          </table:table-cell>
          <table:table-cell office:value-type="float" office:value="29277" calcext:value-type="float">
            <text:p>29277</text:p>
          </table:table-cell>
          <table:table-cell office:value-type="float" office:value="0.090985563" calcext:value-type="float">
            <text:p>0.090985563</text:p>
          </table:table-cell>
          <table:table-cell office:value-type="float" office:value="147" calcext:value-type="float">
            <text:p>147</text:p>
          </table:table-cell>
          <table:table-cell office:value-type="float" office:value="27992" calcext:value-type="float">
            <text:p>27992</text:p>
          </table:table-cell>
          <table:table-cell office:value-type="float" office:value="29277" calcext:value-type="float">
            <text:p>2927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992" calcext:value-type="float">
            <text:p>27992</text:p>
          </table:table-cell>
          <table:table-cell office:value-type="float" office:value="29277" calcext:value-type="float">
            <text:p>29277</text:p>
          </table:table-cell>
          <table:table-cell office:value-type="float" office:value="0.0914665559999999" calcext:value-type="float">
            <text:p>0.091466556</text:p>
          </table:table-cell>
          <table:table-cell office:value-type="float" office:value="148" calcext:value-type="float">
            <text:p>148</text:p>
          </table:table-cell>
          <table:table-cell office:value-type="float" office:value="27992" calcext:value-type="float">
            <text:p>27992</text:p>
          </table:table-cell>
          <table:table-cell office:value-type="float" office:value="29277" calcext:value-type="float">
            <text:p>2927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7992" calcext:value-type="float">
            <text:p>27992</text:p>
          </table:table-cell>
          <table:table-cell office:value-type="float" office:value="29277" calcext:value-type="float">
            <text:p>29277</text:p>
          </table:table-cell>
          <table:table-cell office:value-type="float" office:value="0.0922964850000001" calcext:value-type="float">
            <text:p>0.092296485</text:p>
          </table:table-cell>
          <table:table-cell office:value-type="float" office:value="149" calcext:value-type="float">
            <text:p>149</text:p>
          </table:table-cell>
          <table:table-cell office:value-type="float" office:value="27992" calcext:value-type="float">
            <text:p>27992</text:p>
          </table:table-cell>
          <table:table-cell office:value-type="float" office:value="29277" calcext:value-type="float">
            <text:p>2927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992" calcext:value-type="float">
            <text:p>27992</text:p>
          </table:table-cell>
          <table:table-cell office:value-type="float" office:value="29277" calcext:value-type="float">
            <text:p>29277</text:p>
          </table:table-cell>
          <table:table-cell office:value-type="float" office:value="0.0909078520000002" calcext:value-type="float">
            <text:p>0.090907852</text:p>
          </table:table-cell>
          <table:table-cell office:value-type="float" office:value="150" calcext:value-type="float">
            <text:p>150</text:p>
          </table:table-cell>
          <table:table-cell office:value-type="float" office:value="27992" calcext:value-type="float">
            <text:p>27992</text:p>
          </table:table-cell>
          <table:table-cell office:value-type="float" office:value="29277" calcext:value-type="float">
            <text:p>29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配列の要素数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配列の要素数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71" calcext:value-type="float">
            <text:p>100071</text:p>
          </table:table-cell>
          <table:table-cell office:value-type="float" office:value="174230" calcext:value-type="float">
            <text:p>174230</text:p>
          </table:table-cell>
          <table:table-cell office:value-type="float" office:value="1.183868661" calcext:value-type="float">
            <text:p>1.183868661</text:p>
          </table:table-cell>
          <table:table-cell office:value-type="float" office:value="2" calcext:value-type="float">
            <text:p>2</text:p>
          </table:table-cell>
          <table:table-cell office:value-type="float" office:value="100071" calcext:value-type="float">
            <text:p>100071</text:p>
          </table:table-cell>
          <table:table-cell office:value-type="float" office:value="174230" calcext:value-type="float">
            <text:p>1742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161" calcext:value-type="float">
            <text:p>100161</text:p>
          </table:table-cell>
          <table:table-cell office:value-type="float" office:value="172221" calcext:value-type="float">
            <text:p>172221</text:p>
          </table:table-cell>
          <table:table-cell office:value-type="float" office:value="1.066594878" calcext:value-type="float">
            <text:p>1.066594878</text:p>
          </table:table-cell>
          <table:table-cell office:value-type="float" office:value="3" calcext:value-type="float">
            <text:p>3</text:p>
          </table:table-cell>
          <table:table-cell office:value-type="float" office:value="100161" calcext:value-type="float">
            <text:p>100161</text:p>
          </table:table-cell>
          <table:table-cell office:value-type="float" office:value="172221" calcext:value-type="float">
            <text:p>1722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438" calcext:value-type="float">
            <text:p>100438</text:p>
          </table:table-cell>
          <table:table-cell office:value-type="float" office:value="170250" calcext:value-type="float">
            <text:p>170250</text:p>
          </table:table-cell>
          <table:table-cell office:value-type="float" office:value="1.053254758" calcext:value-type="float">
            <text:p>1.053254758</text:p>
          </table:table-cell>
          <table:table-cell office:value-type="float" office:value="4" calcext:value-type="float">
            <text:p>4</text:p>
          </table:table-cell>
          <table:table-cell office:value-type="float" office:value="100438" calcext:value-type="float">
            <text:p>100438</text:p>
          </table:table-cell>
          <table:table-cell office:value-type="float" office:value="170250" calcext:value-type="float">
            <text:p>17025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941" calcext:value-type="float">
            <text:p>100941</text:p>
          </table:table-cell>
          <table:table-cell office:value-type="float" office:value="168702" calcext:value-type="float">
            <text:p>168702</text:p>
          </table:table-cell>
          <table:table-cell office:value-type="float" office:value="1.026051166" calcext:value-type="float">
            <text:p>1.026051166</text:p>
          </table:table-cell>
          <table:table-cell office:value-type="float" office:value="5" calcext:value-type="float">
            <text:p>5</text:p>
          </table:table-cell>
          <table:table-cell office:value-type="float" office:value="100941" calcext:value-type="float">
            <text:p>100941</text:p>
          </table:table-cell>
          <table:table-cell office:value-type="float" office:value="168702" calcext:value-type="float">
            <text:p>1687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525" calcext:value-type="float">
            <text:p>101525</text:p>
          </table:table-cell>
          <table:table-cell office:value-type="float" office:value="167610" calcext:value-type="float">
            <text:p>167610</text:p>
          </table:table-cell>
          <table:table-cell office:value-type="float" office:value="1.036765927" calcext:value-type="float">
            <text:p>1.036765927</text:p>
          </table:table-cell>
          <table:table-cell office:value-type="float" office:value="6" calcext:value-type="float">
            <text:p>6</text:p>
          </table:table-cell>
          <table:table-cell office:value-type="float" office:value="101525" calcext:value-type="float">
            <text:p>101525</text:p>
          </table:table-cell>
          <table:table-cell office:value-type="float" office:value="167610" calcext:value-type="float">
            <text:p>16761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082" calcext:value-type="float">
            <text:p>102082</text:p>
          </table:table-cell>
          <table:table-cell office:value-type="float" office:value="166895" calcext:value-type="float">
            <text:p>166895</text:p>
          </table:table-cell>
          <table:table-cell office:value-type="float" office:value="1.01548049" calcext:value-type="float">
            <text:p>1.01548049</text:p>
          </table:table-cell>
          <table:table-cell office:value-type="float" office:value="7" calcext:value-type="float">
            <text:p>7</text:p>
          </table:table-cell>
          <table:table-cell office:value-type="float" office:value="102082" calcext:value-type="float">
            <text:p>102082</text:p>
          </table:table-cell>
          <table:table-cell office:value-type="float" office:value="166895" calcext:value-type="float">
            <text:p>16689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748" calcext:value-type="float">
            <text:p>102748</text:p>
          </table:table-cell>
          <table:table-cell office:value-type="float" office:value="166435" calcext:value-type="float">
            <text:p>166435</text:p>
          </table:table-cell>
          <table:table-cell office:value-type="float" office:value="1.039195389" calcext:value-type="float">
            <text:p>1.039195389</text:p>
          </table:table-cell>
          <table:table-cell office:value-type="float" office:value="8" calcext:value-type="float">
            <text:p>8</text:p>
          </table:table-cell>
          <table:table-cell office:value-type="float" office:value="102748" calcext:value-type="float">
            <text:p>102748</text:p>
          </table:table-cell>
          <table:table-cell office:value-type="float" office:value="166435" calcext:value-type="float">
            <text:p>16643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685" calcext:value-type="float">
            <text:p>103685</text:p>
          </table:table-cell>
          <table:table-cell office:value-type="float" office:value="166183" calcext:value-type="float">
            <text:p>166183</text:p>
          </table:table-cell>
          <table:table-cell office:value-type="float" office:value="1.030848999" calcext:value-type="float">
            <text:p>1.030848999</text:p>
          </table:table-cell>
          <table:table-cell office:value-type="float" office:value="9" calcext:value-type="float">
            <text:p>9</text:p>
          </table:table-cell>
          <table:table-cell office:value-type="float" office:value="103685" calcext:value-type="float">
            <text:p>103685</text:p>
          </table:table-cell>
          <table:table-cell office:value-type="float" office:value="166183" calcext:value-type="float">
            <text:p>16618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620" calcext:value-type="float">
            <text:p>104620</text:p>
          </table:table-cell>
          <table:table-cell office:value-type="float" office:value="166188" calcext:value-type="float">
            <text:p>166188</text:p>
          </table:table-cell>
          <table:table-cell office:value-type="float" office:value="0.985312148999999" calcext:value-type="float">
            <text:p>0.985312148999999</text:p>
          </table:table-cell>
          <table:table-cell office:value-type="float" office:value="10" calcext:value-type="float">
            <text:p>10</text:p>
          </table:table-cell>
          <table:table-cell office:value-type="float" office:value="104620" calcext:value-type="float">
            <text:p>104620</text:p>
          </table:table-cell>
          <table:table-cell office:value-type="float" office:value="166188" calcext:value-type="float">
            <text:p>16618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638" calcext:value-type="float">
            <text:p>105638</text:p>
          </table:table-cell>
          <table:table-cell office:value-type="float" office:value="166356" calcext:value-type="float">
            <text:p>166356</text:p>
          </table:table-cell>
          <table:table-cell office:value-type="float" office:value="0.939406504" calcext:value-type="float">
            <text:p>0.939406504</text:p>
          </table:table-cell>
          <table:table-cell office:value-type="float" office:value="11" calcext:value-type="float">
            <text:p>11</text:p>
          </table:table-cell>
          <table:table-cell office:value-type="float" office:value="105638" calcext:value-type="float">
            <text:p>105638</text:p>
          </table:table-cell>
          <table:table-cell office:value-type="float" office:value="166356" calcext:value-type="float">
            <text:p>16635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584" calcext:value-type="float">
            <text:p>106584</text:p>
          </table:table-cell>
          <table:table-cell office:value-type="float" office:value="166480" calcext:value-type="float">
            <text:p>166480</text:p>
          </table:table-cell>
          <table:table-cell office:value-type="float" office:value="0.975474505" calcext:value-type="float">
            <text:p>0.975474505</text:p>
          </table:table-cell>
          <table:table-cell office:value-type="float" office:value="12" calcext:value-type="float">
            <text:p>12</text:p>
          </table:table-cell>
          <table:table-cell office:value-type="float" office:value="106584" calcext:value-type="float">
            <text:p>106584</text:p>
          </table:table-cell>
          <table:table-cell office:value-type="float" office:value="166480" calcext:value-type="float">
            <text:p>16648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688" calcext:value-type="float">
            <text:p>107688</text:p>
          </table:table-cell>
          <table:table-cell office:value-type="float" office:value="166736" calcext:value-type="float">
            <text:p>166736</text:p>
          </table:table-cell>
          <table:table-cell office:value-type="float" office:value="0.944921279000001" calcext:value-type="float">
            <text:p>0.944921279000001</text:p>
          </table:table-cell>
          <table:table-cell office:value-type="float" office:value="13" calcext:value-type="float">
            <text:p>13</text:p>
          </table:table-cell>
          <table:table-cell office:value-type="float" office:value="107688" calcext:value-type="float">
            <text:p>107688</text:p>
          </table:table-cell>
          <table:table-cell office:value-type="float" office:value="166736" calcext:value-type="float">
            <text:p>16673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489" calcext:value-type="float">
            <text:p>108489</text:p>
          </table:table-cell>
          <table:table-cell office:value-type="float" office:value="166914" calcext:value-type="float">
            <text:p>166914</text:p>
          </table:table-cell>
          <table:table-cell office:value-type="float" office:value="0.932845051000001" calcext:value-type="float">
            <text:p>0.932845051000001</text:p>
          </table:table-cell>
          <table:table-cell office:value-type="float" office:value="14" calcext:value-type="float">
            <text:p>14</text:p>
          </table:table-cell>
          <table:table-cell office:value-type="float" office:value="108489" calcext:value-type="float">
            <text:p>108489</text:p>
          </table:table-cell>
          <table:table-cell office:value-type="float" office:value="166914" calcext:value-type="float">
            <text:p>1669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787" calcext:value-type="float">
            <text:p>109787</text:p>
          </table:table-cell>
          <table:table-cell office:value-type="float" office:value="167563" calcext:value-type="float">
            <text:p>167563</text:p>
          </table:table-cell>
          <table:table-cell office:value-type="float" office:value="0.936106944" calcext:value-type="float">
            <text:p>0.936106944</text:p>
          </table:table-cell>
          <table:table-cell office:value-type="float" office:value="15" calcext:value-type="float">
            <text:p>15</text:p>
          </table:table-cell>
          <table:table-cell office:value-type="float" office:value="109787" calcext:value-type="float">
            <text:p>109787</text:p>
          </table:table-cell>
          <table:table-cell office:value-type="float" office:value="167563" calcext:value-type="float">
            <text:p>16756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893" calcext:value-type="float">
            <text:p>110893</text:p>
          </table:table-cell>
          <table:table-cell office:value-type="float" office:value="168131" calcext:value-type="float">
            <text:p>168131</text:p>
          </table:table-cell>
          <table:table-cell office:value-type="float" office:value="0.942889127" calcext:value-type="float">
            <text:p>0.942889127</text:p>
          </table:table-cell>
          <table:table-cell office:value-type="float" office:value="16" calcext:value-type="float">
            <text:p>16</text:p>
          </table:table-cell>
          <table:table-cell office:value-type="float" office:value="110893" calcext:value-type="float">
            <text:p>110893</text:p>
          </table:table-cell>
          <table:table-cell office:value-type="float" office:value="168131" calcext:value-type="float">
            <text:p>16813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389" calcext:value-type="float">
            <text:p>112389</text:p>
          </table:table-cell>
          <table:table-cell office:value-type="float" office:value="168969" calcext:value-type="float">
            <text:p>168969</text:p>
          </table:table-cell>
          <table:table-cell office:value-type="float" office:value="0.888451124" calcext:value-type="float">
            <text:p>0.888451124</text:p>
          </table:table-cell>
          <table:table-cell office:value-type="float" office:value="17" calcext:value-type="float">
            <text:p>17</text:p>
          </table:table-cell>
          <table:table-cell office:value-type="float" office:value="112389" calcext:value-type="float">
            <text:p>112389</text:p>
          </table:table-cell>
          <table:table-cell office:value-type="float" office:value="168969" calcext:value-type="float">
            <text:p>16896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566" calcext:value-type="float">
            <text:p>113566</text:p>
          </table:table-cell>
          <table:table-cell office:value-type="float" office:value="169628" calcext:value-type="float">
            <text:p>169628</text:p>
          </table:table-cell>
          <table:table-cell office:value-type="float" office:value="0.917902309" calcext:value-type="float">
            <text:p>0.917902309</text:p>
          </table:table-cell>
          <table:table-cell office:value-type="float" office:value="18" calcext:value-type="float">
            <text:p>18</text:p>
          </table:table-cell>
          <table:table-cell office:value-type="float" office:value="113566" calcext:value-type="float">
            <text:p>113566</text:p>
          </table:table-cell>
          <table:table-cell office:value-type="float" office:value="169628" calcext:value-type="float">
            <text:p>16962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4598" calcext:value-type="float">
            <text:p>114598</text:p>
          </table:table-cell>
          <table:table-cell office:value-type="float" office:value="170257" calcext:value-type="float">
            <text:p>170257</text:p>
          </table:table-cell>
          <table:table-cell office:value-type="float" office:value="0.8917359" calcext:value-type="float">
            <text:p>0.8917359</text:p>
          </table:table-cell>
          <table:table-cell office:value-type="float" office:value="19" calcext:value-type="float">
            <text:p>19</text:p>
          </table:table-cell>
          <table:table-cell office:value-type="float" office:value="114598" calcext:value-type="float">
            <text:p>114598</text:p>
          </table:table-cell>
          <table:table-cell office:value-type="float" office:value="170257" calcext:value-type="float">
            <text:p>17025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668" calcext:value-type="float">
            <text:p>115668</text:p>
          </table:table-cell>
          <table:table-cell office:value-type="float" office:value="170870" calcext:value-type="float">
            <text:p>170870</text:p>
          </table:table-cell>
          <table:table-cell office:value-type="float" office:value="0.885734948000001" calcext:value-type="float">
            <text:p>0.885734948000001</text:p>
          </table:table-cell>
          <table:table-cell office:value-type="float" office:value="20" calcext:value-type="float">
            <text:p>20</text:p>
          </table:table-cell>
          <table:table-cell office:value-type="float" office:value="115668" calcext:value-type="float">
            <text:p>115668</text:p>
          </table:table-cell>
          <table:table-cell office:value-type="float" office:value="170870" calcext:value-type="float">
            <text:p>17087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664" calcext:value-type="float">
            <text:p>116664</text:p>
          </table:table-cell>
          <table:table-cell office:value-type="float" office:value="171511" calcext:value-type="float">
            <text:p>171511</text:p>
          </table:table-cell>
          <table:table-cell office:value-type="float" office:value="0.876669130999999" calcext:value-type="float">
            <text:p>0.876669130999999</text:p>
          </table:table-cell>
          <table:table-cell office:value-type="float" office:value="21" calcext:value-type="float">
            <text:p>21</text:p>
          </table:table-cell>
          <table:table-cell office:value-type="float" office:value="116664" calcext:value-type="float">
            <text:p>116664</text:p>
          </table:table-cell>
          <table:table-cell office:value-type="float" office:value="171511" calcext:value-type="float">
            <text:p>17151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7649" calcext:value-type="float">
            <text:p>117649</text:p>
          </table:table-cell>
          <table:table-cell office:value-type="float" office:value="172107" calcext:value-type="float">
            <text:p>172107</text:p>
          </table:table-cell>
          <table:table-cell office:value-type="float" office:value="0.869591692" calcext:value-type="float">
            <text:p>0.869591692</text:p>
          </table:table-cell>
          <table:table-cell office:value-type="float" office:value="22" calcext:value-type="float">
            <text:p>22</text:p>
          </table:table-cell>
          <table:table-cell office:value-type="float" office:value="117649" calcext:value-type="float">
            <text:p>117649</text:p>
          </table:table-cell>
          <table:table-cell office:value-type="float" office:value="172107" calcext:value-type="float">
            <text:p>17210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9141" calcext:value-type="float">
            <text:p>119141</text:p>
          </table:table-cell>
          <table:table-cell office:value-type="float" office:value="173188" calcext:value-type="float">
            <text:p>173188</text:p>
          </table:table-cell>
          <table:table-cell office:value-type="float" office:value="0.867825768" calcext:value-type="float">
            <text:p>0.867825768</text:p>
          </table:table-cell>
          <table:table-cell office:value-type="float" office:value="23" calcext:value-type="float">
            <text:p>23</text:p>
          </table:table-cell>
          <table:table-cell office:value-type="float" office:value="119141" calcext:value-type="float">
            <text:p>119141</text:p>
          </table:table-cell>
          <table:table-cell office:value-type="float" office:value="173188" calcext:value-type="float">
            <text:p>17318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234" calcext:value-type="float">
            <text:p>120234</text:p>
          </table:table-cell>
          <table:table-cell office:value-type="float" office:value="173871" calcext:value-type="float">
            <text:p>173871</text:p>
          </table:table-cell>
          <table:table-cell office:value-type="float" office:value="0.876542054" calcext:value-type="float">
            <text:p>0.876542054</text:p>
          </table:table-cell>
          <table:table-cell office:value-type="float" office:value="24" calcext:value-type="float">
            <text:p>24</text:p>
          </table:table-cell>
          <table:table-cell office:value-type="float" office:value="120234" calcext:value-type="float">
            <text:p>120234</text:p>
          </table:table-cell>
          <table:table-cell office:value-type="float" office:value="173871" calcext:value-type="float">
            <text:p>17387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2002" calcext:value-type="float">
            <text:p>122002</text:p>
          </table:table-cell>
          <table:table-cell office:value-type="float" office:value="175063" calcext:value-type="float">
            <text:p>175063</text:p>
          </table:table-cell>
          <table:table-cell office:value-type="float" office:value="0.921429867999999" calcext:value-type="float">
            <text:p>0.921429867999999</text:p>
          </table:table-cell>
          <table:table-cell office:value-type="float" office:value="25" calcext:value-type="float">
            <text:p>25</text:p>
          </table:table-cell>
          <table:table-cell office:value-type="float" office:value="122002" calcext:value-type="float">
            <text:p>122002</text:p>
          </table:table-cell>
          <table:table-cell office:value-type="float" office:value="175063" calcext:value-type="float">
            <text:p>17506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3429" calcext:value-type="float">
            <text:p>123429</text:p>
          </table:table-cell>
          <table:table-cell office:value-type="float" office:value="176089" calcext:value-type="float">
            <text:p>176089</text:p>
          </table:table-cell>
          <table:table-cell office:value-type="float" office:value="0.882128683" calcext:value-type="float">
            <text:p>0.882128683</text:p>
          </table:table-cell>
          <table:table-cell office:value-type="float" office:value="26" calcext:value-type="float">
            <text:p>26</text:p>
          </table:table-cell>
          <table:table-cell office:value-type="float" office:value="123429" calcext:value-type="float">
            <text:p>123429</text:p>
          </table:table-cell>
          <table:table-cell office:value-type="float" office:value="176089" calcext:value-type="float">
            <text:p>17608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4787" calcext:value-type="float">
            <text:p>124787</text:p>
          </table:table-cell>
          <table:table-cell office:value-type="float" office:value="177135" calcext:value-type="float">
            <text:p>177135</text:p>
          </table:table-cell>
          <table:table-cell office:value-type="float" office:value="0.961204569999999" calcext:value-type="float">
            <text:p>0.961204569999999</text:p>
          </table:table-cell>
          <table:table-cell office:value-type="float" office:value="27" calcext:value-type="float">
            <text:p>27</text:p>
          </table:table-cell>
          <table:table-cell office:value-type="float" office:value="124787" calcext:value-type="float">
            <text:p>124787</text:p>
          </table:table-cell>
          <table:table-cell office:value-type="float" office:value="177135" calcext:value-type="float">
            <text:p>17713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6401" calcext:value-type="float">
            <text:p>126401</text:p>
          </table:table-cell>
          <table:table-cell office:value-type="float" office:value="178332" calcext:value-type="float">
            <text:p>178332</text:p>
          </table:table-cell>
          <table:table-cell office:value-type="float" office:value="0.966749188000001" calcext:value-type="float">
            <text:p>0.966749188000001</text:p>
          </table:table-cell>
          <table:table-cell office:value-type="float" office:value="28" calcext:value-type="float">
            <text:p>28</text:p>
          </table:table-cell>
          <table:table-cell office:value-type="float" office:value="126401" calcext:value-type="float">
            <text:p>126401</text:p>
          </table:table-cell>
          <table:table-cell office:value-type="float" office:value="178332" calcext:value-type="float">
            <text:p>17833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7975" calcext:value-type="float">
            <text:p>127975</text:p>
          </table:table-cell>
          <table:table-cell office:value-type="float" office:value="179550" calcext:value-type="float">
            <text:p>179550</text:p>
          </table:table-cell>
          <table:table-cell office:value-type="float" office:value="0.911993464" calcext:value-type="float">
            <text:p>0.911993464</text:p>
          </table:table-cell>
          <table:table-cell office:value-type="float" office:value="29" calcext:value-type="float">
            <text:p>29</text:p>
          </table:table-cell>
          <table:table-cell office:value-type="float" office:value="127975" calcext:value-type="float">
            <text:p>127975</text:p>
          </table:table-cell>
          <table:table-cell office:value-type="float" office:value="179550" calcext:value-type="float">
            <text:p>1795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9369" calcext:value-type="float">
            <text:p>129369</text:p>
          </table:table-cell>
          <table:table-cell office:value-type="float" office:value="180686" calcext:value-type="float">
            <text:p>180686</text:p>
          </table:table-cell>
          <table:table-cell office:value-type="float" office:value="0.915666933999999" calcext:value-type="float">
            <text:p>0.915666933999999</text:p>
          </table:table-cell>
          <table:table-cell office:value-type="float" office:value="30" calcext:value-type="float">
            <text:p>30</text:p>
          </table:table-cell>
          <table:table-cell office:value-type="float" office:value="129369" calcext:value-type="float">
            <text:p>129369</text:p>
          </table:table-cell>
          <table:table-cell office:value-type="float" office:value="180686" calcext:value-type="float">
            <text:p>18068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0377" calcext:value-type="float">
            <text:p>130377</text:p>
          </table:table-cell>
          <table:table-cell office:value-type="float" office:value="181359" calcext:value-type="float">
            <text:p>181359</text:p>
          </table:table-cell>
          <table:table-cell office:value-type="float" office:value="0.918823527" calcext:value-type="float">
            <text:p>0.918823527</text:p>
          </table:table-cell>
          <table:table-cell office:value-type="float" office:value="31" calcext:value-type="float">
            <text:p>31</text:p>
          </table:table-cell>
          <table:table-cell office:value-type="float" office:value="130377" calcext:value-type="float">
            <text:p>130377</text:p>
          </table:table-cell>
          <table:table-cell office:value-type="float" office:value="181359" calcext:value-type="float">
            <text:p>18135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426" calcext:value-type="float">
            <text:p>131426</text:p>
          </table:table-cell>
          <table:table-cell office:value-type="float" office:value="182159" calcext:value-type="float">
            <text:p>182159</text:p>
          </table:table-cell>
          <table:table-cell office:value-type="float" office:value="0.890705101999999" calcext:value-type="float">
            <text:p>0.890705101999999</text:p>
          </table:table-cell>
          <table:table-cell office:value-type="float" office:value="32" calcext:value-type="float">
            <text:p>32</text:p>
          </table:table-cell>
          <table:table-cell office:value-type="float" office:value="131426" calcext:value-type="float">
            <text:p>131426</text:p>
          </table:table-cell>
          <table:table-cell office:value-type="float" office:value="182159" calcext:value-type="float">
            <text:p>18215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3004" calcext:value-type="float">
            <text:p>133004</text:p>
          </table:table-cell>
          <table:table-cell office:value-type="float" office:value="183413" calcext:value-type="float">
            <text:p>183413</text:p>
          </table:table-cell>
          <table:table-cell office:value-type="float" office:value="0.883849171000001" calcext:value-type="float">
            <text:p>0.883849171000001</text:p>
          </table:table-cell>
          <table:table-cell office:value-type="float" office:value="33" calcext:value-type="float">
            <text:p>33</text:p>
          </table:table-cell>
          <table:table-cell office:value-type="float" office:value="133004" calcext:value-type="float">
            <text:p>133004</text:p>
          </table:table-cell>
          <table:table-cell office:value-type="float" office:value="183413" calcext:value-type="float">
            <text:p>18341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4562" calcext:value-type="float">
            <text:p>134562</text:p>
          </table:table-cell>
          <table:table-cell office:value-type="float" office:value="184697" calcext:value-type="float">
            <text:p>184697</text:p>
          </table:table-cell>
          <table:table-cell office:value-type="float" office:value="0.934107728" calcext:value-type="float">
            <text:p>0.934107728</text:p>
          </table:table-cell>
          <table:table-cell office:value-type="float" office:value="34" calcext:value-type="float">
            <text:p>34</text:p>
          </table:table-cell>
          <table:table-cell office:value-type="float" office:value="134562" calcext:value-type="float">
            <text:p>134562</text:p>
          </table:table-cell>
          <table:table-cell office:value-type="float" office:value="184697" calcext:value-type="float">
            <text:p>18469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5553" calcext:value-type="float">
            <text:p>135553</text:p>
          </table:table-cell>
          <table:table-cell office:value-type="float" office:value="185293" calcext:value-type="float">
            <text:p>185293</text:p>
          </table:table-cell>
          <table:table-cell office:value-type="float" office:value="0.926282537" calcext:value-type="float">
            <text:p>0.926282537</text:p>
          </table:table-cell>
          <table:table-cell office:value-type="float" office:value="35" calcext:value-type="float">
            <text:p>35</text:p>
          </table:table-cell>
          <table:table-cell office:value-type="float" office:value="135553" calcext:value-type="float">
            <text:p>135553</text:p>
          </table:table-cell>
          <table:table-cell office:value-type="float" office:value="185293" calcext:value-type="float">
            <text:p>18529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6787" calcext:value-type="float">
            <text:p>136787</text:p>
          </table:table-cell>
          <table:table-cell office:value-type="float" office:value="186371" calcext:value-type="float">
            <text:p>186371</text:p>
          </table:table-cell>
          <table:table-cell office:value-type="float" office:value="0.955551138000001" calcext:value-type="float">
            <text:p>0.955551138000001</text:p>
          </table:table-cell>
          <table:table-cell office:value-type="float" office:value="36" calcext:value-type="float">
            <text:p>36</text:p>
          </table:table-cell>
          <table:table-cell office:value-type="float" office:value="136787" calcext:value-type="float">
            <text:p>136787</text:p>
          </table:table-cell>
          <table:table-cell office:value-type="float" office:value="186371" calcext:value-type="float">
            <text:p>18637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7441" calcext:value-type="float">
            <text:p>137441</text:p>
          </table:table-cell>
          <table:table-cell office:value-type="float" office:value="186824" calcext:value-type="float">
            <text:p>186824</text:p>
          </table:table-cell>
          <table:table-cell office:value-type="float" office:value="0.942695344999999" calcext:value-type="float">
            <text:p>0.942695344999999</text:p>
          </table:table-cell>
          <table:table-cell office:value-type="float" office:value="37" calcext:value-type="float">
            <text:p>37</text:p>
          </table:table-cell>
          <table:table-cell office:value-type="float" office:value="137441" calcext:value-type="float">
            <text:p>137441</text:p>
          </table:table-cell>
          <table:table-cell office:value-type="float" office:value="186824" calcext:value-type="float">
            <text:p>18682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8590" calcext:value-type="float">
            <text:p>138590</text:p>
          </table:table-cell>
          <table:table-cell office:value-type="float" office:value="187753" calcext:value-type="float">
            <text:p>187753</text:p>
          </table:table-cell>
          <table:table-cell office:value-type="float" office:value="0.908136040999999" calcext:value-type="float">
            <text:p>0.908136040999999</text:p>
          </table:table-cell>
          <table:table-cell office:value-type="float" office:value="38" calcext:value-type="float">
            <text:p>38</text:p>
          </table:table-cell>
          <table:table-cell office:value-type="float" office:value="138590" calcext:value-type="float">
            <text:p>138590</text:p>
          </table:table-cell>
          <table:table-cell office:value-type="float" office:value="187753" calcext:value-type="float">
            <text:p>18775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9495" calcext:value-type="float">
            <text:p>139495</text:p>
          </table:table-cell>
          <table:table-cell office:value-type="float" office:value="188534" calcext:value-type="float">
            <text:p>188534</text:p>
          </table:table-cell>
          <table:table-cell office:value-type="float" office:value="0.86860671" calcext:value-type="float">
            <text:p>0.86860671</text:p>
          </table:table-cell>
          <table:table-cell office:value-type="float" office:value="39" calcext:value-type="float">
            <text:p>39</text:p>
          </table:table-cell>
          <table:table-cell office:value-type="float" office:value="139495" calcext:value-type="float">
            <text:p>139495</text:p>
          </table:table-cell>
          <table:table-cell office:value-type="float" office:value="188534" calcext:value-type="float">
            <text:p>18853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652" calcext:value-type="float">
            <text:p>140652</text:p>
          </table:table-cell>
          <table:table-cell office:value-type="float" office:value="189538" calcext:value-type="float">
            <text:p>189538</text:p>
          </table:table-cell>
          <table:table-cell office:value-type="float" office:value="0.868232474999999" calcext:value-type="float">
            <text:p>0.868232474999999</text:p>
          </table:table-cell>
          <table:table-cell office:value-type="float" office:value="40" calcext:value-type="float">
            <text:p>40</text:p>
          </table:table-cell>
          <table:table-cell office:value-type="float" office:value="140652" calcext:value-type="float">
            <text:p>140652</text:p>
          </table:table-cell>
          <table:table-cell office:value-type="float" office:value="189538" calcext:value-type="float">
            <text:p>18953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1707" calcext:value-type="float">
            <text:p>141707</text:p>
          </table:table-cell>
          <table:table-cell office:value-type="float" office:value="190288" calcext:value-type="float">
            <text:p>190288</text:p>
          </table:table-cell>
          <table:table-cell office:value-type="float" office:value="0.931691760000001" calcext:value-type="float">
            <text:p>0.931691760000001</text:p>
          </table:table-cell>
          <table:table-cell office:value-type="float" office:value="41" calcext:value-type="float">
            <text:p>41</text:p>
          </table:table-cell>
          <table:table-cell office:value-type="float" office:value="141707" calcext:value-type="float">
            <text:p>141707</text:p>
          </table:table-cell>
          <table:table-cell office:value-type="float" office:value="190288" calcext:value-type="float">
            <text:p>19028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3114" calcext:value-type="float">
            <text:p>143114</text:p>
          </table:table-cell>
          <table:table-cell office:value-type="float" office:value="191578" calcext:value-type="float">
            <text:p>191578</text:p>
          </table:table-cell>
          <table:table-cell office:value-type="float" office:value="0.937114357" calcext:value-type="float">
            <text:p>0.937114357</text:p>
          </table:table-cell>
          <table:table-cell office:value-type="float" office:value="42" calcext:value-type="float">
            <text:p>42</text:p>
          </table:table-cell>
          <table:table-cell office:value-type="float" office:value="143114" calcext:value-type="float">
            <text:p>143114</text:p>
          </table:table-cell>
          <table:table-cell office:value-type="float" office:value="191578" calcext:value-type="float">
            <text:p>19157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974" calcext:value-type="float">
            <text:p>144974</text:p>
          </table:table-cell>
          <table:table-cell office:value-type="float" office:value="193128" calcext:value-type="float">
            <text:p>193128</text:p>
          </table:table-cell>
          <table:table-cell office:value-type="float" office:value="0.922425105" calcext:value-type="float">
            <text:p>0.922425105</text:p>
          </table:table-cell>
          <table:table-cell office:value-type="float" office:value="43" calcext:value-type="float">
            <text:p>43</text:p>
          </table:table-cell>
          <table:table-cell office:value-type="float" office:value="144974" calcext:value-type="float">
            <text:p>144974</text:p>
          </table:table-cell>
          <table:table-cell office:value-type="float" office:value="193128" calcext:value-type="float">
            <text:p>19312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6956" calcext:value-type="float">
            <text:p>146956</text:p>
          </table:table-cell>
          <table:table-cell office:value-type="float" office:value="194914" calcext:value-type="float">
            <text:p>194914</text:p>
          </table:table-cell>
          <table:table-cell office:value-type="float" office:value="0.911410538000001" calcext:value-type="float">
            <text:p>0.911410538000001</text:p>
          </table:table-cell>
          <table:table-cell office:value-type="float" office:value="44" calcext:value-type="float">
            <text:p>44</text:p>
          </table:table-cell>
          <table:table-cell office:value-type="float" office:value="146956" calcext:value-type="float">
            <text:p>146956</text:p>
          </table:table-cell>
          <table:table-cell office:value-type="float" office:value="194914" calcext:value-type="float">
            <text:p>19491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9439" calcext:value-type="float">
            <text:p>149439</text:p>
          </table:table-cell>
          <table:table-cell office:value-type="float" office:value="197131" calcext:value-type="float">
            <text:p>197131</text:p>
          </table:table-cell>
          <table:table-cell office:value-type="float" office:value="0.929016325" calcext:value-type="float">
            <text:p>0.929016325</text:p>
          </table:table-cell>
          <table:table-cell office:value-type="float" office:value="45" calcext:value-type="float">
            <text:p>45</text:p>
          </table:table-cell>
          <table:table-cell office:value-type="float" office:value="149439" calcext:value-type="float">
            <text:p>149439</text:p>
          </table:table-cell>
          <table:table-cell office:value-type="float" office:value="197131" calcext:value-type="float">
            <text:p>19713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327" calcext:value-type="float">
            <text:p>150327</text:p>
          </table:table-cell>
          <table:table-cell office:value-type="float" office:value="197890" calcext:value-type="float">
            <text:p>197890</text:p>
          </table:table-cell>
          <table:table-cell office:value-type="float" office:value="0.925379853" calcext:value-type="float">
            <text:p>0.925379853</text:p>
          </table:table-cell>
          <table:table-cell office:value-type="float" office:value="46" calcext:value-type="float">
            <text:p>46</text:p>
          </table:table-cell>
          <table:table-cell office:value-type="float" office:value="150327" calcext:value-type="float">
            <text:p>150327</text:p>
          </table:table-cell>
          <table:table-cell office:value-type="float" office:value="197890" calcext:value-type="float">
            <text:p>19789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1841" calcext:value-type="float">
            <text:p>151841</text:p>
          </table:table-cell>
          <table:table-cell office:value-type="float" office:value="199177" calcext:value-type="float">
            <text:p>199177</text:p>
          </table:table-cell>
          <table:table-cell office:value-type="float" office:value="0.901116929" calcext:value-type="float">
            <text:p>0.901116929</text:p>
          </table:table-cell>
          <table:table-cell office:value-type="float" office:value="47" calcext:value-type="float">
            <text:p>47</text:p>
          </table:table-cell>
          <table:table-cell office:value-type="float" office:value="151841" calcext:value-type="float">
            <text:p>151841</text:p>
          </table:table-cell>
          <table:table-cell office:value-type="float" office:value="199177" calcext:value-type="float">
            <text:p>19917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2714" calcext:value-type="float">
            <text:p>152714</text:p>
          </table:table-cell>
          <table:table-cell office:value-type="float" office:value="199886" calcext:value-type="float">
            <text:p>199886</text:p>
          </table:table-cell>
          <table:table-cell office:value-type="float" office:value="1.032854628" calcext:value-type="float">
            <text:p>1.032854628</text:p>
          </table:table-cell>
          <table:table-cell office:value-type="float" office:value="48" calcext:value-type="float">
            <text:p>48</text:p>
          </table:table-cell>
          <table:table-cell office:value-type="float" office:value="152714" calcext:value-type="float">
            <text:p>152714</text:p>
          </table:table-cell>
          <table:table-cell office:value-type="float" office:value="199886" calcext:value-type="float">
            <text:p>19988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204" calcext:value-type="float">
            <text:p>154204</text:p>
          </table:table-cell>
          <table:table-cell office:value-type="float" office:value="201173" calcext:value-type="float">
            <text:p>201173</text:p>
          </table:table-cell>
          <table:table-cell office:value-type="float" office:value="1.020089953" calcext:value-type="float">
            <text:p>1.020089953</text:p>
          </table:table-cell>
          <table:table-cell office:value-type="float" office:value="49" calcext:value-type="float">
            <text:p>49</text:p>
          </table:table-cell>
          <table:table-cell office:value-type="float" office:value="154204" calcext:value-type="float">
            <text:p>154204</text:p>
          </table:table-cell>
          <table:table-cell office:value-type="float" office:value="201173" calcext:value-type="float">
            <text:p>20117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6166" calcext:value-type="float">
            <text:p>156166</text:p>
          </table:table-cell>
          <table:table-cell office:value-type="float" office:value="202997" calcext:value-type="float">
            <text:p>202997</text:p>
          </table:table-cell>
          <table:table-cell office:value-type="float" office:value="0.924950703000001" calcext:value-type="float">
            <text:p>0.924950703000001</text:p>
          </table:table-cell>
          <table:table-cell office:value-type="float" office:value="50" calcext:value-type="float">
            <text:p>50</text:p>
          </table:table-cell>
          <table:table-cell office:value-type="float" office:value="156166" calcext:value-type="float">
            <text:p>156166</text:p>
          </table:table-cell>
          <table:table-cell office:value-type="float" office:value="202997" calcext:value-type="float">
            <text:p>20299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8584" calcext:value-type="float">
            <text:p>158584</text:p>
          </table:table-cell>
          <table:table-cell office:value-type="float" office:value="205154" calcext:value-type="float">
            <text:p>205154</text:p>
          </table:table-cell>
          <table:table-cell office:value-type="float" office:value="0.947629231999999" calcext:value-type="float">
            <text:p>0.947629231999999</text:p>
          </table:table-cell>
          <table:table-cell office:value-type="float" office:value="51" calcext:value-type="float">
            <text:p>51</text:p>
          </table:table-cell>
          <table:table-cell office:value-type="float" office:value="158584" calcext:value-type="float">
            <text:p>158584</text:p>
          </table:table-cell>
          <table:table-cell office:value-type="float" office:value="205154" calcext:value-type="float">
            <text:p>20515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0024" calcext:value-type="float">
            <text:p>160024</text:p>
          </table:table-cell>
          <table:table-cell office:value-type="float" office:value="206366" calcext:value-type="float">
            <text:p>206366</text:p>
          </table:table-cell>
          <table:table-cell office:value-type="float" office:value="0.988579924" calcext:value-type="float">
            <text:p>0.988579924</text:p>
          </table:table-cell>
          <table:table-cell office:value-type="float" office:value="52" calcext:value-type="float">
            <text:p>52</text:p>
          </table:table-cell>
          <table:table-cell office:value-type="float" office:value="160024" calcext:value-type="float">
            <text:p>160024</text:p>
          </table:table-cell>
          <table:table-cell office:value-type="float" office:value="206366" calcext:value-type="float">
            <text:p>20636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0470" calcext:value-type="float">
            <text:p>160470</text:p>
          </table:table-cell>
          <table:table-cell office:value-type="float" office:value="206667" calcext:value-type="float">
            <text:p>206667</text:p>
          </table:table-cell>
          <table:table-cell office:value-type="float" office:value="0.928789304" calcext:value-type="float">
            <text:p>0.928789304</text:p>
          </table:table-cell>
          <table:table-cell office:value-type="float" office:value="53" calcext:value-type="float">
            <text:p>53</text:p>
          </table:table-cell>
          <table:table-cell office:value-type="float" office:value="160470" calcext:value-type="float">
            <text:p>160470</text:p>
          </table:table-cell>
          <table:table-cell office:value-type="float" office:value="206667" calcext:value-type="float">
            <text:p>20666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2005" calcext:value-type="float">
            <text:p>162005</text:p>
          </table:table-cell>
          <table:table-cell office:value-type="float" office:value="207947" calcext:value-type="float">
            <text:p>207947</text:p>
          </table:table-cell>
          <table:table-cell office:value-type="float" office:value="1.022133836" calcext:value-type="float">
            <text:p>1.022133836</text:p>
          </table:table-cell>
          <table:table-cell office:value-type="float" office:value="54" calcext:value-type="float">
            <text:p>54</text:p>
          </table:table-cell>
          <table:table-cell office:value-type="float" office:value="162005" calcext:value-type="float">
            <text:p>162005</text:p>
          </table:table-cell>
          <table:table-cell office:value-type="float" office:value="207947" calcext:value-type="float">
            <text:p>20794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4346" calcext:value-type="float">
            <text:p>164346</text:p>
          </table:table-cell>
          <table:table-cell office:value-type="float" office:value="210014" calcext:value-type="float">
            <text:p>210014</text:p>
          </table:table-cell>
          <table:table-cell office:value-type="float" office:value="0.993557700000001" calcext:value-type="float">
            <text:p>0.993557700000001</text:p>
          </table:table-cell>
          <table:table-cell office:value-type="float" office:value="55" calcext:value-type="float">
            <text:p>55</text:p>
          </table:table-cell>
          <table:table-cell office:value-type="float" office:value="164346" calcext:value-type="float">
            <text:p>164346</text:p>
          </table:table-cell>
          <table:table-cell office:value-type="float" office:value="210014" calcext:value-type="float">
            <text:p>21001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6088" calcext:value-type="float">
            <text:p>166088</text:p>
          </table:table-cell>
          <table:table-cell office:value-type="float" office:value="211529" calcext:value-type="float">
            <text:p>211529</text:p>
          </table:table-cell>
          <table:table-cell office:value-type="float" office:value="1.022760247" calcext:value-type="float">
            <text:p>1.022760247</text:p>
          </table:table-cell>
          <table:table-cell office:value-type="float" office:value="56" calcext:value-type="float">
            <text:p>56</text:p>
          </table:table-cell>
          <table:table-cell office:value-type="float" office:value="166088" calcext:value-type="float">
            <text:p>166088</text:p>
          </table:table-cell>
          <table:table-cell office:value-type="float" office:value="211529" calcext:value-type="float">
            <text:p>21152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8182" calcext:value-type="float">
            <text:p>168182</text:p>
          </table:table-cell>
          <table:table-cell office:value-type="float" office:value="213428" calcext:value-type="float">
            <text:p>213428</text:p>
          </table:table-cell>
          <table:table-cell office:value-type="float" office:value="1.011510867" calcext:value-type="float">
            <text:p>1.011510867</text:p>
          </table:table-cell>
          <table:table-cell office:value-type="float" office:value="57" calcext:value-type="float">
            <text:p>57</text:p>
          </table:table-cell>
          <table:table-cell office:value-type="float" office:value="168182" calcext:value-type="float">
            <text:p>168182</text:p>
          </table:table-cell>
          <table:table-cell office:value-type="float" office:value="213428" calcext:value-type="float">
            <text:p>21342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0662" calcext:value-type="float">
            <text:p>170662</text:p>
          </table:table-cell>
          <table:table-cell office:value-type="float" office:value="215628" calcext:value-type="float">
            <text:p>215628</text:p>
          </table:table-cell>
          <table:table-cell office:value-type="float" office:value="1.035973332" calcext:value-type="float">
            <text:p>1.035973332</text:p>
          </table:table-cell>
          <table:table-cell office:value-type="float" office:value="58" calcext:value-type="float">
            <text:p>58</text:p>
          </table:table-cell>
          <table:table-cell office:value-type="float" office:value="170662" calcext:value-type="float">
            <text:p>170662</text:p>
          </table:table-cell>
          <table:table-cell office:value-type="float" office:value="215628" calcext:value-type="float">
            <text:p>21562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1830" calcext:value-type="float">
            <text:p>171830</text:p>
          </table:table-cell>
          <table:table-cell office:value-type="float" office:value="216525" calcext:value-type="float">
            <text:p>216525</text:p>
          </table:table-cell>
          <table:table-cell office:value-type="float" office:value="0.968899119" calcext:value-type="float">
            <text:p>0.968899119</text:p>
          </table:table-cell>
          <table:table-cell office:value-type="float" office:value="59" calcext:value-type="float">
            <text:p>59</text:p>
          </table:table-cell>
          <table:table-cell office:value-type="float" office:value="171830" calcext:value-type="float">
            <text:p>171830</text:p>
          </table:table-cell>
          <table:table-cell office:value-type="float" office:value="216525" calcext:value-type="float">
            <text:p>21652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3347" calcext:value-type="float">
            <text:p>173347</text:p>
          </table:table-cell>
          <table:table-cell office:value-type="float" office:value="217902" calcext:value-type="float">
            <text:p>217902</text:p>
          </table:table-cell>
          <table:table-cell office:value-type="float" office:value="0.954572131" calcext:value-type="float">
            <text:p>0.954572131</text:p>
          </table:table-cell>
          <table:table-cell office:value-type="float" office:value="60" calcext:value-type="float">
            <text:p>60</text:p>
          </table:table-cell>
          <table:table-cell office:value-type="float" office:value="173347" calcext:value-type="float">
            <text:p>173347</text:p>
          </table:table-cell>
          <table:table-cell office:value-type="float" office:value="217902" calcext:value-type="float">
            <text:p>21790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4302" calcext:value-type="float">
            <text:p>174302</text:p>
          </table:table-cell>
          <table:table-cell office:value-type="float" office:value="218782" calcext:value-type="float">
            <text:p>218782</text:p>
          </table:table-cell>
          <table:table-cell office:value-type="float" office:value="1.057591431" calcext:value-type="float">
            <text:p>1.057591431</text:p>
          </table:table-cell>
          <table:table-cell office:value-type="float" office:value="61" calcext:value-type="float">
            <text:p>61</text:p>
          </table:table-cell>
          <table:table-cell office:value-type="float" office:value="174302" calcext:value-type="float">
            <text:p>174302</text:p>
          </table:table-cell>
          <table:table-cell office:value-type="float" office:value="218782" calcext:value-type="float">
            <text:p>21878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5987" calcext:value-type="float">
            <text:p>175987</text:p>
          </table:table-cell>
          <table:table-cell office:value-type="float" office:value="220278" calcext:value-type="float">
            <text:p>220278</text:p>
          </table:table-cell>
          <table:table-cell office:value-type="float" office:value="0.962199531999999" calcext:value-type="float">
            <text:p>0.962199531999999</text:p>
          </table:table-cell>
          <table:table-cell office:value-type="float" office:value="62" calcext:value-type="float">
            <text:p>62</text:p>
          </table:table-cell>
          <table:table-cell office:value-type="float" office:value="175987" calcext:value-type="float">
            <text:p>175987</text:p>
          </table:table-cell>
          <table:table-cell office:value-type="float" office:value="220278" calcext:value-type="float">
            <text:p>22027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7078" calcext:value-type="float">
            <text:p>177078</text:p>
          </table:table-cell>
          <table:table-cell office:value-type="float" office:value="221293" calcext:value-type="float">
            <text:p>221293</text:p>
          </table:table-cell>
          <table:table-cell office:value-type="float" office:value="1.042081716" calcext:value-type="float">
            <text:p>1.042081716</text:p>
          </table:table-cell>
          <table:table-cell office:value-type="float" office:value="63" calcext:value-type="float">
            <text:p>63</text:p>
          </table:table-cell>
          <table:table-cell office:value-type="float" office:value="177078" calcext:value-type="float">
            <text:p>177078</text:p>
          </table:table-cell>
          <table:table-cell office:value-type="float" office:value="221293" calcext:value-type="float">
            <text:p>22129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7624" calcext:value-type="float">
            <text:p>177624</text:p>
          </table:table-cell>
          <table:table-cell office:value-type="float" office:value="221707" calcext:value-type="float">
            <text:p>221707</text:p>
          </table:table-cell>
          <table:table-cell office:value-type="float" office:value="0.966631347" calcext:value-type="float">
            <text:p>0.966631347</text:p>
          </table:table-cell>
          <table:table-cell office:value-type="float" office:value="64" calcext:value-type="float">
            <text:p>64</text:p>
          </table:table-cell>
          <table:table-cell office:value-type="float" office:value="177624" calcext:value-type="float">
            <text:p>177624</text:p>
          </table:table-cell>
          <table:table-cell office:value-type="float" office:value="221707" calcext:value-type="float">
            <text:p>22170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9944" calcext:value-type="float">
            <text:p>179944</text:p>
          </table:table-cell>
          <table:table-cell office:value-type="float" office:value="223793" calcext:value-type="float">
            <text:p>223793</text:p>
          </table:table-cell>
          <table:table-cell office:value-type="float" office:value="0.996975118999999" calcext:value-type="float">
            <text:p>0.996975118999999</text:p>
          </table:table-cell>
          <table:table-cell office:value-type="float" office:value="65" calcext:value-type="float">
            <text:p>65</text:p>
          </table:table-cell>
          <table:table-cell office:value-type="float" office:value="179944" calcext:value-type="float">
            <text:p>179944</text:p>
          </table:table-cell>
          <table:table-cell office:value-type="float" office:value="223793" calcext:value-type="float">
            <text:p>22379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2575" calcext:value-type="float">
            <text:p>182575</text:p>
          </table:table-cell>
          <table:table-cell office:value-type="float" office:value="226343" calcext:value-type="float">
            <text:p>226343</text:p>
          </table:table-cell>
          <table:table-cell office:value-type="float" office:value="1.077112233" calcext:value-type="float">
            <text:p>1.077112233</text:p>
          </table:table-cell>
          <table:table-cell office:value-type="float" office:value="66" calcext:value-type="float">
            <text:p>66</text:p>
          </table:table-cell>
          <table:table-cell office:value-type="float" office:value="182575" calcext:value-type="float">
            <text:p>182575</text:p>
          </table:table-cell>
          <table:table-cell office:value-type="float" office:value="226343" calcext:value-type="float">
            <text:p>22634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3384" calcext:value-type="float">
            <text:p>183384</text:p>
          </table:table-cell>
          <table:table-cell office:value-type="float" office:value="227033" calcext:value-type="float">
            <text:p>227033</text:p>
          </table:table-cell>
          <table:table-cell office:value-type="float" office:value="1.029613657" calcext:value-type="float">
            <text:p>1.029613657</text:p>
          </table:table-cell>
          <table:table-cell office:value-type="float" office:value="67" calcext:value-type="float">
            <text:p>67</text:p>
          </table:table-cell>
          <table:table-cell office:value-type="float" office:value="183384" calcext:value-type="float">
            <text:p>183384</text:p>
          </table:table-cell>
          <table:table-cell office:value-type="float" office:value="227033" calcext:value-type="float">
            <text:p>22703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4725" calcext:value-type="float">
            <text:p>184725</text:p>
          </table:table-cell>
          <table:table-cell office:value-type="float" office:value="228269" calcext:value-type="float">
            <text:p>228269</text:p>
          </table:table-cell>
          <table:table-cell office:value-type="float" office:value="1.001773225" calcext:value-type="float">
            <text:p>1.001773225</text:p>
          </table:table-cell>
          <table:table-cell office:value-type="float" office:value="68" calcext:value-type="float">
            <text:p>68</text:p>
          </table:table-cell>
          <table:table-cell office:value-type="float" office:value="184725" calcext:value-type="float">
            <text:p>184725</text:p>
          </table:table-cell>
          <table:table-cell office:value-type="float" office:value="228269" calcext:value-type="float">
            <text:p>22826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6140" calcext:value-type="float">
            <text:p>186140</text:p>
          </table:table-cell>
          <table:table-cell office:value-type="float" office:value="229543" calcext:value-type="float">
            <text:p>229543</text:p>
          </table:table-cell>
          <table:table-cell office:value-type="float" office:value="0.989196698" calcext:value-type="float">
            <text:p>0.989196698</text:p>
          </table:table-cell>
          <table:table-cell office:value-type="float" office:value="69" calcext:value-type="float">
            <text:p>69</text:p>
          </table:table-cell>
          <table:table-cell office:value-type="float" office:value="186140" calcext:value-type="float">
            <text:p>186140</text:p>
          </table:table-cell>
          <table:table-cell office:value-type="float" office:value="229543" calcext:value-type="float">
            <text:p>22954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6353" calcext:value-type="float">
            <text:p>186353</text:p>
          </table:table-cell>
          <table:table-cell office:value-type="float" office:value="229653" calcext:value-type="float">
            <text:p>229653</text:p>
          </table:table-cell>
          <table:table-cell office:value-type="float" office:value="1.019732039" calcext:value-type="float">
            <text:p>1.019732039</text:p>
          </table:table-cell>
          <table:table-cell office:value-type="float" office:value="70" calcext:value-type="float">
            <text:p>70</text:p>
          </table:table-cell>
          <table:table-cell office:value-type="float" office:value="186353" calcext:value-type="float">
            <text:p>186353</text:p>
          </table:table-cell>
          <table:table-cell office:value-type="float" office:value="229653" calcext:value-type="float">
            <text:p>22965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8014" calcext:value-type="float">
            <text:p>188014</text:p>
          </table:table-cell>
          <table:table-cell office:value-type="float" office:value="231172" calcext:value-type="float">
            <text:p>231172</text:p>
          </table:table-cell>
          <table:table-cell office:value-type="float" office:value="1.113363389" calcext:value-type="float">
            <text:p>1.113363389</text:p>
          </table:table-cell>
          <table:table-cell office:value-type="float" office:value="71" calcext:value-type="float">
            <text:p>71</text:p>
          </table:table-cell>
          <table:table-cell office:value-type="float" office:value="188014" calcext:value-type="float">
            <text:p>188014</text:p>
          </table:table-cell>
          <table:table-cell office:value-type="float" office:value="231172" calcext:value-type="float">
            <text:p>23117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9962" calcext:value-type="float">
            <text:p>189962</text:p>
          </table:table-cell>
          <table:table-cell office:value-type="float" office:value="232930" calcext:value-type="float">
            <text:p>232930</text:p>
          </table:table-cell>
          <table:table-cell office:value-type="float" office:value="1.10615448" calcext:value-type="float">
            <text:p>1.10615448</text:p>
          </table:table-cell>
          <table:table-cell office:value-type="float" office:value="72" calcext:value-type="float">
            <text:p>72</text:p>
          </table:table-cell>
          <table:table-cell office:value-type="float" office:value="189962" calcext:value-type="float">
            <text:p>189962</text:p>
          </table:table-cell>
          <table:table-cell office:value-type="float" office:value="232930" calcext:value-type="float">
            <text:p>23293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1323" calcext:value-type="float">
            <text:p>191323</text:p>
          </table:table-cell>
          <table:table-cell office:value-type="float" office:value="234049" calcext:value-type="float">
            <text:p>234049</text:p>
          </table:table-cell>
          <table:table-cell office:value-type="float" office:value="1.106544477" calcext:value-type="float">
            <text:p>1.106544477</text:p>
          </table:table-cell>
          <table:table-cell office:value-type="float" office:value="73" calcext:value-type="float">
            <text:p>73</text:p>
          </table:table-cell>
          <table:table-cell office:value-type="float" office:value="191323" calcext:value-type="float">
            <text:p>191323</text:p>
          </table:table-cell>
          <table:table-cell office:value-type="float" office:value="234049" calcext:value-type="float">
            <text:p>23404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2477" calcext:value-type="float">
            <text:p>192477</text:p>
          </table:table-cell>
          <table:table-cell office:value-type="float" office:value="235133" calcext:value-type="float">
            <text:p>235133</text:p>
          </table:table-cell>
          <table:table-cell office:value-type="float" office:value="1.148779065" calcext:value-type="float">
            <text:p>1.148779065</text:p>
          </table:table-cell>
          <table:table-cell office:value-type="float" office:value="74" calcext:value-type="float">
            <text:p>74</text:p>
          </table:table-cell>
          <table:table-cell office:value-type="float" office:value="192477" calcext:value-type="float">
            <text:p>192477</text:p>
          </table:table-cell>
          <table:table-cell office:value-type="float" office:value="235133" calcext:value-type="float">
            <text:p>23513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3922" calcext:value-type="float">
            <text:p>193922</text:p>
          </table:table-cell>
          <table:table-cell office:value-type="float" office:value="236466" calcext:value-type="float">
            <text:p>236466</text:p>
          </table:table-cell>
          <table:table-cell office:value-type="float" office:value="1.050006608" calcext:value-type="float">
            <text:p>1.050006608</text:p>
          </table:table-cell>
          <table:table-cell office:value-type="float" office:value="75" calcext:value-type="float">
            <text:p>75</text:p>
          </table:table-cell>
          <table:table-cell office:value-type="float" office:value="193922" calcext:value-type="float">
            <text:p>193922</text:p>
          </table:table-cell>
          <table:table-cell office:value-type="float" office:value="236466" calcext:value-type="float">
            <text:p>23646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7563" calcext:value-type="float">
            <text:p>197563</text:p>
          </table:table-cell>
          <table:table-cell office:value-type="float" office:value="239826" calcext:value-type="float">
            <text:p>239826</text:p>
          </table:table-cell>
          <table:table-cell office:value-type="float" office:value="1.074326028" calcext:value-type="float">
            <text:p>1.074326028</text:p>
          </table:table-cell>
          <table:table-cell office:value-type="float" office:value="76" calcext:value-type="float">
            <text:p>76</text:p>
          </table:table-cell>
          <table:table-cell office:value-type="float" office:value="197563" calcext:value-type="float">
            <text:p>197563</text:p>
          </table:table-cell>
          <table:table-cell office:value-type="float" office:value="239826" calcext:value-type="float">
            <text:p>23982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797" calcext:value-type="float">
            <text:p>200797</text:p>
          </table:table-cell>
          <table:table-cell office:value-type="float" office:value="242927" calcext:value-type="float">
            <text:p>242927</text:p>
          </table:table-cell>
          <table:table-cell office:value-type="float" office:value="1.094463337" calcext:value-type="float">
            <text:p>1.094463337</text:p>
          </table:table-cell>
          <table:table-cell office:value-type="float" office:value="77" calcext:value-type="float">
            <text:p>77</text:p>
          </table:table-cell>
          <table:table-cell office:value-type="float" office:value="200797" calcext:value-type="float">
            <text:p>200797</text:p>
          </table:table-cell>
          <table:table-cell office:value-type="float" office:value="242927" calcext:value-type="float">
            <text:p>24292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2662" calcext:value-type="float">
            <text:p>202662</text:p>
          </table:table-cell>
          <table:table-cell office:value-type="float" office:value="244651" calcext:value-type="float">
            <text:p>244651</text:p>
          </table:table-cell>
          <table:table-cell office:value-type="float" office:value="1.076079426" calcext:value-type="float">
            <text:p>1.076079426</text:p>
          </table:table-cell>
          <table:table-cell office:value-type="float" office:value="78" calcext:value-type="float">
            <text:p>78</text:p>
          </table:table-cell>
          <table:table-cell office:value-type="float" office:value="202662" calcext:value-type="float">
            <text:p>202662</text:p>
          </table:table-cell>
          <table:table-cell office:value-type="float" office:value="244651" calcext:value-type="float">
            <text:p>24465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3953" calcext:value-type="float">
            <text:p>203953</text:p>
          </table:table-cell>
          <table:table-cell office:value-type="float" office:value="245813" calcext:value-type="float">
            <text:p>245813</text:p>
          </table:table-cell>
          <table:table-cell office:value-type="float" office:value="1.065342217" calcext:value-type="float">
            <text:p>1.065342217</text:p>
          </table:table-cell>
          <table:table-cell office:value-type="float" office:value="79" calcext:value-type="float">
            <text:p>79</text:p>
          </table:table-cell>
          <table:table-cell office:value-type="float" office:value="203953" calcext:value-type="float">
            <text:p>203953</text:p>
          </table:table-cell>
          <table:table-cell office:value-type="float" office:value="245813" calcext:value-type="float">
            <text:p>24581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5275" calcext:value-type="float">
            <text:p>205275</text:p>
          </table:table-cell>
          <table:table-cell office:value-type="float" office:value="246991" calcext:value-type="float">
            <text:p>246991</text:p>
          </table:table-cell>
          <table:table-cell office:value-type="float" office:value="1.059186129" calcext:value-type="float">
            <text:p>1.059186129</text:p>
          </table:table-cell>
          <table:table-cell office:value-type="float" office:value="80" calcext:value-type="float">
            <text:p>80</text:p>
          </table:table-cell>
          <table:table-cell office:value-type="float" office:value="205275" calcext:value-type="float">
            <text:p>205275</text:p>
          </table:table-cell>
          <table:table-cell office:value-type="float" office:value="246991" calcext:value-type="float">
            <text:p>24699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7606" calcext:value-type="float">
            <text:p>207606</text:p>
          </table:table-cell>
          <table:table-cell office:value-type="float" office:value="249162" calcext:value-type="float">
            <text:p>249162</text:p>
          </table:table-cell>
          <table:table-cell office:value-type="float" office:value="1.166031826" calcext:value-type="float">
            <text:p>1.166031826</text:p>
          </table:table-cell>
          <table:table-cell office:value-type="float" office:value="81" calcext:value-type="float">
            <text:p>81</text:p>
          </table:table-cell>
          <table:table-cell office:value-type="float" office:value="207606" calcext:value-type="float">
            <text:p>207606</text:p>
          </table:table-cell>
          <table:table-cell office:value-type="float" office:value="249162" calcext:value-type="float">
            <text:p>24916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9446" calcext:value-type="float">
            <text:p>209446</text:p>
          </table:table-cell>
          <table:table-cell office:value-type="float" office:value="250878" calcext:value-type="float">
            <text:p>250878</text:p>
          </table:table-cell>
          <table:table-cell office:value-type="float" office:value="1.067140366" calcext:value-type="float">
            <text:p>1.067140366</text:p>
          </table:table-cell>
          <table:table-cell office:value-type="float" office:value="82" calcext:value-type="float">
            <text:p>82</text:p>
          </table:table-cell>
          <table:table-cell office:value-type="float" office:value="209446" calcext:value-type="float">
            <text:p>209446</text:p>
          </table:table-cell>
          <table:table-cell office:value-type="float" office:value="250878" calcext:value-type="float">
            <text:p>25087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0178" calcext:value-type="float">
            <text:p>210178</text:p>
          </table:table-cell>
          <table:table-cell office:value-type="float" office:value="251485" calcext:value-type="float">
            <text:p>251485</text:p>
          </table:table-cell>
          <table:table-cell office:value-type="float" office:value="1.092600607" calcext:value-type="float">
            <text:p>1.092600607</text:p>
          </table:table-cell>
          <table:table-cell office:value-type="float" office:value="83" calcext:value-type="float">
            <text:p>83</text:p>
          </table:table-cell>
          <table:table-cell office:value-type="float" office:value="210178" calcext:value-type="float">
            <text:p>210178</text:p>
          </table:table-cell>
          <table:table-cell office:value-type="float" office:value="251485" calcext:value-type="float">
            <text:p>25148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1586" calcext:value-type="float">
            <text:p>211586</text:p>
          </table:table-cell>
          <table:table-cell office:value-type="float" office:value="252834" calcext:value-type="float">
            <text:p>252834</text:p>
          </table:table-cell>
          <table:table-cell office:value-type="float" office:value="1.036210168" calcext:value-type="float">
            <text:p>1.036210168</text:p>
          </table:table-cell>
          <table:table-cell office:value-type="float" office:value="84" calcext:value-type="float">
            <text:p>84</text:p>
          </table:table-cell>
          <table:table-cell office:value-type="float" office:value="211586" calcext:value-type="float">
            <text:p>211586</text:p>
          </table:table-cell>
          <table:table-cell office:value-type="float" office:value="252834" calcext:value-type="float">
            <text:p>25283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4963" calcext:value-type="float">
            <text:p>214963</text:p>
          </table:table-cell>
          <table:table-cell office:value-type="float" office:value="256045" calcext:value-type="float">
            <text:p>256045</text:p>
          </table:table-cell>
          <table:table-cell office:value-type="float" office:value="1.022835252" calcext:value-type="float">
            <text:p>1.022835252</text:p>
          </table:table-cell>
          <table:table-cell office:value-type="float" office:value="85" calcext:value-type="float">
            <text:p>85</text:p>
          </table:table-cell>
          <table:table-cell office:value-type="float" office:value="214963" calcext:value-type="float">
            <text:p>214963</text:p>
          </table:table-cell>
          <table:table-cell office:value-type="float" office:value="256045" calcext:value-type="float">
            <text:p>25604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7433" calcext:value-type="float">
            <text:p>217433</text:p>
          </table:table-cell>
          <table:table-cell office:value-type="float" office:value="258361" calcext:value-type="float">
            <text:p>258361</text:p>
          </table:table-cell>
          <table:table-cell office:value-type="float" office:value="1.009084803" calcext:value-type="float">
            <text:p>1.009084803</text:p>
          </table:table-cell>
          <table:table-cell office:value-type="float" office:value="86" calcext:value-type="float">
            <text:p>86</text:p>
          </table:table-cell>
          <table:table-cell office:value-type="float" office:value="217433" calcext:value-type="float">
            <text:p>217433</text:p>
          </table:table-cell>
          <table:table-cell office:value-type="float" office:value="258361" calcext:value-type="float">
            <text:p>25836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8168" calcext:value-type="float">
            <text:p>218168</text:p>
          </table:table-cell>
          <table:table-cell office:value-type="float" office:value="259067" calcext:value-type="float">
            <text:p>259067</text:p>
          </table:table-cell>
          <table:table-cell office:value-type="float" office:value="1.131156378" calcext:value-type="float">
            <text:p>1.131156378</text:p>
          </table:table-cell>
          <table:table-cell office:value-type="float" office:value="87" calcext:value-type="float">
            <text:p>87</text:p>
          </table:table-cell>
          <table:table-cell office:value-type="float" office:value="218168" calcext:value-type="float">
            <text:p>218168</text:p>
          </table:table-cell>
          <table:table-cell office:value-type="float" office:value="259067" calcext:value-type="float">
            <text:p>25906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0752" calcext:value-type="float">
            <text:p>220752</text:p>
          </table:table-cell>
          <table:table-cell office:value-type="float" office:value="261488" calcext:value-type="float">
            <text:p>261488</text:p>
          </table:table-cell>
          <table:table-cell office:value-type="float" office:value="1.075992064" calcext:value-type="float">
            <text:p>1.075992064</text:p>
          </table:table-cell>
          <table:table-cell office:value-type="float" office:value="88" calcext:value-type="float">
            <text:p>88</text:p>
          </table:table-cell>
          <table:table-cell office:value-type="float" office:value="220752" calcext:value-type="float">
            <text:p>220752</text:p>
          </table:table-cell>
          <table:table-cell office:value-type="float" office:value="261488" calcext:value-type="float">
            <text:p>2614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1957" calcext:value-type="float">
            <text:p>221957</text:p>
          </table:table-cell>
          <table:table-cell office:value-type="float" office:value="262503" calcext:value-type="float">
            <text:p>262503</text:p>
          </table:table-cell>
          <table:table-cell office:value-type="float" office:value="1.144791758" calcext:value-type="float">
            <text:p>1.144791758</text:p>
          </table:table-cell>
          <table:table-cell office:value-type="float" office:value="89" calcext:value-type="float">
            <text:p>89</text:p>
          </table:table-cell>
          <table:table-cell office:value-type="float" office:value="221957" calcext:value-type="float">
            <text:p>221957</text:p>
          </table:table-cell>
          <table:table-cell office:value-type="float" office:value="262503" calcext:value-type="float">
            <text:p>26250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3673" calcext:value-type="float">
            <text:p>223673</text:p>
          </table:table-cell>
          <table:table-cell office:value-type="float" office:value="264062" calcext:value-type="float">
            <text:p>264062</text:p>
          </table:table-cell>
          <table:table-cell office:value-type="float" office:value="1.1064015" calcext:value-type="float">
            <text:p>1.1064015</text:p>
          </table:table-cell>
          <table:table-cell office:value-type="float" office:value="90" calcext:value-type="float">
            <text:p>90</text:p>
          </table:table-cell>
          <table:table-cell office:value-type="float" office:value="223673" calcext:value-type="float">
            <text:p>223673</text:p>
          </table:table-cell>
          <table:table-cell office:value-type="float" office:value="264062" calcext:value-type="float">
            <text:p>26406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4567" calcext:value-type="float">
            <text:p>224567</text:p>
          </table:table-cell>
          <table:table-cell office:value-type="float" office:value="264925" calcext:value-type="float">
            <text:p>264925</text:p>
          </table:table-cell>
          <table:table-cell office:value-type="float" office:value="1.009874893" calcext:value-type="float">
            <text:p>1.009874893</text:p>
          </table:table-cell>
          <table:table-cell office:value-type="float" office:value="91" calcext:value-type="float">
            <text:p>91</text:p>
          </table:table-cell>
          <table:table-cell office:value-type="float" office:value="224567" calcext:value-type="float">
            <text:p>224567</text:p>
          </table:table-cell>
          <table:table-cell office:value-type="float" office:value="264925" calcext:value-type="float">
            <text:p>26492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5567" calcext:value-type="float">
            <text:p>225567</text:p>
          </table:table-cell>
          <table:table-cell office:value-type="float" office:value="265810" calcext:value-type="float">
            <text:p>265810</text:p>
          </table:table-cell>
          <table:table-cell office:value-type="float" office:value="1.179192935" calcext:value-type="float">
            <text:p>1.179192935</text:p>
          </table:table-cell>
          <table:table-cell office:value-type="float" office:value="92" calcext:value-type="float">
            <text:p>92</text:p>
          </table:table-cell>
          <table:table-cell office:value-type="float" office:value="225567" calcext:value-type="float">
            <text:p>225567</text:p>
          </table:table-cell>
          <table:table-cell office:value-type="float" office:value="265810" calcext:value-type="float">
            <text:p>26581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7391" calcext:value-type="float">
            <text:p>227391</text:p>
          </table:table-cell>
          <table:table-cell office:value-type="float" office:value="267396" calcext:value-type="float">
            <text:p>267396</text:p>
          </table:table-cell>
          <table:table-cell office:value-type="float" office:value="1.196893613" calcext:value-type="float">
            <text:p>1.196893613</text:p>
          </table:table-cell>
          <table:table-cell office:value-type="float" office:value="93" calcext:value-type="float">
            <text:p>93</text:p>
          </table:table-cell>
          <table:table-cell office:value-type="float" office:value="227391" calcext:value-type="float">
            <text:p>227391</text:p>
          </table:table-cell>
          <table:table-cell office:value-type="float" office:value="267396" calcext:value-type="float">
            <text:p>26739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8107" calcext:value-type="float">
            <text:p>228107</text:p>
          </table:table-cell>
          <table:table-cell office:value-type="float" office:value="268075" calcext:value-type="float">
            <text:p>268075</text:p>
          </table:table-cell>
          <table:table-cell office:value-type="float" office:value="1.062663936" calcext:value-type="float">
            <text:p>1.062663936</text:p>
          </table:table-cell>
          <table:table-cell office:value-type="float" office:value="94" calcext:value-type="float">
            <text:p>94</text:p>
          </table:table-cell>
          <table:table-cell office:value-type="float" office:value="228107" calcext:value-type="float">
            <text:p>228107</text:p>
          </table:table-cell>
          <table:table-cell office:value-type="float" office:value="268075" calcext:value-type="float">
            <text:p>26807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9979" calcext:value-type="float">
            <text:p>229979</text:p>
          </table:table-cell>
          <table:table-cell office:value-type="float" office:value="269871" calcext:value-type="float">
            <text:p>269871</text:p>
          </table:table-cell>
          <table:table-cell office:value-type="float" office:value="1.099171973" calcext:value-type="float">
            <text:p>1.099171973</text:p>
          </table:table-cell>
          <table:table-cell office:value-type="float" office:value="95" calcext:value-type="float">
            <text:p>95</text:p>
          </table:table-cell>
          <table:table-cell office:value-type="float" office:value="229979" calcext:value-type="float">
            <text:p>229979</text:p>
          </table:table-cell>
          <table:table-cell office:value-type="float" office:value="269871" calcext:value-type="float">
            <text:p>26987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0625" calcext:value-type="float">
            <text:p>230625</text:p>
          </table:table-cell>
          <table:table-cell office:value-type="float" office:value="270467" calcext:value-type="float">
            <text:p>270467</text:p>
          </table:table-cell>
          <table:table-cell office:value-type="float" office:value="1.003406949" calcext:value-type="float">
            <text:p>1.003406949</text:p>
          </table:table-cell>
          <table:table-cell office:value-type="float" office:value="96" calcext:value-type="float">
            <text:p>96</text:p>
          </table:table-cell>
          <table:table-cell office:value-type="float" office:value="230625" calcext:value-type="float">
            <text:p>230625</text:p>
          </table:table-cell>
          <table:table-cell office:value-type="float" office:value="270467" calcext:value-type="float">
            <text:p>27046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0625" calcext:value-type="float">
            <text:p>230625</text:p>
          </table:table-cell>
          <table:table-cell office:value-type="float" office:value="270467" calcext:value-type="float">
            <text:p>270467</text:p>
          </table:table-cell>
          <table:table-cell office:value-type="float" office:value="1.014565758" calcext:value-type="float">
            <text:p>1.014565758</text:p>
          </table:table-cell>
          <table:table-cell office:value-type="float" office:value="97" calcext:value-type="float">
            <text:p>97</text:p>
          </table:table-cell>
          <table:table-cell office:value-type="float" office:value="230625" calcext:value-type="float">
            <text:p>230625</text:p>
          </table:table-cell>
          <table:table-cell office:value-type="float" office:value="270467" calcext:value-type="float">
            <text:p>27046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1445" calcext:value-type="float">
            <text:p>231445</text:p>
          </table:table-cell>
          <table:table-cell office:value-type="float" office:value="271247" calcext:value-type="float">
            <text:p>271247</text:p>
          </table:table-cell>
          <table:table-cell office:value-type="float" office:value="1.024193751" calcext:value-type="float">
            <text:p>1.024193751</text:p>
          </table:table-cell>
          <table:table-cell office:value-type="float" office:value="98" calcext:value-type="float">
            <text:p>98</text:p>
          </table:table-cell>
          <table:table-cell office:value-type="float" office:value="231445" calcext:value-type="float">
            <text:p>231445</text:p>
          </table:table-cell>
          <table:table-cell office:value-type="float" office:value="271247" calcext:value-type="float">
            <text:p>27124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2356" calcext:value-type="float">
            <text:p>232356</text:p>
          </table:table-cell>
          <table:table-cell office:value-type="float" office:value="272121" calcext:value-type="float">
            <text:p>272121</text:p>
          </table:table-cell>
          <table:table-cell office:value-type="float" office:value="1.093648449" calcext:value-type="float">
            <text:p>1.093648449</text:p>
          </table:table-cell>
          <table:table-cell office:value-type="float" office:value="99" calcext:value-type="float">
            <text:p>99</text:p>
          </table:table-cell>
          <table:table-cell office:value-type="float" office:value="232356" calcext:value-type="float">
            <text:p>232356</text:p>
          </table:table-cell>
          <table:table-cell office:value-type="float" office:value="272121" calcext:value-type="float">
            <text:p>27212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4458" calcext:value-type="float">
            <text:p>234458</text:p>
          </table:table-cell>
          <table:table-cell office:value-type="float" office:value="274080" calcext:value-type="float">
            <text:p>274080</text:p>
          </table:table-cell>
          <table:table-cell office:value-type="float" office:value="1.058834863" calcext:value-type="float">
            <text:p>1.058834863</text:p>
          </table:table-cell>
          <table:table-cell office:value-type="float" office:value="100" calcext:value-type="float">
            <text:p>100</text:p>
          </table:table-cell>
          <table:table-cell office:value-type="float" office:value="234458" calcext:value-type="float">
            <text:p>234458</text:p>
          </table:table-cell>
          <table:table-cell office:value-type="float" office:value="274080" calcext:value-type="float">
            <text:p>27408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4548" calcext:value-type="float">
            <text:p>234548</text:p>
          </table:table-cell>
          <table:table-cell office:value-type="float" office:value="274069" calcext:value-type="float">
            <text:p>274069</text:p>
          </table:table-cell>
          <table:table-cell office:value-type="float" office:value="1.017092852" calcext:value-type="float">
            <text:p>1.017092852</text:p>
          </table:table-cell>
          <table:table-cell office:value-type="float" office:value="101" calcext:value-type="float">
            <text:p>101</text:p>
          </table:table-cell>
          <table:table-cell office:value-type="float" office:value="234548" calcext:value-type="float">
            <text:p>234548</text:p>
          </table:table-cell>
          <table:table-cell office:value-type="float" office:value="274069" calcext:value-type="float">
            <text:p>2740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5886" calcext:value-type="float">
            <text:p>235886</text:p>
          </table:table-cell>
          <table:table-cell office:value-type="float" office:value="275384" calcext:value-type="float">
            <text:p>275384</text:p>
          </table:table-cell>
          <table:table-cell office:value-type="float" office:value="1.047121581" calcext:value-type="float">
            <text:p>1.047121581</text:p>
          </table:table-cell>
          <table:table-cell office:value-type="float" office:value="102" calcext:value-type="float">
            <text:p>102</text:p>
          </table:table-cell>
          <table:table-cell office:value-type="float" office:value="235886" calcext:value-type="float">
            <text:p>235886</text:p>
          </table:table-cell>
          <table:table-cell office:value-type="float" office:value="275384" calcext:value-type="float">
            <text:p>27538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8431" calcext:value-type="float">
            <text:p>238431</text:p>
          </table:table-cell>
          <table:table-cell office:value-type="float" office:value="277672" calcext:value-type="float">
            <text:p>277672</text:p>
          </table:table-cell>
          <table:table-cell office:value-type="float" office:value="1.03289683" calcext:value-type="float">
            <text:p>1.03289683</text:p>
          </table:table-cell>
          <table:table-cell office:value-type="float" office:value="103" calcext:value-type="float">
            <text:p>103</text:p>
          </table:table-cell>
          <table:table-cell office:value-type="float" office:value="238431" calcext:value-type="float">
            <text:p>238431</text:p>
          </table:table-cell>
          <table:table-cell office:value-type="float" office:value="277672" calcext:value-type="float">
            <text:p>27767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0020" calcext:value-type="float">
            <text:p>240020</text:p>
          </table:table-cell>
          <table:table-cell office:value-type="float" office:value="279140" calcext:value-type="float">
            <text:p>279140</text:p>
          </table:table-cell>
          <table:table-cell office:value-type="float" office:value="1.040219601" calcext:value-type="float">
            <text:p>1.040219601</text:p>
          </table:table-cell>
          <table:table-cell office:value-type="float" office:value="104" calcext:value-type="float">
            <text:p>104</text:p>
          </table:table-cell>
          <table:table-cell office:value-type="float" office:value="240020" calcext:value-type="float">
            <text:p>240020</text:p>
          </table:table-cell>
          <table:table-cell office:value-type="float" office:value="279140" calcext:value-type="float">
            <text:p>27914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0515" calcext:value-type="float">
            <text:p>240515</text:p>
          </table:table-cell>
          <table:table-cell office:value-type="float" office:value="279562" calcext:value-type="float">
            <text:p>279562</text:p>
          </table:table-cell>
          <table:table-cell office:value-type="float" office:value="1.020205339" calcext:value-type="float">
            <text:p>1.020205339</text:p>
          </table:table-cell>
          <table:table-cell office:value-type="float" office:value="105" calcext:value-type="float">
            <text:p>105</text:p>
          </table:table-cell>
          <table:table-cell office:value-type="float" office:value="240515" calcext:value-type="float">
            <text:p>240515</text:p>
          </table:table-cell>
          <table:table-cell office:value-type="float" office:value="279562" calcext:value-type="float">
            <text:p>27956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0515" calcext:value-type="float">
            <text:p>240515</text:p>
          </table:table-cell>
          <table:table-cell office:value-type="float" office:value="279562" calcext:value-type="float">
            <text:p>279562</text:p>
          </table:table-cell>
          <table:table-cell office:value-type="float" office:value="1.014676198" calcext:value-type="float">
            <text:p>1.014676198</text:p>
          </table:table-cell>
          <table:table-cell office:value-type="float" office:value="106" calcext:value-type="float">
            <text:p>106</text:p>
          </table:table-cell>
          <table:table-cell office:value-type="float" office:value="240515" calcext:value-type="float">
            <text:p>240515</text:p>
          </table:table-cell>
          <table:table-cell office:value-type="float" office:value="279562" calcext:value-type="float">
            <text:p>27956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4576" calcext:value-type="float">
            <text:p>244576</text:p>
          </table:table-cell>
          <table:table-cell office:value-type="float" office:value="283340" calcext:value-type="float">
            <text:p>283340</text:p>
          </table:table-cell>
          <table:table-cell office:value-type="float" office:value="1.084342171" calcext:value-type="float">
            <text:p>1.084342171</text:p>
          </table:table-cell>
          <table:table-cell office:value-type="float" office:value="107" calcext:value-type="float">
            <text:p>107</text:p>
          </table:table-cell>
          <table:table-cell office:value-type="float" office:value="244576" calcext:value-type="float">
            <text:p>244576</text:p>
          </table:table-cell>
          <table:table-cell office:value-type="float" office:value="283340" calcext:value-type="float">
            <text:p>28334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6220" calcext:value-type="float">
            <text:p>246220</text:p>
          </table:table-cell>
          <table:table-cell office:value-type="float" office:value="284754" calcext:value-type="float">
            <text:p>284754</text:p>
          </table:table-cell>
          <table:table-cell office:value-type="float" office:value="1.04947987" calcext:value-type="float">
            <text:p>1.04947987</text:p>
          </table:table-cell>
          <table:table-cell office:value-type="float" office:value="108" calcext:value-type="float">
            <text:p>108</text:p>
          </table:table-cell>
          <table:table-cell office:value-type="float" office:value="246220" calcext:value-type="float">
            <text:p>246220</text:p>
          </table:table-cell>
          <table:table-cell office:value-type="float" office:value="284754" calcext:value-type="float">
            <text:p>28475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9820" calcext:value-type="float">
            <text:p>249820</text:p>
          </table:table-cell>
          <table:table-cell office:value-type="float" office:value="288227" calcext:value-type="float">
            <text:p>288227</text:p>
          </table:table-cell>
          <table:table-cell office:value-type="float" office:value="1.132803361" calcext:value-type="float">
            <text:p>1.132803361</text:p>
          </table:table-cell>
          <table:table-cell office:value-type="float" office:value="109" calcext:value-type="float">
            <text:p>109</text:p>
          </table:table-cell>
          <table:table-cell office:value-type="float" office:value="249820" calcext:value-type="float">
            <text:p>249820</text:p>
          </table:table-cell>
          <table:table-cell office:value-type="float" office:value="288227" calcext:value-type="float">
            <text:p>28822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925" calcext:value-type="float">
            <text:p>250925</text:p>
          </table:table-cell>
          <table:table-cell office:value-type="float" office:value="289287" calcext:value-type="float">
            <text:p>289287</text:p>
          </table:table-cell>
          <table:table-cell office:value-type="float" office:value="1.106305868" calcext:value-type="float">
            <text:p>1.106305868</text:p>
          </table:table-cell>
          <table:table-cell office:value-type="float" office:value="110" calcext:value-type="float">
            <text:p>110</text:p>
          </table:table-cell>
          <table:table-cell office:value-type="float" office:value="250925" calcext:value-type="float">
            <text:p>250925</text:p>
          </table:table-cell>
          <table:table-cell office:value-type="float" office:value="289287" calcext:value-type="float">
            <text:p>28928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2313" calcext:value-type="float">
            <text:p>252313</text:p>
          </table:table-cell>
          <table:table-cell office:value-type="float" office:value="290624" calcext:value-type="float">
            <text:p>290624</text:p>
          </table:table-cell>
          <table:table-cell office:value-type="float" office:value="1.150463235" calcext:value-type="float">
            <text:p>1.150463235</text:p>
          </table:table-cell>
          <table:table-cell office:value-type="float" office:value="111" calcext:value-type="float">
            <text:p>111</text:p>
          </table:table-cell>
          <table:table-cell office:value-type="float" office:value="252313" calcext:value-type="float">
            <text:p>252313</text:p>
          </table:table-cell>
          <table:table-cell office:value-type="float" office:value="290624" calcext:value-type="float">
            <text:p>29062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3489" calcext:value-type="float">
            <text:p>253489</text:p>
          </table:table-cell>
          <table:table-cell office:value-type="float" office:value="291750" calcext:value-type="float">
            <text:p>291750</text:p>
          </table:table-cell>
          <table:table-cell office:value-type="float" office:value="1.111206812" calcext:value-type="float">
            <text:p>1.111206812</text:p>
          </table:table-cell>
          <table:table-cell office:value-type="float" office:value="112" calcext:value-type="float">
            <text:p>112</text:p>
          </table:table-cell>
          <table:table-cell office:value-type="float" office:value="253489" calcext:value-type="float">
            <text:p>253489</text:p>
          </table:table-cell>
          <table:table-cell office:value-type="float" office:value="291750" calcext:value-type="float">
            <text:p>29175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4280" calcext:value-type="float">
            <text:p>254280</text:p>
          </table:table-cell>
          <table:table-cell office:value-type="float" office:value="292489" calcext:value-type="float">
            <text:p>292489</text:p>
          </table:table-cell>
          <table:table-cell office:value-type="float" office:value="1.150312491" calcext:value-type="float">
            <text:p>1.150312491</text:p>
          </table:table-cell>
          <table:table-cell office:value-type="float" office:value="113" calcext:value-type="float">
            <text:p>113</text:p>
          </table:table-cell>
          <table:table-cell office:value-type="float" office:value="254280" calcext:value-type="float">
            <text:p>254280</text:p>
          </table:table-cell>
          <table:table-cell office:value-type="float" office:value="292489" calcext:value-type="float">
            <text:p>29248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5592" calcext:value-type="float">
            <text:p>255592</text:p>
          </table:table-cell>
          <table:table-cell office:value-type="float" office:value="293762" calcext:value-type="float">
            <text:p>293762</text:p>
          </table:table-cell>
          <table:table-cell office:value-type="float" office:value="1.111761958" calcext:value-type="float">
            <text:p>1.111761958</text:p>
          </table:table-cell>
          <table:table-cell office:value-type="float" office:value="114" calcext:value-type="float">
            <text:p>114</text:p>
          </table:table-cell>
          <table:table-cell office:value-type="float" office:value="255592" calcext:value-type="float">
            <text:p>255592</text:p>
          </table:table-cell>
          <table:table-cell office:value-type="float" office:value="293762" calcext:value-type="float">
            <text:p>29376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0169" calcext:value-type="float">
            <text:p>260169</text:p>
          </table:table-cell>
          <table:table-cell office:value-type="float" office:value="298242" calcext:value-type="float">
            <text:p>298242</text:p>
          </table:table-cell>
          <table:table-cell office:value-type="float" office:value="1.21388123" calcext:value-type="float">
            <text:p>1.21388123</text:p>
          </table:table-cell>
          <table:table-cell office:value-type="float" office:value="115" calcext:value-type="float">
            <text:p>115</text:p>
          </table:table-cell>
          <table:table-cell office:value-type="float" office:value="260169" calcext:value-type="float">
            <text:p>260169</text:p>
          </table:table-cell>
          <table:table-cell office:value-type="float" office:value="298242" calcext:value-type="float">
            <text:p>29824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2660" calcext:value-type="float">
            <text:p>262660</text:p>
          </table:table-cell>
          <table:table-cell office:value-type="float" office:value="300650" calcext:value-type="float">
            <text:p>300650</text:p>
          </table:table-cell>
          <table:table-cell office:value-type="float" office:value="1.20105183" calcext:value-type="float">
            <text:p>1.20105183</text:p>
          </table:table-cell>
          <table:table-cell office:value-type="float" office:value="116" calcext:value-type="float">
            <text:p>116</text:p>
          </table:table-cell>
          <table:table-cell office:value-type="float" office:value="262660" calcext:value-type="float">
            <text:p>262660</text:p>
          </table:table-cell>
          <table:table-cell office:value-type="float" office:value="300650" calcext:value-type="float">
            <text:p>30065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3301" calcext:value-type="float">
            <text:p>263301</text:p>
          </table:table-cell>
          <table:table-cell office:value-type="float" office:value="301221" calcext:value-type="float">
            <text:p>301221</text:p>
          </table:table-cell>
          <table:table-cell office:value-type="float" office:value="1.172584565" calcext:value-type="float">
            <text:p>1.172584565</text:p>
          </table:table-cell>
          <table:table-cell office:value-type="float" office:value="117" calcext:value-type="float">
            <text:p>117</text:p>
          </table:table-cell>
          <table:table-cell office:value-type="float" office:value="263301" calcext:value-type="float">
            <text:p>263301</text:p>
          </table:table-cell>
          <table:table-cell office:value-type="float" office:value="301221" calcext:value-type="float">
            <text:p>30122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5052" calcext:value-type="float">
            <text:p>265052</text:p>
          </table:table-cell>
          <table:table-cell office:value-type="float" office:value="302837" calcext:value-type="float">
            <text:p>302837</text:p>
          </table:table-cell>
          <table:table-cell office:value-type="float" office:value="1.073705623" calcext:value-type="float">
            <text:p>1.073705623</text:p>
          </table:table-cell>
          <table:table-cell office:value-type="float" office:value="118" calcext:value-type="float">
            <text:p>118</text:p>
          </table:table-cell>
          <table:table-cell office:value-type="float" office:value="265052" calcext:value-type="float">
            <text:p>265052</text:p>
          </table:table-cell>
          <table:table-cell office:value-type="float" office:value="302837" calcext:value-type="float">
            <text:p>30283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5052" calcext:value-type="float">
            <text:p>265052</text:p>
          </table:table-cell>
          <table:table-cell office:value-type="float" office:value="302837" calcext:value-type="float">
            <text:p>302837</text:p>
          </table:table-cell>
          <table:table-cell office:value-type="float" office:value="1.05580615" calcext:value-type="float">
            <text:p>1.05580615</text:p>
          </table:table-cell>
          <table:table-cell office:value-type="float" office:value="119" calcext:value-type="float">
            <text:p>119</text:p>
          </table:table-cell>
          <table:table-cell office:value-type="float" office:value="265052" calcext:value-type="float">
            <text:p>265052</text:p>
          </table:table-cell>
          <table:table-cell office:value-type="float" office:value="302837" calcext:value-type="float">
            <text:p>30283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7794" calcext:value-type="float">
            <text:p>267794</text:p>
          </table:table-cell>
          <table:table-cell office:value-type="float" office:value="305490" calcext:value-type="float">
            <text:p>305490</text:p>
          </table:table-cell>
          <table:table-cell office:value-type="float" office:value="1.121164696" calcext:value-type="float">
            <text:p>1.121164696</text:p>
          </table:table-cell>
          <table:table-cell office:value-type="float" office:value="120" calcext:value-type="float">
            <text:p>120</text:p>
          </table:table-cell>
          <table:table-cell office:value-type="float" office:value="267794" calcext:value-type="float">
            <text:p>267794</text:p>
          </table:table-cell>
          <table:table-cell office:value-type="float" office:value="305490" calcext:value-type="float">
            <text:p>30549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68063" calcext:value-type="float">
            <text:p>268063</text:p>
          </table:table-cell>
          <table:table-cell office:value-type="float" office:value="305655" calcext:value-type="float">
            <text:p>305655</text:p>
          </table:table-cell>
          <table:table-cell office:value-type="float" office:value="1.217702341" calcext:value-type="float">
            <text:p>1.217702341</text:p>
          </table:table-cell>
          <table:table-cell office:value-type="float" office:value="121" calcext:value-type="float">
            <text:p>121</text:p>
          </table:table-cell>
          <table:table-cell office:value-type="float" office:value="268063" calcext:value-type="float">
            <text:p>268063</text:p>
          </table:table-cell>
          <table:table-cell office:value-type="float" office:value="305655" calcext:value-type="float">
            <text:p>30565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1235" calcext:value-type="float">
            <text:p>271235</text:p>
          </table:table-cell>
          <table:table-cell office:value-type="float" office:value="308726" calcext:value-type="float">
            <text:p>308726</text:p>
          </table:table-cell>
          <table:table-cell office:value-type="float" office:value="1.113413627" calcext:value-type="float">
            <text:p>1.113413627</text:p>
          </table:table-cell>
          <table:table-cell office:value-type="float" office:value="122" calcext:value-type="float">
            <text:p>122</text:p>
          </table:table-cell>
          <table:table-cell office:value-type="float" office:value="271235" calcext:value-type="float">
            <text:p>271235</text:p>
          </table:table-cell>
          <table:table-cell office:value-type="float" office:value="308726" calcext:value-type="float">
            <text:p>30872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73381" calcext:value-type="float">
            <text:p>273381</text:p>
          </table:table-cell>
          <table:table-cell office:value-type="float" office:value="310851" calcext:value-type="float">
            <text:p>310851</text:p>
          </table:table-cell>
          <table:table-cell office:value-type="float" office:value="1.14385183" calcext:value-type="float">
            <text:p>1.14385183</text:p>
          </table:table-cell>
          <table:table-cell office:value-type="float" office:value="123" calcext:value-type="float">
            <text:p>123</text:p>
          </table:table-cell>
          <table:table-cell office:value-type="float" office:value="273381" calcext:value-type="float">
            <text:p>273381</text:p>
          </table:table-cell>
          <table:table-cell office:value-type="float" office:value="310851" calcext:value-type="float">
            <text:p>31085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76665" calcext:value-type="float">
            <text:p>276665</text:p>
          </table:table-cell>
          <table:table-cell office:value-type="float" office:value="314049" calcext:value-type="float">
            <text:p>314049</text:p>
          </table:table-cell>
          <table:table-cell office:value-type="float" office:value="1.21362778" calcext:value-type="float">
            <text:p>1.21362778</text:p>
          </table:table-cell>
          <table:table-cell office:value-type="float" office:value="124" calcext:value-type="float">
            <text:p>124</text:p>
          </table:table-cell>
          <table:table-cell office:value-type="float" office:value="276665" calcext:value-type="float">
            <text:p>276665</text:p>
          </table:table-cell>
          <table:table-cell office:value-type="float" office:value="314049" calcext:value-type="float">
            <text:p>31404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79323" calcext:value-type="float">
            <text:p>279323</text:p>
          </table:table-cell>
          <table:table-cell office:value-type="float" office:value="316584" calcext:value-type="float">
            <text:p>316584</text:p>
          </table:table-cell>
          <table:table-cell office:value-type="float" office:value="1.133423676" calcext:value-type="float">
            <text:p>1.133423676</text:p>
          </table:table-cell>
          <table:table-cell office:value-type="float" office:value="125" calcext:value-type="float">
            <text:p>125</text:p>
          </table:table-cell>
          <table:table-cell office:value-type="float" office:value="279323" calcext:value-type="float">
            <text:p>279323</text:p>
          </table:table-cell>
          <table:table-cell office:value-type="float" office:value="316584" calcext:value-type="float">
            <text:p>31658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9323" calcext:value-type="float">
            <text:p>279323</text:p>
          </table:table-cell>
          <table:table-cell office:value-type="float" office:value="316584" calcext:value-type="float">
            <text:p>316584</text:p>
          </table:table-cell>
          <table:table-cell office:value-type="float" office:value="1.099641118" calcext:value-type="float">
            <text:p>1.099641118</text:p>
          </table:table-cell>
          <table:table-cell office:value-type="float" office:value="126" calcext:value-type="float">
            <text:p>126</text:p>
          </table:table-cell>
          <table:table-cell office:value-type="float" office:value="279323" calcext:value-type="float">
            <text:p>279323</text:p>
          </table:table-cell>
          <table:table-cell office:value-type="float" office:value="316584" calcext:value-type="float">
            <text:p>31658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3922" calcext:value-type="float">
            <text:p>283922</text:p>
          </table:table-cell>
          <table:table-cell office:value-type="float" office:value="321007" calcext:value-type="float">
            <text:p>321007</text:p>
          </table:table-cell>
          <table:table-cell office:value-type="float" office:value="1.103685239" calcext:value-type="float">
            <text:p>1.103685239</text:p>
          </table:table-cell>
          <table:table-cell office:value-type="float" office:value="127" calcext:value-type="float">
            <text:p>127</text:p>
          </table:table-cell>
          <table:table-cell office:value-type="float" office:value="283922" calcext:value-type="float">
            <text:p>283922</text:p>
          </table:table-cell>
          <table:table-cell office:value-type="float" office:value="321007" calcext:value-type="float">
            <text:p>32100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7469" calcext:value-type="float">
            <text:p>287469</text:p>
          </table:table-cell>
          <table:table-cell office:value-type="float" office:value="324342" calcext:value-type="float">
            <text:p>324342</text:p>
          </table:table-cell>
          <table:table-cell office:value-type="float" office:value="1.101866604" calcext:value-type="float">
            <text:p>1.101866604</text:p>
          </table:table-cell>
          <table:table-cell office:value-type="float" office:value="128" calcext:value-type="float">
            <text:p>128</text:p>
          </table:table-cell>
          <table:table-cell office:value-type="float" office:value="287469" calcext:value-type="float">
            <text:p>287469</text:p>
          </table:table-cell>
          <table:table-cell office:value-type="float" office:value="324342" calcext:value-type="float">
            <text:p>32434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9116" calcext:value-type="float">
            <text:p>289116</text:p>
          </table:table-cell>
          <table:table-cell office:value-type="float" office:value="325949" calcext:value-type="float">
            <text:p>325949</text:p>
          </table:table-cell>
          <table:table-cell office:value-type="float" office:value="1.109194655" calcext:value-type="float">
            <text:p>1.109194655</text:p>
          </table:table-cell>
          <table:table-cell office:value-type="float" office:value="129" calcext:value-type="float">
            <text:p>129</text:p>
          </table:table-cell>
          <table:table-cell office:value-type="float" office:value="289116" calcext:value-type="float">
            <text:p>289116</text:p>
          </table:table-cell>
          <table:table-cell office:value-type="float" office:value="325949" calcext:value-type="float">
            <text:p>32594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9116" calcext:value-type="float">
            <text:p>289116</text:p>
          </table:table-cell>
          <table:table-cell office:value-type="float" office:value="325949" calcext:value-type="float">
            <text:p>325949</text:p>
          </table:table-cell>
          <table:table-cell office:value-type="float" office:value="1.132717191" calcext:value-type="float">
            <text:p>1.132717191</text:p>
          </table:table-cell>
          <table:table-cell office:value-type="float" office:value="130" calcext:value-type="float">
            <text:p>130</text:p>
          </table:table-cell>
          <table:table-cell office:value-type="float" office:value="289116" calcext:value-type="float">
            <text:p>289116</text:p>
          </table:table-cell>
          <table:table-cell office:value-type="float" office:value="325949" calcext:value-type="float">
            <text:p>32594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90009" calcext:value-type="float">
            <text:p>290009</text:p>
          </table:table-cell>
          <table:table-cell office:value-type="float" office:value="326751" calcext:value-type="float">
            <text:p>326751</text:p>
          </table:table-cell>
          <table:table-cell office:value-type="float" office:value="1.200876294" calcext:value-type="float">
            <text:p>1.200876294</text:p>
          </table:table-cell>
          <table:table-cell office:value-type="float" office:value="131" calcext:value-type="float">
            <text:p>131</text:p>
          </table:table-cell>
          <table:table-cell office:value-type="float" office:value="290009" calcext:value-type="float">
            <text:p>290009</text:p>
          </table:table-cell>
          <table:table-cell office:value-type="float" office:value="326751" calcext:value-type="float">
            <text:p>32675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1767" calcext:value-type="float">
            <text:p>291767</text:p>
          </table:table-cell>
          <table:table-cell office:value-type="float" office:value="328475" calcext:value-type="float">
            <text:p>328475</text:p>
          </table:table-cell>
          <table:table-cell office:value-type="float" office:value="1.15608415" calcext:value-type="float">
            <text:p>1.15608415</text:p>
          </table:table-cell>
          <table:table-cell office:value-type="float" office:value="132" calcext:value-type="float">
            <text:p>132</text:p>
          </table:table-cell>
          <table:table-cell office:value-type="float" office:value="291767" calcext:value-type="float">
            <text:p>291767</text:p>
          </table:table-cell>
          <table:table-cell office:value-type="float" office:value="328475" calcext:value-type="float">
            <text:p>32847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6936" calcext:value-type="float">
            <text:p>296936</text:p>
          </table:table-cell>
          <table:table-cell office:value-type="float" office:value="333484" calcext:value-type="float">
            <text:p>333484</text:p>
          </table:table-cell>
          <table:table-cell office:value-type="float" office:value="1.321035272" calcext:value-type="float">
            <text:p>1.321035272</text:p>
          </table:table-cell>
          <table:table-cell office:value-type="float" office:value="133" calcext:value-type="float">
            <text:p>133</text:p>
          </table:table-cell>
          <table:table-cell office:value-type="float" office:value="296936" calcext:value-type="float">
            <text:p>296936</text:p>
          </table:table-cell>
          <table:table-cell office:value-type="float" office:value="333484" calcext:value-type="float">
            <text:p>33348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96936" calcext:value-type="float">
            <text:p>296936</text:p>
          </table:table-cell>
          <table:table-cell office:value-type="float" office:value="333484" calcext:value-type="float">
            <text:p>333484</text:p>
          </table:table-cell>
          <table:table-cell office:value-type="float" office:value="1.165390838" calcext:value-type="float">
            <text:p>1.165390838</text:p>
          </table:table-cell>
          <table:table-cell office:value-type="float" office:value="134" calcext:value-type="float">
            <text:p>134</text:p>
          </table:table-cell>
          <table:table-cell office:value-type="float" office:value="296936" calcext:value-type="float">
            <text:p>296936</text:p>
          </table:table-cell>
          <table:table-cell office:value-type="float" office:value="333484" calcext:value-type="float">
            <text:p>33348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6936" calcext:value-type="float">
            <text:p>296936</text:p>
          </table:table-cell>
          <table:table-cell office:value-type="float" office:value="333484" calcext:value-type="float">
            <text:p>333484</text:p>
          </table:table-cell>
          <table:table-cell office:value-type="float" office:value="1.279420121" calcext:value-type="float">
            <text:p>1.279420121</text:p>
          </table:table-cell>
          <table:table-cell office:value-type="float" office:value="135" calcext:value-type="float">
            <text:p>135</text:p>
          </table:table-cell>
          <table:table-cell office:value-type="float" office:value="296936" calcext:value-type="float">
            <text:p>296936</text:p>
          </table:table-cell>
          <table:table-cell office:value-type="float" office:value="333484" calcext:value-type="float">
            <text:p>33348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96936" calcext:value-type="float">
            <text:p>296936</text:p>
          </table:table-cell>
          <table:table-cell office:value-type="float" office:value="333484" calcext:value-type="float">
            <text:p>333484</text:p>
          </table:table-cell>
          <table:table-cell office:value-type="float" office:value="1.274531923" calcext:value-type="float">
            <text:p>1.274531923</text:p>
          </table:table-cell>
          <table:table-cell office:value-type="float" office:value="136" calcext:value-type="float">
            <text:p>136</text:p>
          </table:table-cell>
          <table:table-cell office:value-type="float" office:value="296936" calcext:value-type="float">
            <text:p>296936</text:p>
          </table:table-cell>
          <table:table-cell office:value-type="float" office:value="333484" calcext:value-type="float">
            <text:p>33348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7366" calcext:value-type="float">
            <text:p>297366</text:p>
          </table:table-cell>
          <table:table-cell office:value-type="float" office:value="333792" calcext:value-type="float">
            <text:p>333792</text:p>
          </table:table-cell>
          <table:table-cell office:value-type="float" office:value="1.205704595" calcext:value-type="float">
            <text:p>1.205704595</text:p>
          </table:table-cell>
          <table:table-cell office:value-type="float" office:value="137" calcext:value-type="float">
            <text:p>137</text:p>
          </table:table-cell>
          <table:table-cell office:value-type="float" office:value="297366" calcext:value-type="float">
            <text:p>297366</text:p>
          </table:table-cell>
          <table:table-cell office:value-type="float" office:value="333792" calcext:value-type="float">
            <text:p>33379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8291" calcext:value-type="float">
            <text:p>298291</text:p>
          </table:table-cell>
          <table:table-cell office:value-type="float" office:value="334623" calcext:value-type="float">
            <text:p>334623</text:p>
          </table:table-cell>
          <table:table-cell office:value-type="float" office:value="1.267517948" calcext:value-type="float">
            <text:p>1.267517948</text:p>
          </table:table-cell>
          <table:table-cell office:value-type="float" office:value="138" calcext:value-type="float">
            <text:p>138</text:p>
          </table:table-cell>
          <table:table-cell office:value-type="float" office:value="298291" calcext:value-type="float">
            <text:p>298291</text:p>
          </table:table-cell>
          <table:table-cell office:value-type="float" office:value="334623" calcext:value-type="float">
            <text:p>33462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3675" calcext:value-type="float">
            <text:p>303675</text:p>
          </table:table-cell>
          <table:table-cell office:value-type="float" office:value="339830" calcext:value-type="float">
            <text:p>339830</text:p>
          </table:table-cell>
          <table:table-cell office:value-type="float" office:value="1.345663098" calcext:value-type="float">
            <text:p>1.345663098</text:p>
          </table:table-cell>
          <table:table-cell office:value-type="float" office:value="139" calcext:value-type="float">
            <text:p>139</text:p>
          </table:table-cell>
          <table:table-cell office:value-type="float" office:value="303675" calcext:value-type="float">
            <text:p>303675</text:p>
          </table:table-cell>
          <table:table-cell office:value-type="float" office:value="339830" calcext:value-type="float">
            <text:p>33983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3675" calcext:value-type="float">
            <text:p>303675</text:p>
          </table:table-cell>
          <table:table-cell office:value-type="float" office:value="339830" calcext:value-type="float">
            <text:p>339830</text:p>
          </table:table-cell>
          <table:table-cell office:value-type="float" office:value="1.304810876" calcext:value-type="float">
            <text:p>1.304810876</text:p>
          </table:table-cell>
          <table:table-cell office:value-type="float" office:value="140" calcext:value-type="float">
            <text:p>140</text:p>
          </table:table-cell>
          <table:table-cell office:value-type="float" office:value="303675" calcext:value-type="float">
            <text:p>303675</text:p>
          </table:table-cell>
          <table:table-cell office:value-type="float" office:value="339830" calcext:value-type="float">
            <text:p>33983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03675" calcext:value-type="float">
            <text:p>303675</text:p>
          </table:table-cell>
          <table:table-cell office:value-type="float" office:value="339830" calcext:value-type="float">
            <text:p>339830</text:p>
          </table:table-cell>
          <table:table-cell office:value-type="float" office:value="1.321263223" calcext:value-type="float">
            <text:p>1.321263223</text:p>
          </table:table-cell>
          <table:table-cell office:value-type="float" office:value="141" calcext:value-type="float">
            <text:p>141</text:p>
          </table:table-cell>
          <table:table-cell office:value-type="float" office:value="303675" calcext:value-type="float">
            <text:p>303675</text:p>
          </table:table-cell>
          <table:table-cell office:value-type="float" office:value="339830" calcext:value-type="float">
            <text:p>33983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8606" calcext:value-type="float">
            <text:p>308606</text:p>
          </table:table-cell>
          <table:table-cell office:value-type="float" office:value="344562" calcext:value-type="float">
            <text:p>344562</text:p>
          </table:table-cell>
          <table:table-cell office:value-type="float" office:value="1.314940546" calcext:value-type="float">
            <text:p>1.314940546</text:p>
          </table:table-cell>
          <table:table-cell office:value-type="float" office:value="142" calcext:value-type="float">
            <text:p>142</text:p>
          </table:table-cell>
          <table:table-cell office:value-type="float" office:value="308606" calcext:value-type="float">
            <text:p>308606</text:p>
          </table:table-cell>
          <table:table-cell office:value-type="float" office:value="344562" calcext:value-type="float">
            <text:p>34456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08606" calcext:value-type="float">
            <text:p>308606</text:p>
          </table:table-cell>
          <table:table-cell office:value-type="float" office:value="344562" calcext:value-type="float">
            <text:p>344562</text:p>
          </table:table-cell>
          <table:table-cell office:value-type="float" office:value="1.213463073" calcext:value-type="float">
            <text:p>1.213463073</text:p>
          </table:table-cell>
          <table:table-cell office:value-type="float" office:value="143" calcext:value-type="float">
            <text:p>143</text:p>
          </table:table-cell>
          <table:table-cell office:value-type="float" office:value="308606" calcext:value-type="float">
            <text:p>308606</text:p>
          </table:table-cell>
          <table:table-cell office:value-type="float" office:value="344562" calcext:value-type="float">
            <text:p>34456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09843" calcext:value-type="float">
            <text:p>309843</text:p>
          </table:table-cell>
          <table:table-cell office:value-type="float" office:value="345716" calcext:value-type="float">
            <text:p>345716</text:p>
          </table:table-cell>
          <table:table-cell office:value-type="float" office:value="1.346782319" calcext:value-type="float">
            <text:p>1.346782319</text:p>
          </table:table-cell>
          <table:table-cell office:value-type="float" office:value="144" calcext:value-type="float">
            <text:p>144</text:p>
          </table:table-cell>
          <table:table-cell office:value-type="float" office:value="309843" calcext:value-type="float">
            <text:p>309843</text:p>
          </table:table-cell>
          <table:table-cell office:value-type="float" office:value="345716" calcext:value-type="float">
            <text:p>34571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12768" calcext:value-type="float">
            <text:p>312768</text:p>
          </table:table-cell>
          <table:table-cell office:value-type="float" office:value="348354" calcext:value-type="float">
            <text:p>348354</text:p>
          </table:table-cell>
          <table:table-cell office:value-type="float" office:value="1.285741135" calcext:value-type="float">
            <text:p>1.285741135</text:p>
          </table:table-cell>
          <table:table-cell office:value-type="float" office:value="145" calcext:value-type="float">
            <text:p>145</text:p>
          </table:table-cell>
          <table:table-cell office:value-type="float" office:value="312768" calcext:value-type="float">
            <text:p>312768</text:p>
          </table:table-cell>
          <table:table-cell office:value-type="float" office:value="348354" calcext:value-type="float">
            <text:p>34835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12768" calcext:value-type="float">
            <text:p>312768</text:p>
          </table:table-cell>
          <table:table-cell office:value-type="float" office:value="348354" calcext:value-type="float">
            <text:p>348354</text:p>
          </table:table-cell>
          <table:table-cell office:value-type="float" office:value="1.22538232" calcext:value-type="float">
            <text:p>1.22538232</text:p>
          </table:table-cell>
          <table:table-cell office:value-type="float" office:value="146" calcext:value-type="float">
            <text:p>146</text:p>
          </table:table-cell>
          <table:table-cell office:value-type="float" office:value="312768" calcext:value-type="float">
            <text:p>312768</text:p>
          </table:table-cell>
          <table:table-cell office:value-type="float" office:value="348354" calcext:value-type="float">
            <text:p>34835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15354" calcext:value-type="float">
            <text:p>315354</text:p>
          </table:table-cell>
          <table:table-cell office:value-type="float" office:value="350901" calcext:value-type="float">
            <text:p>350901</text:p>
          </table:table-cell>
          <table:table-cell office:value-type="float" office:value="1.36718201" calcext:value-type="float">
            <text:p>1.36718201</text:p>
          </table:table-cell>
          <table:table-cell office:value-type="float" office:value="147" calcext:value-type="float">
            <text:p>147</text:p>
          </table:table-cell>
          <table:table-cell office:value-type="float" office:value="315354" calcext:value-type="float">
            <text:p>315354</text:p>
          </table:table-cell>
          <table:table-cell office:value-type="float" office:value="350901" calcext:value-type="float">
            <text:p>35090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5354" calcext:value-type="float">
            <text:p>315354</text:p>
          </table:table-cell>
          <table:table-cell office:value-type="float" office:value="350901" calcext:value-type="float">
            <text:p>350901</text:p>
          </table:table-cell>
          <table:table-cell office:value-type="float" office:value="1.308307198" calcext:value-type="float">
            <text:p>1.308307198</text:p>
          </table:table-cell>
          <table:table-cell office:value-type="float" office:value="148" calcext:value-type="float">
            <text:p>148</text:p>
          </table:table-cell>
          <table:table-cell office:value-type="float" office:value="315354" calcext:value-type="float">
            <text:p>315354</text:p>
          </table:table-cell>
          <table:table-cell office:value-type="float" office:value="350901" calcext:value-type="float">
            <text:p>35090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17088" calcext:value-type="float">
            <text:p>317088</text:p>
          </table:table-cell>
          <table:table-cell office:value-type="float" office:value="352554" calcext:value-type="float">
            <text:p>352554</text:p>
          </table:table-cell>
          <table:table-cell office:value-type="float" office:value="1.308075858" calcext:value-type="float">
            <text:p>1.308075858</text:p>
          </table:table-cell>
          <table:table-cell office:value-type="float" office:value="149" calcext:value-type="float">
            <text:p>149</text:p>
          </table:table-cell>
          <table:table-cell office:value-type="float" office:value="317088" calcext:value-type="float">
            <text:p>317088</text:p>
          </table:table-cell>
          <table:table-cell office:value-type="float" office:value="352554" calcext:value-type="float">
            <text:p>35255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4015" calcext:value-type="float">
            <text:p>324015</text:p>
          </table:table-cell>
          <table:table-cell office:value-type="float" office:value="359321" calcext:value-type="float">
            <text:p>359321</text:p>
          </table:table-cell>
          <table:table-cell office:value-type="float" office:value="1.260397028" calcext:value-type="float">
            <text:p>1.260397028</text:p>
          </table:table-cell>
          <table:table-cell office:value-type="float" office:value="150" calcext:value-type="float">
            <text:p>150</text:p>
          </table:table-cell>
          <table:table-cell office:value-type="float" office:value="324015" calcext:value-type="float">
            <text:p>324015</text:p>
          </table:table-cell>
          <table:table-cell office:value-type="float" office:value="359321" calcext:value-type="float">
            <text:p>3593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8T17:53:47.395732582</dc:date>
    <meta:editing-duration>PT6M8S</meta:editing-duration>
    <meta:editing-cycles>1</meta:editing-cycles>
    <meta:document-statistic meta:table-count="1" meta:cell-count="3143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4cm" svg:y="4.148cm" style:legend-expansion="high" chart:style-name="ch2"/>
        <chart:plot-area chart:style-name="ch3" table:cell-range-address="output.A2:output.A150 output.D2:output.D150" svg:x="0.32cm" svg:y="0.18cm" svg:width="13.844cm" svg:height="8.64cm">
          <chartooo:coordinate-region svg:x="1.418cm" svg:y="0.379cm" svg:width="12.4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D2:output.D150" chart:class="chart:scatter">
            <chart:domain table:cell-range-address="output.A2:output.A150"/>
            <chart:data-point chart:repeated="1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put.A2:output.A150</svg:desc>
                </draw:g>
              </table:table-cell>
              <table:table-cell office:value-type="float" office:value="0.011377332">
                <text:p>0.011377332</text:p>
                <draw:g>
                  <svg:desc>output.D2:output.D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045672">
                <text:p>0.01045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631696700000001">
                <text:p>0.006316967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6379955">
                <text:p>0.006379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0641600700000001">
                <text:p>0.006416007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05064065">
                <text:p>0.005064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02055996">
                <text:p>0.002055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2824566">
                <text:p>0.002824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201918">
                <text:p>0.00201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02196646">
                <text:p>0.00219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02129855">
                <text:p>0.002129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01998871">
                <text:p>0.001998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03041605">
                <text:p>0.003041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02004954">
                <text:p>0.002004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02204551">
                <text:p>0.002204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02104641">
                <text:p>0.002104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03682165">
                <text:p>0.003682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3130965">
                <text:p>0.003130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03748401">
                <text:p>0.0037484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02248932">
                <text:p>0.002248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02600122">
                <text:p>0.002600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002729749">
                <text:p>0.002729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002262873">
                <text:p>0.002262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003759596">
                <text:p>0.003759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003391425">
                <text:p>0.003391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002262546">
                <text:p>0.002262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007059324">
                <text:p>0.007059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00222719">
                <text:p>0.00222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02702612">
                <text:p>0.002702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02646703">
                <text:p>0.002646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00254791900000001">
                <text:p>0.002547919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002811342">
                <text:p>0.002811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002545952">
                <text:p>0.002545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002542465">
                <text:p>0.002542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005215634">
                <text:p>0.005215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002483918">
                <text:p>0.0024839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002566377">
                <text:p>0.0025663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00437347300000001">
                <text:p>0.004373473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00255544">
                <text:p>0.00255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02611267">
                <text:p>0.0026112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00394588">
                <text:p>0.00394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00267021700000001">
                <text:p>0.002670217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002825514">
                <text:p>0.002825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002732553">
                <text:p>0.002732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003432707">
                <text:p>0.0034327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002493191">
                <text:p>0.0024931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02961183">
                <text:p>0.002961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029759">
                <text:p>0.00297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02697897">
                <text:p>0.002697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02808568">
                <text:p>0.0028085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002712442">
                <text:p>0.0027124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02590606">
                <text:p>0.002590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002538251">
                <text:p>0.0025382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00332111">
                <text:p>0.00332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0260519">
                <text:p>0.002605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02601272">
                <text:p>0.0026012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02459215">
                <text:p>0.002459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02553715">
                <text:p>0.002553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02515529">
                <text:p>0.0025155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03577571">
                <text:p>0.003577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05342565">
                <text:p>0.0053425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02426037">
                <text:p>0.002426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02889723">
                <text:p>0.002889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03213378">
                <text:p>0.003213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03843269">
                <text:p>0.003843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0259447600000001">
                <text:p>0.002594476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03235468">
                <text:p>0.003235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05942006">
                <text:p>0.005942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03869224">
                <text:p>0.0038692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06852745">
                <text:p>0.0068527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03852959">
                <text:p>0.0038529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09009268">
                <text:p>0.009009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03857209">
                <text:p>0.003857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04208905">
                <text:p>0.004208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0732843599999999">
                <text:p>0.007328435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09027798">
                <text:p>0.0090277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03756665">
                <text:p>0.0037566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03857702">
                <text:p>0.0038577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03804767">
                <text:p>0.0038047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05348719">
                <text:p>0.0053487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03976431">
                <text:p>0.0039764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06513427">
                <text:p>0.006513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03825468">
                <text:p>0.0038254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03860539">
                <text:p>0.0038605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04322919">
                <text:p>0.004322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03795083">
                <text:p>0.0037950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06253986">
                <text:p>0.0062539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0644760899999999">
                <text:p>0.006447608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03839711">
                <text:p>0.0038397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0581718599999999">
                <text:p>0.005817185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03924282">
                <text:p>0.0039242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03835987">
                <text:p>0.0038359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10416126">
                <text:p>0.010416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05360619">
                <text:p>0.005360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0436494500000001">
                <text:p>0.004364945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03930201">
                <text:p>0.0039302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05401938">
                <text:p>0.0054019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0382125799999999">
                <text:p>0.003821257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00584790900000001">
                <text:p>0.005847909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005806834">
                <text:p>0.0058068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007617968">
                <text:p>0.0076179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005997554">
                <text:p>0.0059975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005924601">
                <text:p>0.0059246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00576225800000001">
                <text:p>0.005762258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006051477">
                <text:p>0.0060514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005883133">
                <text:p>0.0058831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005889128">
                <text:p>0.005889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006429881">
                <text:p>0.0064298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006001932">
                <text:p>0.0060019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00580283600000001">
                <text:p>0.00580283600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005947841">
                <text:p>0.0059478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00744336900000001">
                <text:p>0.007443369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007310127">
                <text:p>0.0073101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00608663700000001">
                <text:p>0.006086637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00600377000000001">
                <text:p>0.00600377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005833889">
                <text:p>0.0058338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00828701">
                <text:p>0.008287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005865231">
                <text:p>0.0058652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005869497">
                <text:p>0.0058694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0580869700000001">
                <text:p>0.005808697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00825813500000002">
                <text:p>0.008258135000000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005925556">
                <text:p>0.005925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005796927">
                <text:p>0.0057969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006145346">
                <text:p>0.0061453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006137309">
                <text:p>0.0061373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00800799999999999">
                <text:p>0.0080079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006358421">
                <text:p>0.0063584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007330973">
                <text:p>0.0073309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00741573999999999">
                <text:p>0.00741573999999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006179523">
                <text:p>0.0061795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00674824">
                <text:p>0.006748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00705521900000001">
                <text:p>0.007055219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005915483">
                <text:p>0.0059154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006112855">
                <text:p>0.0061128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00841864800000002">
                <text:p>0.00841864800000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0589835">
                <text:p>0.005898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005791851">
                <text:p>0.0057918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00781093500000001">
                <text:p>0.007810935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00677458500000001">
                <text:p>0.006774585000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05745036">
                <text:p>0.0057450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00768934700000001">
                <text:p>0.007689347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00601089800000001">
                <text:p>0.006010898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00799651599999999">
                <text:p>0.00799651599999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006151658">
                <text:p>0.0061516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012440346">
                <text:p>0.0124403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010048492">
                <text:p>0.0100484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005939165">
                <text:p>0.0059391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00776533699999999">
                <text:p>0.00776533699999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00691215700000001">
                <text:p>0.006912157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4cm" svg:y="4.148cm" style:legend-expansion="high" chart:style-name="ch2"/>
        <chart:plot-area chart:style-name="ch3" table:cell-range-address="output.A152:output.A300 output.D152:output.D300" svg:x="1.349cm" svg:y="0.258cm" svg:width="13.392cm" svg:height="8.64cm">
          <chartooo:coordinate-region svg:x="1.442cm" svg:y="0.458cm" svg:width="12.38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output.D152:output.D300" chart:class="chart:scatter">
            <chart:domain table:cell-range-address="output.A152:output.A300"/>
            <chart:data-point chart:repeated="1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put.A152:output.A300</svg:desc>
                </draw:g>
              </table:table-cell>
              <table:table-cell office:value-type="float" office:value="0.068400157">
                <text:p>0.068400157</text:p>
                <draw:g>
                  <svg:desc>output.D152:output.D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705683749999999">
                <text:p>0.070568374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3627319">
                <text:p>0.0636273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60105063">
                <text:p>0.060105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56181041">
                <text:p>0.056181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523479890000001">
                <text:p>0.052347989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58694754">
                <text:p>0.058694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49991339">
                <text:p>0.049991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45280173">
                <text:p>0.045280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46538313">
                <text:p>0.046538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492609079999999">
                <text:p>0.049260907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41279368">
                <text:p>0.041279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408701700000001">
                <text:p>0.04087017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413508520000001">
                <text:p>0.041350852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413464619999999">
                <text:p>0.041346461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44525448">
                <text:p>0.044525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4633867">
                <text:p>0.04633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45255104">
                <text:p>0.045255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41398928">
                <text:p>0.041398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46633385">
                <text:p>0.046633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39714622">
                <text:p>0.0397146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041675321">
                <text:p>0.041675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0416159169999999">
                <text:p>0.041615916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0407197320000001">
                <text:p>0.040719732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040410635">
                <text:p>0.040410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0433338540000001">
                <text:p>0.043333854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040320502">
                <text:p>0.0403205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038557549">
                <text:p>0.0385575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376001989999999">
                <text:p>0.037600198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38990227">
                <text:p>0.0389902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0378025200000001">
                <text:p>0.03780252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038101274">
                <text:p>0.038101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03815927">
                <text:p>0.038159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043280689">
                <text:p>0.043280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043882128">
                <text:p>0.043882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044761981">
                <text:p>0.044761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04888304">
                <text:p>0.048883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04849431">
                <text:p>0.04849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053781694">
                <text:p>0.053781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47701695">
                <text:p>0.047701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044067479">
                <text:p>0.044067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055135003">
                <text:p>0.055135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0483963500000001">
                <text:p>0.04839635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050243053">
                <text:p>0.0502430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048953629">
                <text:p>0.0489536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051514738">
                <text:p>0.051514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49493239">
                <text:p>0.0494932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53275838">
                <text:p>0.0532758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544376550000001">
                <text:p>0.054437655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53116035">
                <text:p>0.053116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053231202">
                <text:p>0.053231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5348128">
                <text:p>0.053481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051276607">
                <text:p>0.051276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0523136669999999">
                <text:p>0.052313666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56861528">
                <text:p>0.0568615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54296884">
                <text:p>0.0542968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54463214">
                <text:p>0.0544632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55506681">
                <text:p>0.0555066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551569989999999">
                <text:p>0.055156998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51424639">
                <text:p>0.0514246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5118676">
                <text:p>0.051186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559785990000001">
                <text:p>0.055978599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55107907">
                <text:p>0.055107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65543476">
                <text:p>0.065543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68153931">
                <text:p>0.0681539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62812633">
                <text:p>0.0628126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58459983">
                <text:p>0.0584599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67514957">
                <text:p>0.067514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61268992">
                <text:p>0.0612689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61283554">
                <text:p>0.061283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56351677">
                <text:p>0.056351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6107653">
                <text:p>0.061076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62922135">
                <text:p>0.062922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605015030000001">
                <text:p>0.060501503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54392156">
                <text:p>0.0543921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560778510000001">
                <text:p>0.056077851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54635175">
                <text:p>0.054635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557832959999999">
                <text:p>0.055783295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64266847">
                <text:p>0.0642668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640352569999999">
                <text:p>0.064035256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59168958">
                <text:p>0.0591689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595025049999999">
                <text:p>0.059502504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610131830000001">
                <text:p>0.061013183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59513349">
                <text:p>0.0595133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59117715">
                <text:p>0.059117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593758439999999">
                <text:p>0.059375843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57837504">
                <text:p>0.0578375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59583012">
                <text:p>0.0595830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60232414">
                <text:p>0.0602324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673395589999999">
                <text:p>0.067339558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61025508">
                <text:p>0.0610255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593788260000001">
                <text:p>0.059378826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543654450000001">
                <text:p>0.054365445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536475310000001">
                <text:p>0.053647531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54056818">
                <text:p>0.054056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59160084">
                <text:p>0.059160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56783478">
                <text:p>0.056783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57366424">
                <text:p>0.0573664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055762567">
                <text:p>0.0557625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0621114840000001">
                <text:p>0.062111484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0608205949999999">
                <text:p>0.060820594999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060775312">
                <text:p>0.0607753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0688511839999999">
                <text:p>0.0688511839999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064406216">
                <text:p>0.0644062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0625610010000001">
                <text:p>0.062561001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061930966">
                <text:p>0.0619309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068099007">
                <text:p>0.0680990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0682749180000001">
                <text:p>0.0682749180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068029167">
                <text:p>0.0680291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06403262">
                <text:p>0.064032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0695756359999999">
                <text:p>0.069575635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0842024650000001">
                <text:p>0.084202465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0810756489999999">
                <text:p>0.081075648999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074801712">
                <text:p>0.074801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069157484">
                <text:p>0.0691574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0696936220000001">
                <text:p>0.069693622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079356152">
                <text:p>0.0793561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078919221">
                <text:p>0.0789192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0767787359999999">
                <text:p>0.076778735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765409809999999">
                <text:p>0.0765409809999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074872373">
                <text:p>0.0748723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0696073590000001">
                <text:p>0.069607359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073249906">
                <text:p>0.0732499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0768811610000001">
                <text:p>0.076881161000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0853546439999999">
                <text:p>0.08535464399999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0827475509999999">
                <text:p>0.082747550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075943145">
                <text:p>0.075943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082640674">
                <text:p>0.0826406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075749312">
                <text:p>0.075749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082355265">
                <text:p>0.0823552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0847922250000001">
                <text:p>0.0847922250000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084828713">
                <text:p>0.0848287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091452374">
                <text:p>0.0914523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0856665580000001">
                <text:p>0.085666558000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082487779">
                <text:p>0.0824877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8045705">
                <text:p>0.08045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076899379">
                <text:p>0.0768993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0776274580000001">
                <text:p>0.077627458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079779048">
                <text:p>0.079779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850764049999999">
                <text:p>0.0850764049999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0904710889999999">
                <text:p>0.0904710889999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08521371">
                <text:p>0.085213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083099636">
                <text:p>0.0830996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0928217459999999">
                <text:p>0.092821745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0942640670000001">
                <text:p>0.094264067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090985563">
                <text:p>0.0909855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0914665559999999">
                <text:p>0.09146655599999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0922964850000001">
                <text:p>0.092296485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0909078520000002">
                <text:p>0.0909078520000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4cm" svg:y="4.148cm" style:legend-expansion="high" chart:style-name="ch2"/>
        <chart:plot-area chart:style-name="ch3" table:cell-range-address="output.A302:output.A450 output.D302:output.D450" svg:x="0.32cm" svg:y="0.18cm" svg:width="13.844cm" svg:height="8.64cm">
          <chartooo:coordinate-region svg:x="1.047cm" svg:y="0.379cm" svg:width="12.8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D302:output.D450" chart:class="chart:scatter">
            <chart:domain table:cell-range-address="output.A302:output.A450"/>
            <chart:data-point chart:repeated="1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put.A302:output.A450</svg:desc>
                </draw:g>
              </table:table-cell>
              <table:table-cell office:value-type="float" office:value="1.183868661">
                <text:p>1.183868661</text:p>
                <draw:g>
                  <svg:desc>output.D302:output.D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66594878">
                <text:p>1.066594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053254758">
                <text:p>1.053254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026051166">
                <text:p>1.026051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036765927">
                <text:p>1.036765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.01548049">
                <text:p>1.01548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039195389">
                <text:p>1.039195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030848999">
                <text:p>1.030848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985312148999999">
                <text:p>0.985312148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939406504">
                <text:p>0.939406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975474505">
                <text:p>0.975474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944921279000001">
                <text:p>0.944921279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932845051000001">
                <text:p>0.932845051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936106944">
                <text:p>0.9361069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942889127">
                <text:p>0.942889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888451124">
                <text:p>0.888451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917902309">
                <text:p>0.917902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8917359">
                <text:p>0.89173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885734948000001">
                <text:p>0.885734948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876669130999999">
                <text:p>0.876669130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869591692">
                <text:p>0.8695916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867825768">
                <text:p>0.867825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876542054">
                <text:p>0.8765420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921429867999999">
                <text:p>0.921429867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882128683">
                <text:p>0.8821286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961204569999999">
                <text:p>0.96120456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966749188000001">
                <text:p>0.966749188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911993464">
                <text:p>0.911993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915666933999999">
                <text:p>0.915666933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918823527">
                <text:p>0.918823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890705101999999">
                <text:p>0.890705101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883849171000001">
                <text:p>0.883849171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934107728">
                <text:p>0.9341077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926282537">
                <text:p>0.9262825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955551138000001">
                <text:p>0.955551138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942695344999999">
                <text:p>0.942695344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908136040999999">
                <text:p>0.908136040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86860671">
                <text:p>0.86860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868232474999999">
                <text:p>0.868232474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931691760000001">
                <text:p>0.93169176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937114357">
                <text:p>0.9371143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922425105">
                <text:p>0.922425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911410538000001">
                <text:p>0.911410538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929016325">
                <text:p>0.9290163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925379853">
                <text:p>0.9253798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901116929">
                <text:p>0.9011169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.032854628">
                <text:p>1.032854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.020089953">
                <text:p>1.0200899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924950703000001">
                <text:p>0.924950703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947629231999999">
                <text:p>0.947629231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988579924">
                <text:p>0.9885799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928789304">
                <text:p>0.928789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.022133836">
                <text:p>1.022133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993557700000001">
                <text:p>0.9935577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.022760247">
                <text:p>1.0227602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1.011510867">
                <text:p>1.0115108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.035973332">
                <text:p>1.0359733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968899119">
                <text:p>0.968899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954572131">
                <text:p>0.954572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.057591431">
                <text:p>1.0575914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962199531999999">
                <text:p>0.962199531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042081716">
                <text:p>1.042081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966631347">
                <text:p>0.966631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996975118999999">
                <text:p>0.996975118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1.077112233">
                <text:p>1.077112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1.029613657">
                <text:p>1.0296136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1.001773225">
                <text:p>1.001773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989196698">
                <text:p>0.9891966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.019732039">
                <text:p>1.0197320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.113363389">
                <text:p>1.113363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.10615448">
                <text:p>1.10615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1.106544477">
                <text:p>1.1065444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1.148779065">
                <text:p>1.148779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.050006608">
                <text:p>1.0500066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.074326028">
                <text:p>1.074326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1.094463337">
                <text:p>1.0944633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.076079426">
                <text:p>1.0760794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.065342217">
                <text:p>1.0653422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.059186129">
                <text:p>1.0591861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.166031826">
                <text:p>1.1660318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067140366">
                <text:p>1.0671403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.092600607">
                <text:p>1.092600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.036210168">
                <text:p>1.036210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1.022835252">
                <text:p>1.022835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.009084803">
                <text:p>1.0090848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.131156378">
                <text:p>1.131156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1.075992064">
                <text:p>1.0759920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.144791758">
                <text:p>1.1447917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1.1064015">
                <text:p>1.1064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1.009874893">
                <text:p>1.0098748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1.179192935">
                <text:p>1.179192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1.196893613">
                <text:p>1.1968936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1.062663936">
                <text:p>1.0626639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.099171973">
                <text:p>1.0991719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.003406949">
                <text:p>1.0034069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1.014565758">
                <text:p>1.0145657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.024193751">
                <text:p>1.0241937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.093648449">
                <text:p>1.093648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.058834863">
                <text:p>1.0588348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.017092852">
                <text:p>1.0170928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.047121581">
                <text:p>1.0471215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.03289683">
                <text:p>1.032896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.040219601">
                <text:p>1.0402196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.020205339">
                <text:p>1.0202053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.014676198">
                <text:p>1.0146761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.084342171">
                <text:p>1.0843421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.04947987">
                <text:p>1.049479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.132803361">
                <text:p>1.1328033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.106305868">
                <text:p>1.1063058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.150463235">
                <text:p>1.150463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.111206812">
                <text:p>1.1112068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.150312491">
                <text:p>1.1503124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.111761958">
                <text:p>1.1117619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.21388123">
                <text:p>1.213881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.20105183">
                <text:p>1.201051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.172584565">
                <text:p>1.1725845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.073705623">
                <text:p>1.0737056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.05580615">
                <text:p>1.055806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.121164696">
                <text:p>1.1211646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.217702341">
                <text:p>1.2177023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.113413627">
                <text:p>1.1134136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.14385183">
                <text:p>1.143851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.21362778">
                <text:p>1.213627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.133423676">
                <text:p>1.1334236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.099641118">
                <text:p>1.0996411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.103685239">
                <text:p>1.1036852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.101866604">
                <text:p>1.1018666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.109194655">
                <text:p>1.1091946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.132717191">
                <text:p>1.1327171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.200876294">
                <text:p>1.2008762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.15608415">
                <text:p>1.156084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.321035272">
                <text:p>1.3210352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.165390838">
                <text:p>1.1653908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.279420121">
                <text:p>1.279420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.274531923">
                <text:p>1.2745319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.205704595">
                <text:p>1.2057045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.267517948">
                <text:p>1.2675179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.345663098">
                <text:p>1.345663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.304810876">
                <text:p>1.304810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.321263223">
                <text:p>1.3212632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.314940546">
                <text:p>1.3149405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.213463073">
                <text:p>1.2134630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.346782319">
                <text:p>1.3467823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.285741135">
                <text:p>1.2857411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.22538232">
                <text:p>1.225382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.36718201">
                <text:p>1.367182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.308307198">
                <text:p>1.3083071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.308075858">
                <text:p>1.3080758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.260397028">
                <text:p>1.2603970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